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3.588cm"/>
    </style:style>
    <style:style style:name="co4" style:family="table-column">
      <style:table-column-properties fo:break-before="auto" style:column-width="12.942cm"/>
    </style:style>
    <style:style style:name="co5" style:family="table-column">
      <style:table-column-properties fo:break-before="auto" style:column-width="14.25cm"/>
    </style:style>
    <style:style style:name="co6" style:family="table-column">
      <style:table-column-properties fo:break-before="auto" style:column-width="15.586cm"/>
    </style:style>
    <style:style style:name="co7" style:family="table-column">
      <style:table-column-properties fo:break-before="auto" style:column-width="8.102cm"/>
    </style:style>
    <style:style style:name="co8" style:family="table-column">
      <style:table-column-properties fo:break-before="auto" style:column-width="1.755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3.679cm"/>
    </style:style>
    <style:style style:name="co14" style:family="table-column">
      <style:table-column-properties fo:break-before="auto" style:column-width="1.886cm"/>
    </style:style>
    <style:style style:name="co15" style:family="table-column">
      <style:table-column-properties fo:break-before="auto" style:column-width="3.745cm"/>
    </style:style>
    <style:style style:name="co48" style:family="table-column">
      <style:table-column-properties fo:break-before="auto" style:column-width="11.031cm"/>
    </style:style>
    <style:style style:name="co49" style:family="table-column">
      <style:table-column-properties fo:break-before="auto" style:column-width="20.047cm"/>
    </style:style>
    <style:style style:name="co50" style:family="table-column">
      <style:table-column-properties fo:break-before="auto" style:column-width="18.332cm"/>
    </style:style>
    <style:style style:name="co51" style:family="table-column">
      <style:table-column-properties fo:break-before="auto" style:column-width="10.901cm"/>
    </style:style>
    <style:style style:name="co5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4.377cm"/>
    </style:style>
    <style:style style:name="co22" style:family="table-column">
      <style:table-column-properties fo:break-before="auto" style:column-width="10.403cm"/>
    </style:style>
    <style:style style:name="co23" style:family="table-column">
      <style:table-column-properties fo:break-before="auto" style:column-width="8.285cm"/>
    </style:style>
    <style:style style:name="co24" style:family="table-column">
      <style:table-column-properties fo:break-before="auto" style:column-width="1.884cm"/>
    </style:style>
    <style:style style:name="co25" style:family="table-column">
      <style:table-column-properties fo:break-before="auto" style:column-width="8.913cm"/>
    </style:style>
    <style:style style:name="co26" style:family="table-column">
      <style:table-column-properties fo:break-before="auto" style:column-width="12.393cm"/>
    </style:style>
    <style:style style:name="co27" style:family="table-column">
      <style:table-column-properties fo:break-before="auto" style:column-width="13.309cm"/>
    </style:style>
    <style:style style:name="co28" style:family="table-column">
      <style:table-column-properties fo:break-before="auto" style:column-width="11.215cm"/>
    </style:style>
    <style:style style:name="co34" style:family="table-column">
      <style:table-column-properties fo:break-before="auto" style:column-width="12.719cm"/>
    </style:style>
    <style:style style:name="co35" style:family="table-column">
      <style:table-column-properties fo:break-before="auto" style:column-width="21.172cm"/>
    </style:style>
    <style:style style:name="co36" style:family="table-column">
      <style:table-column-properties fo:break-before="auto" style:column-width="15.782cm"/>
    </style:style>
    <style:style style:name="co37" style:family="table-column">
      <style:table-column-properties fo:break-before="auto" style:column-width="10.43cm"/>
    </style:style>
    <style:style style:name="co38" style:family="table-column">
      <style:table-column-properties fo:break-before="auto" style:column-width="2.096cm"/>
    </style:style>
    <style:style style:name="co39" style:family="table-column">
      <style:table-column-properties fo:break-before="auto" style:column-width="13.335cm"/>
    </style:style>
    <style:style style:name="co40" style:family="table-column">
      <style:table-column-properties fo:break-before="auto" style:column-width="20.544cm"/>
    </style:style>
    <style:style style:name="co41" style:family="table-column">
      <style:table-column-properties fo:break-before="auto" style:column-width="17.194cm"/>
    </style:style>
    <style:style style:name="co42" style:family="table-column">
      <style:table-column-properties fo:break-before="auto" style:column-width="6.662cm"/>
    </style:style>
    <style:style style:name="co43" style:family="table-column">
      <style:table-column-properties fo:break-before="auto" style:column-width="3.51cm"/>
    </style:style>
    <style:style style:name="co44" style:family="table-column">
      <style:table-column-properties fo:break-before="auto" style:column-width="6.452cm"/>
    </style:style>
    <style:style style:name="co45" style:family="table-column">
      <style:table-column-properties fo:break-before="auto" style:column-width="6.766cm"/>
    </style:style>
    <style:style style:name="co46" style:family="table-column">
      <style:table-column-properties fo:break-before="auto" style:column-width="9.488cm"/>
    </style:style>
    <style:style style:name="co47" style:family="table-column">
      <style:table-column-properties fo:break-before="auto" style:column-width="4.267cm"/>
    </style:style>
    <style:style style:name="co53" style:family="table-column">
      <style:table-column-properties fo:break-before="auto" style:column-width="1.909cm"/>
    </style:style>
    <style:style style:name="co54" style:family="table-column">
      <style:table-column-properties fo:break-before="auto" style:column-width="3.914cm"/>
    </style:style>
    <style:style style:name="co55" style:family="table-column">
      <style:table-column-properties fo:break-before="auto" style:column-width="9.396cm"/>
    </style:style>
    <style:style style:name="co56" style:family="table-column">
      <style:table-column-properties fo:break-before="auto" style:column-width="13.19cm"/>
    </style:style>
    <style:style style:name="co57" style:family="table-column">
      <style:table-column-properties fo:break-before="auto" style:column-width="19.2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6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itaux (1)" table:style-name="ta1">
        <table:table-column table:style-name="co1" table:default-cell-style-name="ce43"/>
        <table:table-column table:style-name="co2" table:default-cell-style-name="ce47"/>
        <table:table-column table:style-name="co3" table:default-cell-style-name="Default"/>
        <table:table-column table:style-name="co2" table:default-cell-style-name="ce47"/>
        <table:table-column table:style-name="co4" table:default-cell-style-name="Default"/>
        <table:table-column table:style-name="co2" table:default-cell-style-name="ce47"/>
        <table:table-column table:style-name="co5" table:default-cell-style-name="Default"/>
        <table:table-column table:style-name="co2" table:default-cell-style-name="ce47"/>
        <table:table-column table:style-name="co6" table:default-cell-style-name="Default"/>
        <table:table-column table:style-name="co2" table:default-cell-style-name="ce47"/>
        <table:table-column table:style-name="co7" table:default-cell-style-name="Default"/>
        <table:table-column table:style-name="co8" table:default-cell-style-name="ce47"/>
        <table:table-column table:style-name="co9" table:default-cell-style-name="Default"/>
        <table:table-column table:style-name="co10" table:default-cell-style-name="ce47"/>
        <table:table-column table:style-name="co11" table:default-cell-style-name="Default"/>
        <table:table-column table:style-name="co10" table:default-cell-style-name="ce47"/>
        <table:table-column table:style-name="co12" table:default-cell-style-name="Default"/>
        <table:table-row table:style-name="ro1">
          <table:table-cell table:style-name="ce35" office:value-type="string" calcext:value-type="string">
            <text:p>N°Compte</text:p>
          </table:table-cell>
          <table:table-cell table:style-name="ce44" office:value-type="string" calcext:value-type="string">
            <text:p>COL-1</text:p>
          </table:table-cell>
          <table:table-cell table:style-name="ce48" table:formula="of:=CONCATENATE(&quot;Description&quot;;&quot; &quot;;[.B1])" office:value-type="string" office:string-value="Description COL-1" calcext:value-type="string">
            <text:p>Description COL-1</text:p>
          </table:table-cell>
          <table:table-cell table:style-name="ce48" office:value-type="string" calcext:value-type="string">
            <text:p>COL-2</text:p>
          </table:table-cell>
          <table:table-cell table:style-name="ce48" table:formula="of:=CONCATENATE(&quot;Description&quot;;&quot; &quot;;[.D1])" office:value-type="string" office:string-value="Description COL-2" calcext:value-type="string">
            <text:p>Description COL-2</text:p>
          </table:table-cell>
          <table:table-cell table:style-name="ce48" office:value-type="string" calcext:value-type="string">
            <text:p>COL-3</text:p>
          </table:table-cell>
          <table:table-cell table:style-name="ce48" office:value-type="string" calcext:value-type="string">
            <text:p>Description COL-3</text:p>
          </table:table-cell>
          <table:table-cell table:style-name="ce48" office:value-type="string" calcext:value-type="string">
            <text:p>COL-4</text:p>
          </table:table-cell>
          <table:table-cell table:style-name="ce48" office:value-type="string" calcext:value-type="string">
            <text:p>Description COL-4</text:p>
          </table:table-cell>
          <table:table-cell table:style-name="ce48" office:value-type="string" calcext:value-type="string">
            <text:p>COL-5</text:p>
          </table:table-cell>
          <table:table-cell table:style-name="ce48" office:value-type="string" calcext:value-type="string">
            <text:p>Description COL-5</text:p>
          </table:table-cell>
          <table:table-cell table:style-name="ce48" office:value-type="string" calcext:value-type="string">
            <text:p>COL-6</text:p>
          </table:table-cell>
          <table:table-cell table:style-name="ce48" office:value-type="string" calcext:value-type="string">
            <text:p>Description COL-6</text:p>
          </table:table-cell>
          <table:table-cell table:style-name="ce48" office:value-type="string" calcext:value-type="string">
            <text:p>COL-7</text:p>
          </table:table-cell>
          <table:table-cell table:style-name="ce48" office:value-type="string" calcext:value-type="string">
            <text:p>Description COL-7</text:p>
          </table:table-cell>
          <table:table-cell table:style-name="ce48" office:value-type="string" calcext:value-type="string">
            <text:p>COL-8</text:p>
          </table:table-cell>
          <table:table-cell table:style-name="ce44" office:value-type="string" calcext:value-type="string">
            <text:p>Description COL-8</text:p>
          </table:table-cell>
        </table:table-row>
        <table:table-row table:style-name="ro1">
          <table:table-cell table:style-name="ce42" table:formula="of:=CONCATENATE([.B2];[.D2];[.F2];[.H2];[.J2];[.L2];[.N2];[.P2])" office:value-type="string" office:string-value="1---xxxx" calcext:value-type="string">
            <text:p>1--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];[.D3];[.F3];[.H3];[.J3];[.L3];[.N3];[.P3])" office:value-type="string" office:string-value="10--xxxx" calcext:value-type="string">
            <text:p>10-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];[.D4];[.F4];[.H4];[.J4];[.L4];[.N4];[.P4])" office:value-type="string" office:string-value="101-xxxx" calcext:value-type="string">
            <text:p>101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capita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5];[.D5];[.F5];[.H5];[.J5];[.L5];[.N5];[.P5])" office:value-type="string" office:string-value="1011xxxx" calcext:value-type="string">
            <text:p>1011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capita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apital souscris – non appelé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6];[.D6];[.F6];[.H6];[.J6];[.L6];[.N6];[.P6])" office:value-type="string" office:string-value="1012xxxx" calcext:value-type="string">
            <text:p>1012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capital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apital souscris – appelé, non versé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7];[.D7];[.F7];[.H7];[.J7];[.L7];[.N7];[.P7])" office:value-type="string" office:string-value="1013xxxx" calcext:value-type="string">
            <text:p>1013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capital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apital souscris – appelé, versé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8];[.D8];[.F8];[.H8];[.J8];[.L8];[.N8];[.P8])" office:value-type="string" office:string-value="1018xxxx" calcext:value-type="string">
            <text:p>101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capital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capital souscris soumis a des réglementations particuliè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9];[.D9];[.F9];[.H9];[.J9];[.L9];[.N9];[.P9])" office:value-type="string" office:string-value="102xxxxx" calcext:value-type="string">
            <text:p>102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<text:s/>fonds fiduciai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0];[.D10];[.F10];[.H10];[.J10];[.L10];[.N10];[.P10])" office:value-type="string" office:string-value="104-xxxx" calcext:value-type="string">
            <text:p>104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imes liées au capital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1];[.D11];[.F11];[.H11];[.J11];[.L11];[.N11];[.P11])" office:value-type="string" office:string-value="1041xxxx" calcext:value-type="string">
            <text:p>1041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imes liées au capital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ime d’émission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2];[.D12];[.F12];[.H12];[.J12];[.L12];[.N12];[.P12])" office:value-type="string" office:string-value="1042xxxx" calcext:value-type="string">
            <text:p>1042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imes liées au capital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ime d’apport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3];[.D13];[.F13];[.H13];[.J13];[.L13];[.N13];[.P13])" office:value-type="string" office:string-value="1043xxxx" calcext:value-type="string">
            <text:p>1043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imes liées au capital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primes de conversion d’obligations en ac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4];[.D14];[.F14];[.H14];[.J14];[.L14];[.N14];[.P14])" office:value-type="string" office:string-value="1044xxxx" calcext:value-type="string">
            <text:p>1044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imes liées au capital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bons de souscription d’ac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5];[.D15];[.F15];[.H15];[.J15];[.L15];[.N15];[.P15])" office:value-type="string" office:string-value="105xxxxx" calcext:value-type="string">
            <text:p>105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carts de réévaluation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6];[.D16];[.F16];[.H16];[.J16];[.L16];[.N16];[.P16])" office:value-type="string" office:string-value="106-xxxx" calcext:value-type="string">
            <text:p>106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éserv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7];[.D17];[.F17];[.H17];[.J17];[.L17];[.N17];[.P17])" office:value-type="string" office:string-value="1061xxxx" calcext:value-type="string">
            <text:p>1061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éserve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réserves légal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8];[.D18];[.F18];[.H18];[.J18];[.L18];[.N18];[.P18])" office:value-type="string" office:string-value="1062xxxx" calcext:value-type="string">
            <text:p>1062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éserves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réserves indisponibl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19];[.D19];[.F19];[.H19];[.J19];[.L19];[.N19];[.P19])" office:value-type="string" office:string-value="1063xxxx" calcext:value-type="string">
            <text:p>1063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éserves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réserves statutaires ou contractuel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20];[.D20];[.F20];[.H20];[.J20];[.L20];[.N20];[.P20])" office:value-type="string" office:string-value="1064xxxx" calcext:value-type="string">
            <text:p>1064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éserve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réserves réglementées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21];[.D21];[.F21];[.H21];[.J21];[.L21];[.N21];[.P21])" office:value-type="string" office:string-value="1068xxxx" calcext:value-type="string">
            <text:p>106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éserve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autres réserv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22];[.D22];[.F22];[.H22];[.J22];[.L22];[.N22];[.P22])" office:value-type="string" office:string-value="107xxxxx" calcext:value-type="string">
            <text:p>107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écart d’équivalenc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23];[.D23];[.F23];[.H23];[.J23];[.L23];[.N23];[.P23])" office:value-type="string" office:string-value="108xxxxx" calcext:value-type="string">
            <text:p>108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<text:s/>compta d’exploitant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24];[.D24];[.F24];[.H24];[.J24];[.L24];[.N24];[.P24])" office:value-type="string" office:string-value="109xxxxx" calcext:value-type="string">
            <text:p>109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capital et réserve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actionnaires : capital souscrit- non appelé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25];[.D25];[.F25];[.H25];[.J25];[.L25];[.N25];[.P25])" office:value-type="string" office:string-value="11-xxxxx" calcext:value-type="string">
            <text:p>11-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Report a nouveau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42" table:formula="of:=CONCATENATE([.B26];[.D26];[.F26];[.H26];[.J26];[.L26];[.N26];[.P26])" office:value-type="string" office:string-value="110xxxxx" calcext:value-type="string">
            <text:p>110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Report a nouveau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report a nouveau -solde créditeur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27];[.D27];[.F27];[.H27];[.J27];[.L27];[.N27];[.P27])" office:value-type="string" office:string-value="119xxxxx" calcext:value-type="string">
            <text:p>119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Report a nouveau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report a nouveau- solde débiteur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28];[.D28];[.F28];[.H28];[.J28];[.L28];[.N28];[.P28])" office:value-type="string" office:string-value="12--xxxx" calcext:value-type="string">
            <text:p>12-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résultat de l’exercice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29];[.D29];[.F29];[.H29];[.J29];[.L29];[.N29];[.P29])" office:value-type="string" office:string-value="120-xxxx" calcext:value-type="string">
            <text:p>120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résultat de l’exercice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résultat de l’exercice – bénéfic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0];[.D30];[.F30];[.H30];[.J30];[.L30];[.N30];[.P30])" office:value-type="string" office:string-value="1209xxxx" calcext:value-type="string">
            <text:p>1209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résultat de l’exercice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résultat de l’exercice – bénéfices </text:p>
          </table:table-cell>
          <table:table-cell table:style-name="ce51" office:value-type="float" office:value="9" calcext:value-type="float">
            <text:p>9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1];[.D31];[.F31];[.H31];[.J31];[.L31];[.N31];[.P31])" office:value-type="string" office:string-value="129xxxxx" calcext:value-type="string">
            <text:p>129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résultat de l’exercice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ésultat de l’exercice – pert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2];[.D32];[.F32];[.H32];[.J32];[.L32];[.N32];[.P32])" office:value-type="string" office:string-value="13--xxxx" calcext:value-type="string">
            <text:p>13-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subvention d’investissement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3];[.D33];[.F33];[.H33];[.J33];[.L33];[.N33];[.P33])" office:value-type="string" office:string-value="131xxxxx" calcext:value-type="string">
            <text:p>131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subvention d’investissement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subvention d’investissement octroyé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4];[.D34];[.F34];[.H34];[.J34];[.L34];[.N34];[.P34])" office:value-type="string" office:string-value="139xxxxx" calcext:value-type="string">
            <text:p>139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subvention d’investissement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subvention d’investissement inscrites au compte de résultat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5];[.D35];[.F35];[.H35];[.J35];[.L35];[.N35];[.P35])" office:value-type="string" office:string-value="14-xxxxx" calcext:value-type="string">
            <text:p>14-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provisions réglementé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6];[.D36];[.F36];[.H36];[.J36];[.L36];[.N36];[.P36])" office:value-type="string" office:string-value="143xxxxx" calcext:value-type="string">
            <text:p>143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provisions réglementés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provisions réglementées pour hausse des prix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7];[.D37];[.F37];[.H37];[.J37];[.L37];[.N37];[.P37])" office:value-type="string" office:string-value="145xxxxx" calcext:value-type="string">
            <text:p>145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provisions réglementé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amortissement dérogatoi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8];[.D38];[.F38];[.H38];[.J38];[.L38];[.N38];[.P38])" office:value-type="string" office:string-value="148xxxxx" calcext:value-type="string">
            <text:p>148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provisions réglementé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autres provisions réglementé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39];[.D39];[.F39];[.H39];[.J39];[.L39];[.N39];[.P39])" office:value-type="string" office:string-value="15--xxxx" calcext:value-type="string">
            <text:p>15-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0];[.D40];[.F40];[.H40];[.J40];[.L40];[.N40];[.P40])" office:value-type="string" office:string-value="151-xxxx" calcext:value-type="string">
            <text:p>151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visions pour risque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1];[.D41];[.F41];[.H41];[.J41];[.L41];[.N41];[.P41])" office:value-type="string" office:string-value="1511xxxx" calcext:value-type="string">
            <text:p>1511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visions pour risque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<text:s/>provisions pour litig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2];[.D42];[.F42];[.H42];[.J42];[.L42];[.N42];[.P42])" office:value-type="string" office:string-value="1512xxxx" calcext:value-type="string">
            <text:p>1512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visions pour risque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garanties données aux clien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3];[.D43];[.F43];[.H43];[.J43];[.L43];[.N43];[.P43])" office:value-type="string" office:string-value="1514xxxx" calcext:value-type="string">
            <text:p>1514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visions pour risque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provisions pour amendes et pénalité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4];[.D44];[.F44];[.H44];[.J44];[.L44];[.N44];[.P44])" office:value-type="string" office:string-value="1515xxxx" calcext:value-type="string">
            <text:p>1515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visions pour risque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 pour pertes de chang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5];[.D45];[.F45];[.H45];[.J45];[.L45];[.N45];[.P45])" office:value-type="string" office:string-value="1516xxxx" calcext:value-type="string">
            <text:p>1516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visions pour risque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provisions pour pertes de contrat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6];[.D46];[.F46];[.H46];[.J46];[.L46];[.N46];[.P46])" office:value-type="string" office:string-value="1518xxxx" calcext:value-type="string">
            <text:p>151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visions pour risqu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autres provisions pour risqu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7];[.D47];[.F47];[.H47];[.J47];[.L47];[.N47];[.P47])" office:value-type="string" office:string-value="152-xxxx" calcext:value-type="string">
            <text:p>152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charg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8];[.D48];[.F48];[.H48];[.J48];[.L48];[.N48];[.P48])" office:value-type="string" office:string-value="1521xxxx" calcext:value-type="string">
            <text:p>1521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charge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visions pour pensions et obligations similai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49];[.D49];[.F49];[.H49];[.J49];[.L49];[.N49];[.P49])" office:value-type="string" office:string-value="1522xxxx" calcext:value-type="string">
            <text:p>1522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charges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restructura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0];[.D50];[.F50];[.H50];[.J50];[.L50];[.N50];[.P50])" office:value-type="string" office:string-value="1523xxxx" calcext:value-type="string">
            <text:p>1523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charges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provisions pour impo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1];[.D51];[.F51];[.H51];[.J51];[.L51];[.N51];[.P51])" office:value-type="string" office:string-value="1524xxxx" calcext:value-type="string">
            <text:p>1524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charge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provisions pour renouvellement des immobilisations- entreprise concessionnai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2];[.D52];[.F52];[.H52];[.J52];[.L52];[.N52];[.P52])" office:value-type="string" office:string-value="1525xxxx" calcext:value-type="string">
            <text:p>1525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charge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 pour gros entretien ou grandes révis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3];[.D53];[.F53];[.H53];[.J53];[.L53];[.N53];[.P53])" office:value-type="string" office:string-value="1526xxxx" calcext:value-type="string">
            <text:p>1526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charges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provisions pour remise en état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4];[.D54];[.F54];[.H54];[.J54];[.L54];[.N54];[.P54])" office:value-type="string" office:string-value="1527xxxx" calcext:value-type="string">
            <text:p>1527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visions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provisions pour charge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autres provisions pour charg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5];[.D55];[.F55];[.H55];[.J55];[.L55];[.N55];[.P55])" office:value-type="string" office:string-value="16---xxx" calcext:value-type="string">
            <text:p>16---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6];[.D56];[.F56];[.H56];[.J56];[.L56];[.N56];[.P56])" office:value-type="string" office:string-value="161-xxxx" calcext:value-type="string">
            <text:p>161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emprunts obligataires convertibl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7];[.D57];[.F57];[.H57];[.J57];[.L57];[.N57];[.P57])" office:value-type="string" office:string-value="1618xxxx" calcext:value-type="string">
            <text:p>161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emprunts obligataires convertible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emprunts obligataires convertibl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8];[.D58];[.F58];[.H58];[.J58];[.L58];[.N58];[.P58])" office:value-type="string" office:string-value="162xxxxx" calcext:value-type="string">
            <text:p>162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obligations représentatives de passifs nets remis en fiduci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59];[.D59];[.F59];[.H59];[.J59];[.L59];[.N59];[.P59])" office:value-type="string" office:string-value="163-xxxx" calcext:value-type="string">
            <text:p>163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autres emprunts obligataires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0];[.D60];[.F60];[.H60];[.J60];[.L60];[.N60];[.P60])" office:value-type="string" office:string-value="1638xxxx" calcext:value-type="string">
            <text:p>163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autres emprunts obligataires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autres emprunts obligatai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1];[.D61];[.F61];[.H61];[.J61];[.L61];[.N61];[.P61])" office:value-type="string" office:string-value="164-xxxx" calcext:value-type="string">
            <text:p>164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emprunts auprès des établissement de crédit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2];[.D62];[.F62];[.H62];[.J62];[.L62];[.N62];[.P62])" office:value-type="string" office:string-value="1648xxxx" calcext:value-type="string">
            <text:p>164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emprunts auprès des établissement de créd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emprunts auprès des établissements de crédi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3];[.D63];[.F63];[.H63];[.J63];[.L63];[.N63];[.P63])" office:value-type="string" office:string-value="165-xxxx" calcext:value-type="string">
            <text:p>165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dépôts et cautionnements reçu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4];[.D64];[.F64];[.H64];[.J64];[.L64];[.N64];[.P64])" office:value-type="string" office:string-value="1651xxxx" calcext:value-type="string">
            <text:p>1651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dépôts et cautionnements reçu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épô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5];[.D65];[.F65];[.H65];[.J65];[.L65];[.N65];[.P65])" office:value-type="string" office:string-value="1655xxxx" calcext:value-type="string">
            <text:p>1655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dépôts et cautionnements reçu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cautionnemen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6];[.D66];[.F66];[.H66];[.J66];[.L66];[.N66];[.P66])" office:value-type="string" office:string-value="1658xxxx" calcext:value-type="string">
            <text:p>165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dépôts et cautionnements reçu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dépôts et cautionnements reçu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7];[.D67];[.F67];[.H67];[.J67];[.L67];[.N67];[.P67])" office:value-type="string" office:string-value="166-xxxx" calcext:value-type="string">
            <text:p>166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participations des salariés aux résultat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8];[.D68];[.F68];[.H68];[.J68];[.L68];[.N68];[.P68])" office:value-type="string" office:string-value="1661xxxx" calcext:value-type="string">
            <text:p>1661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participations des salariés aux résultat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comptes bloqué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69];[.D69];[.F69];[.H69];[.J69];[.L69];[.N69];[.P69])" office:value-type="string" office:string-value="1662xxxx" calcext:value-type="string">
            <text:p>1662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participations des salariés aux résultats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fonds de participa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0];[.D70];[.F70];[.H70];[.J70];[.L70];[.N70];[.P70])" office:value-type="string" office:string-value="1668xxxx" calcext:value-type="string">
            <text:p>166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participations des salariés aux résulta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participation des salariés aux résulta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1];[.D71];[.F71];[.H71];[.J71];[.L71];[.N71];[.P71])" office:value-type="string" office:string-value="167-xxxx" calcext:value-type="string">
            <text:p>167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emprunts et dettes assortis de conditions particulièr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2];[.D72];[.F72];[.H72];[.J72];[.L72];[.N72];[.P72])" office:value-type="string" office:string-value="1671-xxx" calcext:value-type="string">
            <text:p>1671-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emprunts et dettes assortis de conditions particulière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émissions de titres participatif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3];[.D73];[.F73];[.H73];[.J73];[.L73];[.N73];[.P73])" office:value-type="string" office:string-value="16718xxx" calcext:value-type="string">
            <text:p>16718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emprunts et dettes assortis de conditions particulière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émissions de titres participatif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titres de participa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4];[.D74];[.F74];[.H74];[.J74];[.L74];[.N74];[.P74])" office:value-type="string" office:string-value="1674-xxx" calcext:value-type="string">
            <text:p>1674-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emprunts et dettes assortis de conditions particulière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avances conditionnées de l’état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5];[.D75];[.F75];[.H75];[.J75];[.L75];[.N75];[.P75])" office:value-type="string" office:string-value="16748xxx" calcext:value-type="string">
            <text:p>16748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emprunts et dettes assortis de conditions particulière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avances conditionnées de l’état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avance conditionné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6];[.D76];[.F76];[.H76];[.J76];[.L76];[.N76];[.P76])" office:value-type="string" office:string-value="1675-xxx" calcext:value-type="string">
            <text:p>1675-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emprunts et dettes assortis de conditions particulière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emprunts participatif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7];[.D77];[.F77];[.H77];[.J77];[.L77];[.N77];[.P77])" office:value-type="string" office:string-value="16758xxx" calcext:value-type="string">
            <text:p>16758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emprunts et dettes assortis de conditions particulière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emprunts participatif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emprunts participatif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8];[.D78];[.F78];[.H78];[.J78];[.L78];[.N78];[.P78])" office:value-type="string" office:string-value="168-xxxx" calcext:value-type="string">
            <text:p>168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autres emprunts et dettes assimilé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79];[.D79];[.F79];[.H79];[.J79];[.L79];[.N79];[.P79])" office:value-type="string" office:string-value="1681xxxx" calcext:value-type="string">
            <text:p>1681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autres emprunts et dettes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autres emprun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0];[.D80];[.F80];[.H80];[.J80];[.L80];[.N80];[.P80])" office:value-type="string" office:string-value="1685xxxx" calcext:value-type="string">
            <text:p>1685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autres emprunts et dettes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rentes viagères capitalisé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1];[.D81];[.F81];[.H81];[.J81];[.L81];[.N81];[.P81])" office:value-type="string" office:string-value="1687xxxx" calcext:value-type="string">
            <text:p>1687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autres emprunts et dettes assimilé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autres dett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2];[.D82];[.F82];[.H82];[.J82];[.L82];[.N82];[.P82])" office:value-type="string" office:string-value="1688xxxx" calcext:value-type="string">
            <text:p>1688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autres emprunts et dettes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térêts courus sur autres emprunts et dettes assimilé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3];[.D83];[.F83];[.H83];[.J83];[.L83];[.N83];[.P83])" office:value-type="string" office:string-value="169xxxxx" calcext:value-type="string">
            <text:p>169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emprunts et dettes assimilé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primes de remboursement des emprun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4];[.D84];[.F84];[.H84];[.J84];[.L84];[.N84];[.P84])" office:value-type="string" office:string-value="17--xxxx" calcext:value-type="string">
            <text:p>17-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dettes rattachées à des participation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5];[.D85];[.F85];[.H85];[.J85];[.L85];[.N85];[.P85])" office:value-type="string" office:string-value="171xxxxx" calcext:value-type="string">
            <text:p>171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dettes rattachées à des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ettes rattachées à des participations – group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6];[.D86];[.F86];[.H86];[.J86];[.L86];[.N86];[.P86])" office:value-type="string" office:string-value="174xxxxx" calcext:value-type="string">
            <text:p>174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dettes rattachées à des participation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dettes rattachées a des participations – hors group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7];[.D87];[.F87];[.H87];[.J87];[.L87];[.N87];[.P87])" office:value-type="string" office:string-value="178xxxxx" calcext:value-type="string">
            <text:p>178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dettes rattachées à des participation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dettes rattachées à des sociétés en participa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8];[.D88];[.F88];[.H88];[.J88];[.L88];[.N88];[.P88])" office:value-type="string" office:string-value="18--xxxx" calcext:value-type="string">
            <text:p>18--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comptes de liaison des établissements et sociétés en participation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89];[.D89];[.F89];[.H89];[.J89];[.L89];[.N89];[.P89])" office:value-type="string" office:string-value="181xxxxx" calcext:value-type="string">
            <text:p>181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comptes de liaison des établissements et sociétés en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comptes de liaison des établissemen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90];[.D90];[.F90];[.H90];[.J90];[.L90];[.N90];[.P90])" office:value-type="string" office:string-value="186xxxxx" calcext:value-type="string">
            <text:p>186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comptes de liaison des établissements et sociétés en participations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biens et prestations de services échangés entre établissements – charg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91];[.D91];[.F91];[.H91];[.J91];[.L91];[.N91];[.P91])" office:value-type="string" office:string-value="187xxxxx" calcext:value-type="string">
            <text:p>187xxxxx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capitaux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comptes de liaison des établissements et sociétés en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biens et prestation de service échangés entre établissements produi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</table:table-row>
        <table:table-row table:style-name="ro1">
          <table:table-cell table:style-name="ce42" table:formula="of:=CONCATENATE([.B92];[.D92];[.F92];[.H92];[.J92];[.L92];[.N92];[.P92])" office:value-type="string" office:string-value="188xxxxx" calcext:value-type="string">
            <text:p>188xxxxx</text:p>
          </table:table-cell>
          <table:table-cell table:style-name="ce46" office:value-type="float" office:value="1" calcext:value-type="float">
            <text:p>1</text:p>
          </table:table-cell>
          <table:table-cell table:style-name="ce50" office:value-type="string" calcext:value-type="string">
            <text:p>capitaux 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string" calcext:value-type="string">
            <text:p>comptes de liaison des établissements et sociétés en participations 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string" calcext:value-type="string">
            <text:p>comptes de liaison des sociétés en participation</text:p>
          </table:table-cell>
          <table:table-cell table:style-name="ce52" office:value-type="string" calcext:value-type="string">
            <text:p>x</text:p>
          </table:table-cell>
          <table:table-cell table:style-name="ce50"/>
          <table:table-cell table:style-name="ce52" office:value-type="string" calcext:value-type="string">
            <text:p>x</text:p>
          </table:table-cell>
          <table:table-cell table:style-name="ce50"/>
          <table:table-cell table:style-name="ce52" office:value-type="string" calcext:value-type="string">
            <text:p>x</text:p>
          </table:table-cell>
          <table:table-cell table:style-name="ce50"/>
          <table:table-cell table:style-name="ce52" office:value-type="string" calcext:value-type="string">
            <text:p>x</text:p>
          </table:table-cell>
          <table:table-cell table:style-name="ce50"/>
          <table:table-cell table:style-name="ce52" office:value-type="string" calcext:value-type="string">
            <text:p>x</text:p>
          </table:table-cell>
          <table:table-cell table:style-name="ce50"/>
        </table:table-row>
        <table:table-row table:style-name="ro2" table:number-rows-repeated="104848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Immobilisation (2)" table:style-name="ta1">
        <table:table-column table:style-name="co14" table:default-cell-style-name="ce55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48" table:default-cell-style-name="Default"/>
        <table:table-column table:style-name="co2" table:default-cell-style-name="ce47"/>
        <table:table-column table:style-name="co49" table:default-cell-style-name="Default"/>
        <table:table-column table:style-name="co2" table:default-cell-style-name="ce47"/>
        <table:table-column table:style-name="co50" table:default-cell-style-name="Default"/>
        <table:table-column table:style-name="co2" table:default-cell-style-name="ce47"/>
        <table:table-column table:style-name="co51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52" table:number-columns-repeated="16367" table:default-cell-style-name="Default"/>
        <table:table-row table:style-name="ro1">
          <table:table-cell table:style-name="ce42" office:value-type="string" calcext:value-type="string">
            <text:p>N°Compte</text:p>
          </table:table-cell>
          <table:table-cell table:style-name="ce44" office:value-type="string" calcext:value-type="string">
            <text:p>COL-1</text:p>
          </table:table-cell>
          <table:table-cell table:style-name="ce56" table:formula="of:=CONCATENATE(&quot;Description&quot;;&quot; &quot;;[.B1])" office:value-type="string" office:string-value="Description COL-1" calcext:value-type="string">
            <text:p>Description COL-1</text:p>
          </table:table-cell>
          <table:table-cell table:style-name="ce48" office:value-type="string" calcext:value-type="string">
            <text:p>COL-2</text:p>
          </table:table-cell>
          <table:table-cell table:style-name="ce56" table:formula="of:=CONCATENATE(&quot;Description&quot;;&quot; &quot;;[.D1])" office:value-type="string" office:string-value="Description COL-2" calcext:value-type="string">
            <text:p>Description COL-2</text:p>
          </table:table-cell>
          <table:table-cell table:style-name="ce48" office:value-type="string" calcext:value-type="string">
            <text:p>COL-3</text:p>
          </table:table-cell>
          <table:table-cell table:style-name="ce56" office:value-type="string" calcext:value-type="string">
            <text:p>Description COL-3</text:p>
          </table:table-cell>
          <table:table-cell table:style-name="ce48" office:value-type="string" calcext:value-type="string">
            <text:p>COL-4</text:p>
          </table:table-cell>
          <table:table-cell table:style-name="ce56" office:value-type="string" calcext:value-type="string">
            <text:p>Description COL-4</text:p>
          </table:table-cell>
          <table:table-cell table:style-name="ce48" office:value-type="string" calcext:value-type="string">
            <text:p>COL-5</text:p>
          </table:table-cell>
          <table:table-cell table:style-name="ce56" office:value-type="string" calcext:value-type="string">
            <text:p>Description COL-5</text:p>
          </table:table-cell>
          <table:table-cell table:style-name="ce48" office:value-type="string" calcext:value-type="string">
            <text:p>COL-6</text:p>
          </table:table-cell>
          <table:table-cell table:style-name="ce56" office:value-type="string" calcext:value-type="string">
            <text:p>Description COL-6</text:p>
          </table:table-cell>
          <table:table-cell table:style-name="ce48" office:value-type="string" calcext:value-type="string">
            <text:p>COL-7</text:p>
          </table:table-cell>
          <table:table-cell table:style-name="ce56" office:value-type="string" calcext:value-type="string">
            <text:p>Description COL-7</text:p>
          </table:table-cell>
          <table:table-cell table:style-name="ce48" office:value-type="string" calcext:value-type="string">
            <text:p>COL-8</text:p>
          </table:table-cell>
          <table:table-cell table:style-name="ce58" office:value-type="string" calcext:value-type="string">
            <text:p>Description COL-8</text:p>
          </table:table-cell>
          <table:table-cell table:number-columns-repeated="16367"/>
        </table:table-row>
        <table:table-row table:style-name="ro1">
          <table:table-cell table:style-name="ce42" table:formula="of:=CONCATENATE([.B2];[.D2];[.F2];[.H2];[.J2];[.L2];[.N2];[.P2])" office:value-type="string" office:string-value="2----xxx" calcext:value-type="string">
            <text:p>2---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number-columns-repeated="16367"/>
        </table:table-row>
        <table:table-row table:style-name="ro1">
          <table:table-cell table:style-name="ce42" table:formula="of:=CONCATENATE([.B3];[.D3];[.F3];[.H3];[.J3];[.L3];[.N3];[.P3])" office:value-type="string" office:string-value="20---xxx" calcext:value-type="string">
            <text:p>20---xxx</text:p>
          </table:table-cell>
          <table:table-cell table:style-name="ce45" office:value-type="string" calcext:value-type="string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number-columns-repeated="16367"/>
        </table:table-row>
        <table:table-row table:style-name="ro1">
          <table:table-cell table:style-name="ce42" table:formula="of:=CONCATENATE([.B4];[.D4];[.F4];[.H4];[.J4];[.L4];[.N4];[.P4])" office:value-type="string" office:string-value="201--xxx" calcext:value-type="string">
            <text:p>201-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frais d’établissement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];[.D5];[.F5];[.H5];[.J5];[.L5];[.N5];[.P5])" office:value-type="string" office:string-value="2011-xxx" calcext:value-type="string">
            <text:p>2011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frais d’établissement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rais de constitution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];[.D6];[.F6];[.H6];[.J6];[.L6];[.N6];[.P6])" office:value-type="string" office:string-value="20121xxx" calcext:value-type="string">
            <text:p>20121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frais d’établissement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rais de premier établissement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rais de prospec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];[.D7];[.F7];[.H7];[.J7];[.L7];[.N7];[.P7])" office:value-type="string" office:string-value="20122xxx" calcext:value-type="string">
            <text:p>20122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frais d’établissement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rais de premier établissement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rais de publicit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];[.D8];[.F8];[.H8];[.J8];[.L8];[.N8];[.P8])" office:value-type="string" office:string-value="203xxxxx" calcext:value-type="string">
            <text:p>203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<text:s/>frais de développ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];[.D9];[.F9];[.H9];[.J9];[.L9];[.N9];[.P9])" office:value-type="string" office:string-value="205xxxxx" calcext:value-type="string">
            <text:p>205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ncessions et droits similaires, brevets, licences, marques, procédés, logiciels, droit et valeurs simila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];[.D10];[.F10];[.H10];[.J10];[.L10];[.N10];[.P10])" office:value-type="string" office:string-value="206xxxxx" calcext:value-type="string">
            <text:p>206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roit de bai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];[.D11];[.F11];[.H11];[.J11];[.L11];[.N11];[.P11])" office:value-type="string" office:string-value="207xxxxx" calcext:value-type="string">
            <text:p>207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nds commercial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];[.D12];[.F12];[.H12];[.J12];[.L12];[.N12];[.P12])" office:value-type="string" office:string-value="208-xxxx" calcext:value-type="string">
            <text:p>208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fonds commercial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];[.D13];[.F13];[.H13];[.J13];[.L13];[.N13];[.P13])" office:value-type="string" office:string-value="2081xxxx" calcext:value-type="string">
            <text:p>208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immobilisation incorporelles et frais d’établissement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in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mali de fusion sur actifs incorporel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4];[.D14];[.F14];[.H14];[.J14];[.L14];[.N14];[.P14])" office:value-type="string" office:string-value="21--xxxx" calcext:value-type="string">
            <text:p>21--xxxx</text:p>
          </table:table-cell>
          <table:table-cell table:style-name="ce45" office:value-type="string" calcext:value-type="string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5];[.D15];[.F15];[.H15];[.J15];[.L15];[.N15];[.P15])" office:value-type="string" office:string-value="211-xxxx" calcext:value-type="string">
            <text:p>211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errai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6];[.D16];[.F16];[.H16];[.J16];[.L16];[.N16];[.P16])" office:value-type="string" office:string-value="2111xxxx" calcext:value-type="string">
            <text:p>211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errai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errains n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7];[.D17];[.F17];[.H17];[.J17];[.L17];[.N17];[.P17])" office:value-type="string" office:string-value="2112xxxx" calcext:value-type="string">
            <text:p>2112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errai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errains aménag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8];[.D18];[.F18];[.H18];[.J18];[.L18];[.N18];[.P18])" office:value-type="string" office:string-value="2113xxxx" calcext:value-type="string">
            <text:p>2113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errai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ous-sols et sur-so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9];[.D19];[.F19];[.H19];[.J19];[.L19];[.N19];[.P19])" office:value-type="string" office:string-value="2114xxxx" calcext:value-type="string">
            <text:p>2114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errain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errains de carrières (tréfonds)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0];[.D20];[.F20];[.H20];[.J20];[.L20];[.N20];[.P20])" office:value-type="string" office:string-value="2115xxxx" calcext:value-type="string">
            <text:p>2115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errain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terrains bati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1];[.D21];[.F21];[.H21];[.J21];[.L21];[.N21];[.P21])" office:value-type="string" office:string-value="212xxxxx" calcext:value-type="string">
            <text:p>212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gencements et aménagements de terrains (même ventilation que celle du compte 211)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2];[.D22];[.F22];[.H22];[.J22];[.L22];[.N22];[.P22])" office:value-type="string" office:string-value="213-xxxx" calcext:value-type="string">
            <text:p>213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nstruction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3];[.D23];[.F23];[.H23];[.J23];[.L23];[.N23];[.P23])" office:value-type="string" office:string-value="2131xxxx" calcext:value-type="string">
            <text:p>213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nstruction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âti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4];[.D24];[.F24];[.H24];[.J24];[.L24];[.N24];[.P24])" office:value-type="string" office:string-value="2135xxxx" calcext:value-type="string">
            <text:p>2135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nstruction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nstallations générales – agencements – aménagements des construc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5];[.D25];[.F25];[.H25];[.J25];[.L25];[.N25];[.P25])" office:value-type="string" office:string-value="2138xxxx" calcext:value-type="string">
            <text:p>213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nstruction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ouvrages d’infrastructur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6];[.D26];[.F26];[.H26];[.J26];[.L26];[.N26];[.P26])" office:value-type="string" office:string-value="214xxxxx" calcext:value-type="string">
            <text:p>214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onstruction sur sol d’autrui (même ventilation que celle du compte 213)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7];[.D27];[.F27];[.H27];[.J27];[.L27];[.N27];[.P27])" office:value-type="string" office:string-value="215--xxx" calcext:value-type="string">
            <text:p>215-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8];[.D28];[.F28];[.H28];[.J28];[.L28];[.N28];[.P28])" office:value-type="string" office:string-value="2151-xxx" calcext:value-type="string">
            <text:p>2151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stallations complexes spécialisé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29];[.D29];[.F29];[.H29];[.J29];[.L29];[.N29];[.P29])" office:value-type="string" office:string-value="21511xxx" calcext:value-type="string">
            <text:p>21511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stallations complexes spécialisé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stallations complexes spécialisées sur sol prop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0];[.D30];[.F30];[.H30];[.J30];[.L30];[.N30];[.P30])" office:value-type="string" office:string-value="21514xxx" calcext:value-type="string">
            <text:p>21514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stallations complexes spécialisé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installations complexes spécialisées sur sol d’autrui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1];[.D31];[.F31];[.H31];[.J31];[.L31];[.N31];[.P31])" office:value-type="string" office:string-value="2153-xxx" calcext:value-type="string">
            <text:p>2153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nstallations à caractère spécifique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2];[.D32];[.F32];[.H32];[.J32];[.L32];[.N32];[.P32])" office:value-type="string" office:string-value="21531xxx" calcext:value-type="string">
            <text:p>21531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nstallations à caractère spécifique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stallations à caractères spécifiques sur sol propr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3];[.D33];[.F33];[.H33];[.J33];[.L33];[.N33];[.P33])" office:value-type="string" office:string-value="21534xxx" calcext:value-type="string">
            <text:p>21534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nstallations à caractère spécifique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installations à caractère spécifique sur sol d’autrui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4];[.D34];[.F34];[.H34];[.J34];[.L34];[.N34];[.P34])" office:value-type="string" office:string-value="2154xxxx" calcext:value-type="string">
            <text:p>2154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matériels industrie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5];[.D35];[.F35];[.H35];[.J35];[.L35];[.N35];[.P35])" office:value-type="string" office:string-value="2155xxxx" calcext:value-type="string">
            <text:p>2155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outillages industrie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6];[.D36];[.F36];[.H36];[.J36];[.L36];[.N36];[.P36])" office:value-type="string" office:string-value="2157xxxx" calcext:value-type="string">
            <text:p>2157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installations techniques, matériels et outillages industriel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gencements et aménagements des matériels et outillages industrie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7];[.D37];[.F37];[.H37];[.J37];[.L37];[.N37];[.P37])" office:value-type="string" office:string-value="218-xxxx" calcext:value-type="string">
            <text:p>218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8];[.D38];[.F38];[.H38];[.J38];[.L38];[.N38];[.P38])" office:value-type="string" office:string-value="2181xxxx" calcext:value-type="string">
            <text:p>218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stallations générales , agencements, aménagements dive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39];[.D39];[.F39];[.H39];[.J39];[.L39];[.N39];[.P39])" office:value-type="string" office:string-value="2182xxxx" calcext:value-type="string">
            <text:p>2182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matériels de transpor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0];[.D40];[.F40];[.H40];[.J40];[.L40];[.N40];[.P40])" office:value-type="string" office:string-value="2183xxxx" calcext:value-type="string">
            <text:p>2183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matériels de bureau et matériel informatiqu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1];[.D41];[.F41];[.H41];[.J41];[.L41];[.N41];[.P41])" office:value-type="string" office:string-value="2184xxxx" calcext:value-type="string">
            <text:p>2184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mobili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2];[.D42];[.F42];[.H42];[.J42];[.L42];[.N42];[.P42])" office:value-type="string" office:string-value="2185xxxx" calcext:value-type="string">
            <text:p>2185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hepte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3];[.D43];[.F43];[.H43];[.J43];[.L43];[.N43];[.P43])" office:value-type="string" office:string-value="2186xxxx" calcext:value-type="string">
            <text:p>2186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 récupérab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4];[.D44];[.F44];[.H44];[.J44];[.L44];[.N44];[.P44])" office:value-type="string" office:string-value="2187xxxx" calcext:value-type="string">
            <text:p>2187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mali de fusion sur actifs corporel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5];[.D45];[.F45];[.H45];[.J45];[.L45];[.N45];[.P45])" office:value-type="string" office:string-value="22-xxxxx" calcext:value-type="string">
            <text:p>22-xxxxx</text:p>
          </table:table-cell>
          <table:table-cell table:style-name="ce45" office:value-type="string" calcext:value-type="string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mmobilisations mises en concession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6];[.D46];[.F46];[.H46];[.J46];[.L46];[.N46];[.P46])" office:value-type="string" office:string-value="229xxxxx" calcext:value-type="string">
            <text:p>229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mmobilisations mises en concession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roits du concéda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7];[.D47];[.F47];[.H47];[.J47];[.L47];[.N47];[.P47])" office:value-type="string" office:string-value="23-xxxxx" calcext:value-type="string">
            <text:p>23-xxxxx</text:p>
          </table:table-cell>
          <table:table-cell table:style-name="ce45" office:value-type="string" calcext:value-type="string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mobilisations en cours, avances et acompt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8];[.D48];[.F48];[.H48];[.J48];[.L48];[.N48];[.P48])" office:value-type="string" office:string-value="231xxxxx" calcext:value-type="string">
            <text:p>231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mobilisations en cours, avances et acompt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 corporelles en 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49];[.D49];[.F49];[.H49];[.J49];[.L49];[.N49];[.P49])" office:value-type="string" office:string-value="232xxxxx" calcext:value-type="string">
            <text:p>232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mobilisations en cours, avances et acompt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mmobilisations incorporelles en 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0];[.D50];[.F50];[.H50];[.J50];[.L50];[.N50];[.P50])" office:value-type="string" office:string-value="237xxxxx" calcext:value-type="string">
            <text:p>237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mobilisations en cours, avances et acompt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vances et acomptes versés sur commandes d’immobilisations incorporell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1];[.D51];[.F51];[.H51];[.J51];[.L51];[.N51];[.P51])" office:value-type="string" office:string-value="238xxxxx" calcext:value-type="string">
            <text:p>238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mobilisations en cours, avances et acompt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vances et acomptes versés sur commandes d’immobilisations corpor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2];[.D52];[.F52];[.H52];[.J52];[.L52];[.N52];[.P52])" office:value-type="string" office:string-value="26--xxxx" calcext:value-type="string">
            <text:p>26--xxxx</text:p>
          </table:table-cell>
          <table:table-cell table:style-name="ce45" office:value-type="string" calcext:value-type="string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3];[.D53];[.F53];[.H53];[.J53];[.L53];[.N53];[.P53])" office:value-type="string" office:string-value="261-xxxx" calcext:value-type="string">
            <text:p>261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de participation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4];[.D54];[.F54];[.H54];[.J54];[.L54];[.N54];[.P54])" office:value-type="string" office:string-value="2611xxxx" calcext:value-type="string">
            <text:p>261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de participation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c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5];[.D55];[.F55];[.H55];[.J55];[.L55];[.N55];[.P55])" office:value-type="string" office:string-value="2618xxxx" calcext:value-type="string">
            <text:p>261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de participation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tit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6];[.D56];[.F56];[.H56];[.J56];[.L56];[.N56];[.P56])" office:value-type="string" office:string-value="262xxxxx" calcext:value-type="string">
            <text:p>262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itres évalués par équivalenc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7];[.D57];[.F57];[.H57];[.J57];[.L57];[.N57];[.P57])" office:value-type="string" office:string-value="266-xxxx" calcext:value-type="string">
            <text:p>266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formes de participation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8];[.D58];[.F58];[.H58];[.J58];[.L58];[.N58];[.P58])" office:value-type="string" office:string-value="2661xxxx" calcext:value-type="string">
            <text:p>266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formes de participation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roits représentatifs d’actifs nets remis en fiduci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59];[.D59];[.F59];[.H59];[.J59];[.L59];[.N59];[.P59])" office:value-type="string" office:string-value="267-xxxx" calcext:value-type="string">
            <text:p>267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ances rattachées à des particip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0];[.D60];[.F60];[.H60];[.J60];[.L60];[.N60];[.P60])" office:value-type="string" office:string-value="2671xxxx" calcext:value-type="string">
            <text:p>267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ances rattachées à des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réances rattachées à des participations-group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1];[.D61];[.F61];[.H61];[.J61];[.L61];[.N61];[.P61])" office:value-type="string" office:string-value="2674xxxx" calcext:value-type="string">
            <text:p>2674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ances rattachées à des participation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réances rattachées à des participations hors-group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2];[.D62];[.F62];[.H62];[.J62];[.L62];[.N62];[.P62])" office:value-type="string" office:string-value="2675xxxx" calcext:value-type="string">
            <text:p>2675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ances rattachées à des participation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versements représentatifs d’apports non capitalisés- appel de fond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3];[.D63];[.F63];[.H63];[.J63];[.L63];[.N63];[.P63])" office:value-type="string" office:string-value="2676xxxx" calcext:value-type="string">
            <text:p>2676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ances rattachées à des particip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vances consolidab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4];[.D64];[.F64];[.H64];[.J64];[.L64];[.N64];[.P64])" office:value-type="string" office:string-value="2677xxxx" calcext:value-type="string">
            <text:p>2677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ances rattachées à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créances rattachées à des particip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5];[.D65];[.F65];[.H65];[.J65];[.L65];[.N65];[.P65])" office:value-type="string" office:string-value="2678xxxx" calcext:value-type="string">
            <text:p>267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ances rattachées à des particip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6];[.D66];[.F66];[.H66];[.J66];[.L66];[.N66];[.P66])" office:value-type="string" office:string-value="268-xxxx" calcext:value-type="string">
            <text:p>268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réances rattachées à des société en particip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7];[.D67];[.F67];[.H67];[.J67];[.L67];[.N67];[.P67])" office:value-type="string" office:string-value="2681xxxx" calcext:value-type="string">
            <text:p>268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réances rattachées à des société en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incipa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8];[.D68];[.F68];[.H68];[.J68];[.L68];[.N68];[.P68])" office:value-type="string" office:string-value="2688xxxx" calcext:value-type="string">
            <text:p>268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réances rattachées à des société en particip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69];[.D69];[.F69];[.H69];[.J69];[.L69];[.N69];[.P69])" office:value-type="string" office:string-value="269xxxxx" calcext:value-type="string">
            <text:p>269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articipations et créances rattachées a des particip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versements restant à effectuer sur titres de participations non libér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0];[.D70];[.F70];[.H70];[.J70];[.L70];[.N70];[.P70])" office:value-type="string" office:string-value="27--xxxx" calcext:value-type="string">
            <text:p>27--xxxx</text:p>
          </table:table-cell>
          <table:table-cell table:style-name="ce45" office:value-type="string" calcext:value-type="string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1];[.D71];[.F71];[.H71];[.J71];[.L71];[.N71];[.P71])" office:value-type="string" office:string-value="271-xxxx" calcext:value-type="string">
            <text:p>271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immobilisés autres que les titres immobilisés de l’activité de portefeuille (droit de propriété)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2];[.D72];[.F72];[.H72];[.J72];[.L72];[.N72];[.P72])" office:value-type="string" office:string-value="2711xxxx" calcext:value-type="string">
            <text:p>271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immobilisés autres que les titres immobilisés de l’activité de portefeuille (droit de propriété)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c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3];[.D73];[.F73];[.H73];[.J73];[.L73];[.N73];[.P73])" office:value-type="string" office:string-value="2718xxxx" calcext:value-type="string">
            <text:p>271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immobilisés autres que les titres immobilisés de l’activité de portefeuille (droit de propriété)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tit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4];[.D74];[.F74];[.H74];[.J74];[.L74];[.N74];[.P74])" office:value-type="string" office:string-value="272-xxxx" calcext:value-type="string">
            <text:p>272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itres immobilisés (droit de <text:s/>créance)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5];[.D75];[.F75];[.H75];[.J75];[.L75];[.N75];[.P75])" office:value-type="string" office:string-value="2721xxxx" calcext:value-type="string">
            <text:p>272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itres immobilisés (droit de <text:s/>créance)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oblig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6];[.D76];[.F76];[.H76];[.J76];[.L76];[.N76];[.P76])" office:value-type="string" office:string-value="2722xxxx" calcext:value-type="string">
            <text:p>2722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itres immobilisés (droit de <text:s/>créance)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b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7];[.D77];[.F77];[.H77];[.J77];[.L77];[.N77];[.P77])" office:value-type="string" office:string-value="273xxxxx" calcext:value-type="string">
            <text:p>273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titres immobilisés de l’activité de portefeuill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8];[.D78];[.F78];[.H78];[.J78];[.L78];[.N78];[.P78])" office:value-type="string" office:string-value="274-xxxx" calcext:value-type="string">
            <text:p>274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êt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79];[.D79];[.F79];[.H79];[.J79];[.L79];[.N79];[.P79])" office:value-type="string" office:string-value="2741xxxx" calcext:value-type="string">
            <text:p>274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ê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êts participa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0];[.D80];[.F80];[.H80];[.J80];[.L80];[.N80];[.P80])" office:value-type="string" office:string-value="2742xxxx" calcext:value-type="string">
            <text:p>2742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ê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êts aux associ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1];[.D81];[.F81];[.H81];[.J81];[.L81];[.N81];[.P81])" office:value-type="string" office:string-value="2743xxxx" calcext:value-type="string">
            <text:p>2743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êt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rêts au personne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2];[.D82];[.F82];[.H82];[.J82];[.L82];[.N82];[.P82])" office:value-type="string" office:string-value="2748xxxx" calcext:value-type="string">
            <text:p>274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êt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prê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3];[.D83];[.F83];[.H83];[.J83];[.L83];[.N83];[.P83])" office:value-type="string" office:string-value="275-xxxx" calcext:value-type="string">
            <text:p>275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ôts et cautionnements vers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4];[.D84];[.F84];[.H84];[.J84];[.L84];[.N84];[.P84])" office:value-type="string" office:string-value="2751xxxx" calcext:value-type="string">
            <text:p>275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ôts et cautionnements vers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ôt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5];[.D85];[.F85];[.H85];[.J85];[.L85];[.N85];[.P85])" office:value-type="string" office:string-value="2755xxxx" calcext:value-type="string">
            <text:p>2755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ôts et cautionnements vers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autionnement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6];[.D86];[.F86];[.H86];[.J86];[.L86];[.N86];[.P86])" office:value-type="string" office:string-value="276--xxx" calcext:value-type="string">
            <text:p>276-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réances immobilisé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7];[.D87];[.F87];[.H87];[.J87];[.L87];[.N87];[.P87])" office:value-type="string" office:string-value="2761-xxx" calcext:value-type="string">
            <text:p>2761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réances immobilisé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réances diverse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8];[.D88];[.F88];[.H88];[.J88];[.L88];[.N88];[.P88])" office:value-type="string" office:string-value="27682xxx" calcext:value-type="string">
            <text:p>27682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réances immobilisé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ntérêts courus sur titres immobilisées (droit de créance)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89];[.D89];[.F89];[.H89];[.J89];[.L89];[.N89];[.P89])" office:value-type="string" office:string-value="27684xxx" calcext:value-type="string">
            <text:p>27684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réances immobilisé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intérêts courus sur prê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0];[.D90];[.F90];[.H90];[.J90];[.L90];[.N90];[.P90])" office:value-type="string" office:string-value="27685xxx" calcext:value-type="string">
            <text:p>27685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réances immobilisé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ntérêts courus sur dépôts et cautionn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1];[.D91];[.F91];[.H91];[.J91];[.L91];[.N91];[.P91])" office:value-type="string" office:string-value="27688xxx" calcext:value-type="string">
            <text:p>27688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réances immobilisé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sur créances divers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2];[.D92];[.F92];[.H92];[.J92];[.L92];[.N92];[.P92])" office:value-type="string" office:string-value="277-xxxx" calcext:value-type="string">
            <text:p>277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ctions propres ou parts prop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3];[.D93];[.F93];[.H93];[.J93];[.L93];[.N93];[.P93])" office:value-type="string" office:string-value="2771xxxx" calcext:value-type="string">
            <text:p>277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ctions propres ou parts prop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ctions propres ou parts prop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4];[.D94];[.F94];[.H94];[.J94];[.L94];[.N94];[.P94])" office:value-type="string" office:string-value="2772xxxx" calcext:value-type="string">
            <text:p>2772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ctions propres ou parts propr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tions propres ou parts propres en voie d’annula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5];[.D95];[.F95];[.H95];[.J95];[.L95];[.N95];[.P95])" office:value-type="string" office:string-value="2778xxxx" calcext:value-type="string">
            <text:p>277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ctions propres ou parts propr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mali de fusion sur actifs financie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6];[.D96];[.F96];[.H96];[.J96];[.L96];[.N96];[.P96])" office:value-type="string" office:string-value="279xxxxx" calcext:value-type="string">
            <text:p>279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mobilisations financière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versements restant à effectuer sur titres immobilisés non libér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7];[.D97];[.F97];[.H97];[.J97];[.L97];[.N97];[.P97])" office:value-type="string" office:string-value="28--xxxx" calcext:value-type="string">
            <text:p>28--xxxx</text:p>
          </table:table-cell>
          <table:table-cell table:style-name="ce45" office:value-type="string" calcext:value-type="string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8];[.D98];[.F98];[.H98];[.J98];[.L98];[.N98];[.P98])" office:value-type="string" office:string-value="280-xxxx" calcext:value-type="string">
            <text:p>280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mortissements des immobilisations incorporelles et des frais d’établissement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99];[.D99];[.F99];[.H99];[.J99];[.L99];[.N99];[.P99])" office:value-type="string" office:string-value="2801xxxx" calcext:value-type="string">
            <text:p>280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mortissements des immobilisations incorporelles et des frais d’établissement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rais d’établiss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0];[.D100];[.F100];[.H100];[.J100];[.L100];[.N100];[.P100])" office:value-type="string" office:string-value="2803xxxx" calcext:value-type="string">
            <text:p>2803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mortissements des immobilisations incorporelles et des frais d’établissement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frais de développ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1];[.D101];[.F101];[.H101];[.J101];[.L101];[.N101];[.P101])" office:value-type="string" office:string-value="2805xxxx" calcext:value-type="string">
            <text:p>2805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mortissements des immobilisations incorporelles et des frais d’établissement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ncessions et droits similaires, brevets, licences, logiciels, droits et valeurs similair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2];[.D102];[.F102];[.H102];[.J102];[.L102];[.N102];[.P102])" office:value-type="string" office:string-value="2806xxxx" calcext:value-type="string">
            <text:p>2806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mortissements des immobilisations incorporelles et des frais d’établissement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roit au bai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3];[.D103];[.F103];[.H103];[.J103];[.L103];[.N103];[.P103])" office:value-type="string" office:string-value="2807xxxx" calcext:value-type="string">
            <text:p>2807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mortissements des immobilisations incorporelles et des frais d’établissement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nd commercia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4];[.D104];[.F104];[.H104];[.J104];[.L104];[.N104];[.P104])" office:value-type="string" office:string-value="2808xxxx" calcext:value-type="string">
            <text:p>280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mortissements des immobilisations incorporelles et des frais d’établissement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incorpor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5];[.D105];[.F105];[.H105];[.J105];[.L105];[.N105];[.P105])" office:value-type="string" office:string-value="281--xxx" calcext:value-type="string">
            <text:p>281-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mortissements des immobilisations corporel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6];[.D106];[.F106];[.H106];[.J106];[.L106];[.N106];[.P106])" office:value-type="string" office:string-value="2812-xxx" calcext:value-type="string">
            <text:p>2812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mortissements des immobilisations corporel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gencements, aménagements de terrai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7];[.D107];[.F107];[.H107];[.J107];[.L107];[.N107];[.P107])" office:value-type="string" office:string-value="2813-xxx" calcext:value-type="string">
            <text:p>2813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mortissements des immobilisations corporel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nstruc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8];[.D108];[.F108];[.H108];[.J108];[.L108];[.N108];[.P108])" office:value-type="string" office:string-value="2814-xxx" calcext:value-type="string">
            <text:p>2814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mortissements des immobilisations corporell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onstructions sur sol d’autrui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09];[.D109];[.F109];[.H109];[.J109];[.L109];[.N109];[.P109])" office:value-type="string" office:string-value="2815-xxx" calcext:value-type="string">
            <text:p>2815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mortissements des 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nstallations, matériels et outillages industriel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0];[.D110];[.F110];[.H110];[.J110];[.L110];[.N110];[.P110])" office:value-type="string" office:string-value="28187xxx" calcext:value-type="string">
            <text:p>28187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mortissements des 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mortissement du mali de fusion sur actifs corpore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1];[.D111];[.F111];[.H111];[.J111];[.L111];[.N111];[.P111])" office:value-type="string" office:string-value="282xxxxx" calcext:value-type="string">
            <text:p>282x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mortissements des immobilis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mortissements des immobilisations mises en concess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2];[.D112];[.F112];[.H112];[.J112];[.L112];[.N112];[.P112])" office:value-type="string" office:string-value="29---xxx" calcext:value-type="string">
            <text:p>29---xxx</text:p>
          </table:table-cell>
          <table:table-cell table:style-name="ce45" office:value-type="string" calcext:value-type="string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3];[.D113];[.F113];[.H113];[.J113];[.L113];[.N113];[.P113])" office:value-type="string" office:string-value="290--xxx" calcext:value-type="string">
            <text:p>290-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immobilisations incorporel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4];[.D114];[.F114];[.H114];[.J114];[.L114];[.N114];[.P114])" office:value-type="string" office:string-value="2901-xxx" calcext:value-type="string">
            <text:p>2901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immobilisations in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<text:s/>frais d’établisseme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5];[.D115];[.F115];[.H115];[.J115];[.L115];[.N115];[.P115])" office:value-type="string" office:string-value="2903-xxx" calcext:value-type="string">
            <text:p>2903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immobilisations incorporel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frais de développeme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6];[.D116];[.F116];[.H116];[.J116];[.L116];[.N116];[.P116])" office:value-type="string" office:string-value="2905-xxx" calcext:value-type="string">
            <text:p>2905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immobilisations in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marques, procédés, droits et valeurs similai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7];[.D117];[.F117];[.H117];[.J117];[.L117];[.N117];[.P117])" office:value-type="string" office:string-value="2906-xxx" calcext:value-type="string">
            <text:p>2906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immobilisations incorporell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roit au bai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8];[.D118];[.F118];[.H118];[.J118];[.L118];[.N118];[.P118])" office:value-type="string" office:string-value="2907-xxx" calcext:value-type="string">
            <text:p>2907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immobilisations incorporell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nds commercia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19];[.D119];[.F119];[.H119];[.J119];[.L119];[.N119];[.P119])" office:value-type="string" office:string-value="29081xxx" calcext:value-type="string">
            <text:p>29081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immobilisations in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in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u mali de fusion sur actifs incorpore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0];[.D120];[.F120];[.H120];[.J120];[.L120];[.N120];[.P120])" office:value-type="string" office:string-value="291--xxx" calcext:value-type="string">
            <text:p>291-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immobilisations corporel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1];[.D121];[.F121];[.H121];[.J121];[.L121];[.N121];[.P121])" office:value-type="string" office:string-value="2911-xxx" calcext:value-type="string">
            <text:p>2911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immobilisations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errai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2];[.D122];[.F122];[.H122];[.J122];[.L122];[.N122];[.P122])" office:value-type="string" office:string-value="2912-xxx" calcext:value-type="string">
            <text:p>2912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immobilisations corporel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gencements et aménagements de terrai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3];[.D123];[.F123];[.H123];[.J123];[.L123];[.N123];[.P123])" office:value-type="string" office:string-value="2913-xxx" calcext:value-type="string">
            <text:p>2913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immobilisations corporel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nstruction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4];[.D124];[.F124];[.H124];[.J124];[.L124];[.N124];[.P124])" office:value-type="string" office:string-value="2914-xxx" calcext:value-type="string">
            <text:p>2914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immobilisations corporell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onstructions sur sol d’autrui <text:s/>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5];[.D125];[.F125];[.H125];[.J125];[.L125];[.N125];[.P125])" office:value-type="string" office:string-value="2915-xxx" calcext:value-type="string">
            <text:p>2915-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immobilisations corporel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nstallations techniques, matériels et outillages industriel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6];[.D126];[.F126];[.H126];[.J126];[.L126];[.N126];[.P126])" office:value-type="string" office:string-value="29187xxx" calcext:value-type="string">
            <text:p>29187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immobilisations corpor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text:s text:c="2"/>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épréciations du mali de fusion sur actifs corporel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7];[.D127];[.F127];[.H127];[.J127];[.L127];[.N127];[.P127])" office:value-type="string" office:string-value="292-xxxx" calcext:value-type="string">
            <text:p>292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épréciations des immobilisations mises en concession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8];[.D128];[.F128];[.H128];[.J128];[.L128];[.N128];[.P128])" office:value-type="string" office:string-value="2928xxxx" calcext:value-type="string">
            <text:p>292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épréciations des immobilisations mises en concession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immobilisations corporelles <text:s text:c="2"/>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29];[.D129];[.F129];[.H129];[.J129];[.L129];[.N129];[.P129])" office:value-type="string" office:string-value="293-xxxx" calcext:value-type="string">
            <text:p>293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dépréciations des immobilisations en cour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0];[.D130];[.F130];[.H130];[.J130];[.L130];[.N130];[.P130])" office:value-type="string" office:string-value="2931xxxx" calcext:value-type="string">
            <text:p>293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dépréciations des immobilisations en cour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corporelles en 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1];[.D131];[.F131];[.H131];[.J131];[.L131];[.N131];[.P131])" office:value-type="string" office:string-value="2932xxxx" calcext:value-type="string">
            <text:p>2932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dépréciations des immobilisations en cour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mmobilisations incorporelles en cou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2];[.D132];[.F132];[.H132];[.J132];[.L132];[.N132];[.P132])" office:value-type="string" office:string-value="296-xxxx" calcext:value-type="string">
            <text:p>296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participations et créances rattachées à des particip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3];[.D133];[.F133];[.H133];[.J133];[.L133];[.N133];[.P133])" office:value-type="string" office:string-value="2961xxxx" calcext:value-type="string">
            <text:p>296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participations et créances rattachées à des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de participation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4];[.D134];[.F134];[.H134];[.J134];[.L134];[.N134];[.P134])" office:value-type="string" office:string-value="2962xxxx" calcext:value-type="string">
            <text:p>2962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participations et créances rattachées à des particip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itres évalués par équivalenc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5];[.D135];[.F135];[.H135];[.J135];[.L135];[.N135];[.P135])" office:value-type="string" office:string-value="2966xxxx" calcext:value-type="string">
            <text:p>2966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participations et créances rattachées à des particip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formes de particip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6];[.D136];[.F136];[.H136];[.J136];[.L136];[.N136];[.P136])" office:value-type="string" office:string-value="2967xxxx" calcext:value-type="string">
            <text:p>2967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participations et créances rattachées à des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ances rattachés à des particip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7];[.D137];[.F137];[.H137];[.J137];[.L137];[.N137];[.P137])" office:value-type="string" office:string-value="2968xxxx" calcext:value-type="string">
            <text:p>2968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participations et créances rattachées à des particip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réances rattachées à des sociétés en particip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8];[.D138];[.F138];[.H138];[.J138];[.L138];[.N138];[.P138])" office:value-type="string" office:string-value="297-xxxx" calcext:value-type="string">
            <text:p>297-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épréciations des autres immobilisations financiè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39];[.D139];[.F139];[.H139];[.J139];[.L139];[.N139];[.P139])" office:value-type="string" office:string-value="2971xxxx" calcext:value-type="string">
            <text:p>2971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épréciations des autres immobilisations financiè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immobilisés autres que les titres immobilisés de l’activité de portefeuille (droit de propriété)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40];[.D140];[.F140];[.H140];[.J140];[.L140];[.N140];[.P140])" office:value-type="string" office:string-value="2972xxxx" calcext:value-type="string">
            <text:p>2972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épréciations des autres immobilisations financièr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itres immobilisés (droit de créance)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41];[.D141];[.F141];[.H141];[.J141];[.L141];[.N141];[.P141])" office:value-type="string" office:string-value="2973xxxx" calcext:value-type="string">
            <text:p>2973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épréciations des autres immobilisations financièr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titres immobilisés de l’activité de portefeuill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42];[.D142];[.F142];[.H142];[.J142];[.L142];[.N142];[.P142])" office:value-type="string" office:string-value="2974xxxx" calcext:value-type="string">
            <text:p>2974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épréciations des autres immobilisations financièr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êt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43];[.D143];[.F143];[.H143];[.J143];[.L143];[.N143];[.P143])" office:value-type="string" office:string-value="2975xxxx" calcext:value-type="string">
            <text:p>2975xxxx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string" calcext:value-type="string">
            <text:p>Immobilisation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épréciations des autres immobilisations financièr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ôts et cautionnements vers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42" table:formula="of:=CONCATENATE([.B144];[.D144];[.F144];[.H144];[.J144];[.L144];[.N144];[.P144])" office:value-type="string" office:string-value="2976xxxx" calcext:value-type="string">
            <text:p>2976xxxx</text:p>
          </table:table-cell>
          <table:table-cell table:style-name="ce46" office:value-type="float" office:value="2" calcext:value-type="float">
            <text:p>2</text:p>
          </table:table-cell>
          <table:table-cell table:style-name="ce57" office:value-type="string" calcext:value-type="string">
            <text:p>Immobilisations </text:p>
          </table:table-cell>
          <table:table-cell table:style-name="ce52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immobilisations 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string" calcext:value-type="string">
            <text:p>dépréciations des autres immobilisations financières </text:p>
          </table:table-cell>
          <table:table-cell table:style-name="ce52" office:value-type="float" office:value="6" calcext:value-type="float">
            <text:p>6</text:p>
          </table:table-cell>
          <table:table-cell table:style-name="ce57" office:value-type="string" calcext:value-type="string">
            <text:p>autres créances immobilisées </text:p>
          </table:table-cell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number-columns-repeated="16367"/>
        </table:table-row>
        <table:table-row table:style-name="ro2" table:number-rows-repeated="10484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ock (3)" table:style-name="ta1">
        <table:table-column table:style-name="co13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21" table:default-cell-style-name="Default"/>
        <table:table-column table:style-name="co2" table:default-cell-style-name="ce47"/>
        <table:table-column table:style-name="co22" table:default-cell-style-name="Default"/>
        <table:table-column table:style-name="co2" table:default-cell-style-name="ce47"/>
        <table:table-column table:style-name="co23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13" table:number-columns-repeated="16367" table:default-cell-style-name="Default"/>
        <table:table-row table:style-name="ro1">
          <table:table-cell table:style-name="ce43" office:value-type="string" calcext:value-type="string">
            <text:p>N°Compte</text:p>
          </table:table-cell>
          <table:table-cell table:style-name="ce44" office:value-type="string" calcext:value-type="string">
            <text:p>COL-1</text:p>
          </table:table-cell>
          <table:table-cell table:style-name="ce56" table:formula="of:=CONCATENATE(&quot;Description&quot;;&quot; &quot;;[.B1])" office:value-type="string" office:string-value="Description COL-1" calcext:value-type="string">
            <text:p>Description COL-1</text:p>
          </table:table-cell>
          <table:table-cell table:style-name="ce48" office:value-type="string" calcext:value-type="string">
            <text:p>COL-2</text:p>
          </table:table-cell>
          <table:table-cell table:style-name="ce56" table:formula="of:=CONCATENATE(&quot;Description&quot;;&quot; &quot;;[.D1])" office:value-type="string" office:string-value="Description COL-2" calcext:value-type="string">
            <text:p>Description COL-2</text:p>
          </table:table-cell>
          <table:table-cell table:style-name="ce48" office:value-type="string" calcext:value-type="string">
            <text:p>COL-3</text:p>
          </table:table-cell>
          <table:table-cell table:style-name="ce56" office:value-type="string" calcext:value-type="string">
            <text:p>Description COL-3</text:p>
          </table:table-cell>
          <table:table-cell table:style-name="ce48" office:value-type="string" calcext:value-type="string">
            <text:p>COL-4</text:p>
          </table:table-cell>
          <table:table-cell table:style-name="ce56" office:value-type="string" calcext:value-type="string">
            <text:p>Description COL-4</text:p>
          </table:table-cell>
          <table:table-cell table:style-name="ce48" office:value-type="string" calcext:value-type="string">
            <text:p>COL-5</text:p>
          </table:table-cell>
          <table:table-cell table:style-name="ce56" office:value-type="string" calcext:value-type="string">
            <text:p>Description COL-5</text:p>
          </table:table-cell>
          <table:table-cell table:style-name="ce48" office:value-type="string" calcext:value-type="string">
            <text:p>COL-6</text:p>
          </table:table-cell>
          <table:table-cell table:style-name="ce56" office:value-type="string" calcext:value-type="string">
            <text:p>Description COL-6</text:p>
          </table:table-cell>
          <table:table-cell table:style-name="ce48" office:value-type="string" calcext:value-type="string">
            <text:p>COL-7</text:p>
          </table:table-cell>
          <table:table-cell table:style-name="ce56" office:value-type="string" calcext:value-type="string">
            <text:p>Description COL-7</text:p>
          </table:table-cell>
          <table:table-cell table:style-name="ce48" office:value-type="string" calcext:value-type="string">
            <text:p>COL-8</text:p>
          </table:table-cell>
          <table:table-cell table:style-name="ce58" office:value-type="string" calcext:value-type="string">
            <text:p>Description COL-8</text:p>
          </table:table-cell>
          <table:table-cell table:style-name="ce43" table:number-columns-repeated="16367"/>
        </table:table-row>
        <table:table-row table:style-name="ro1">
          <table:table-cell table:style-name="ce59" table:formula="of:=CONCATENATE([.B2];[.D2];[.F2];[.H2];[.J2];[.L2];[.N2];[.P2])" office:value-type="string" office:string-value="3---xxxx" calcext:value-type="string">
            <text:p>3--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43" table:number-columns-repeated="16367"/>
        </table:table-row>
        <table:table-row table:style-name="ro1">
          <table:table-cell table:style-name="ce59" table:formula="of:=CONCATENATE([.B3];[.D3];[.F3];[.H3];[.J3];[.L3];[.N3];[.P3])" office:value-type="string" office:string-value="31xxxxxx" calcext:value-type="string">
            <text:p>31x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matière première (et fournitures)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4];[.D4];[.F4];[.H4];[.J4];[.L4];[.N4];[.P4])" office:value-type="string" office:string-value="32--xxxx" calcext:value-type="string">
            <text:p>32-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5];[.D5];[.F5];[.H5];[.J5];[.L5];[.N5];[.P5])" office:value-type="string" office:string-value="321-xxxx" calcext:value-type="string">
            <text:p>321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matières consommab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];[.D6];[.F6];[.H6];[.J6];[.L6];[.N6];[.P6])" office:value-type="string" office:string-value="322-xxxx" calcext:value-type="string">
            <text:p>322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];[.D7];[.F7];[.H7];[.J7];[.L7];[.N7];[.P7])" office:value-type="string" office:string-value="3221xxxx" calcext:value-type="string">
            <text:p>3221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mbustibl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];[.D8];[.F8];[.H8];[.J8];[.L8];[.N8];[.P8])" office:value-type="string" office:string-value="3222xxxx" calcext:value-type="string">
            <text:p>3222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its d’entretien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];[.D9];[.F9];[.H9];[.J9];[.L9];[.N9];[.P9])" office:value-type="string" office:string-value="3223xxxx" calcext:value-type="string">
            <text:p>3223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fournitures d’atelier et d’usin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];[.D10];[.F10];[.H10];[.J10];[.L10];[.N10];[.P10])" office:value-type="string" office:string-value="3224xxxx" calcext:value-type="string">
            <text:p>3224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ourniture magasi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];[.D11];[.F11];[.H11];[.J11];[.L11];[.N11];[.P11])" office:value-type="string" office:string-value="3225xxxx" calcext:value-type="string">
            <text:p>3225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fournitures de bureau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];[.D12];[.F12];[.H12];[.J12];[.L12];[.N12];[.P12])" office:value-type="string" office:string-value="326-xxxx" calcext:value-type="string">
            <text:p>326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];[.D13];[.F13];[.H13];[.J13];[.L13];[.N13];[.P13])" office:value-type="string" office:string-value="3261xxxx" calcext:value-type="string">
            <text:p>3261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mballages perdu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];[.D14];[.F14];[.H14];[.J14];[.L14];[.N14];[.P14])" office:value-type="string" office:string-value="3265xxxx" calcext:value-type="string">
            <text:p>3265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mballages récupérables non identifiab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];[.D15];[.F15];[.H15];[.J15];[.L15];[.N15];[.P15])" office:value-type="string" office:string-value="3267xxxx" calcext:value-type="string">
            <text:p>3267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emballages à usage mixt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6];[.D16];[.F16];[.H16];[.J16];[.L16];[.N16];[.P16])" office:value-type="string" office:string-value="33-xxxxx" calcext:value-type="string">
            <text:p>33-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autres approvisionneme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7];[.D17];[.F17];[.H17];[.J17];[.L17];[.N17];[.P17])" office:value-type="string" office:string-value="331xxxxx" calcext:value-type="string">
            <text:p>331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en-cours de production de bie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en-cou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8];[.D18];[.F18];[.H18];[.J18];[.L18];[.N18];[.P18])" office:value-type="string" office:string-value="335xxxxx" calcext:value-type="string">
            <text:p>335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en-cours de production de bien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travaux en-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9];[.D19];[.F19];[.H19];[.J19];[.L19];[.N19];[.P19])" office:value-type="string" office:string-value="34-xxxxx" calcext:value-type="string">
            <text:p>34-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en-cours de production de servic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0];[.D20];[.F20];[.H20];[.J20];[.L20];[.N20];[.P20])" office:value-type="string" office:string-value="341xxxxx" calcext:value-type="string">
            <text:p>341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en-cours de production de servic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études en cou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1];[.D21];[.F21];[.H21];[.J21];[.L21];[.N21];[.P21])" office:value-type="string" office:string-value="345xxxxx" calcext:value-type="string">
            <text:p>345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en-cours de production de servic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prestations de services en 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2];[.D22];[.F22];[.H22];[.J22];[.L22];[.N22];[.P22])" office:value-type="string" office:string-value="35--xxxx" calcext:value-type="string">
            <text:p>35-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stocks de produi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3];[.D23];[.F23];[.H23];[.J23];[.L23];[.N23];[.P23])" office:value-type="string" office:string-value="351-xxxx" calcext:value-type="string">
            <text:p>351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stocks de 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intermédiai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4];[.D24];[.F24];[.H24];[.J24];[.L24];[.N24];[.P24])" office:value-type="string" office:string-value="355-xxxx" calcext:value-type="string">
            <text:p>355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stocks de 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produits fini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5];[.D25];[.F25];[.H25];[.J25];[.L25];[.N25];[.P25])" office:value-type="string" office:string-value="358-xxxx" calcext:value-type="string">
            <text:p>358-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stocks de 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roduits résiduels (ou matières de récupération)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6];[.D26];[.F26];[.H26];[.J26];[.L26];[.N26];[.P26])" office:value-type="string" office:string-value="3581xxxx" calcext:value-type="string">
            <text:p>3581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stocks de 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roduits résiduels (ou matières de récupération)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chet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7];[.D27];[.F27];[.H27];[.J27];[.L27];[.N27];[.P27])" office:value-type="string" office:string-value="3585xxxx" calcext:value-type="string">
            <text:p>3585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stocks de 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roduits résiduels (ou matières de récupération)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rebut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8];[.D28];[.F28];[.H28];[.J28];[.L28];[.N28];[.P28])" office:value-type="string" office:string-value="3586xxxx" calcext:value-type="string">
            <text:p>3586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stocks de 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roduits résiduels (ou matières de récupération)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matières de récupéra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9];[.D29];[.F29];[.H29];[.J29];[.L29];[.N29];[.P29])" office:value-type="string" office:string-value="36xxxxxx" calcext:value-type="string">
            <text:p>36x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ompte à ouvrir le cas échéant sous l’intitulé « stocks provenant d’immobilisation »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0];[.D30];[.F30];[.H30];[.J30];[.L30];[.N30];[.P30])" office:value-type="string" office:string-value="37xxxxxx" calcext:value-type="string">
            <text:p>37x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stocks de marchandis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1];[.D31];[.F31];[.H31];[.J31];[.L31];[.N31];[.P31])" office:value-type="string" office:string-value="38xxxxxx" calcext:value-type="string">
            <text:p>38x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(le compte 38 peut être utilisé pour comptabiliser les stocks en voie d’acheminement , mis en dépôt ou donnés en consignation) <text:s/>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2];[.D32];[.F32];[.H32];[.J32];[.L32];[.N32];[.P32])" office:value-type="string" office:string-value="39-xxxxx" calcext:value-type="string">
            <text:p>39-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stocks et en-cou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3];[.D33];[.F33];[.H33];[.J33];[.L33];[.N33];[.P33])" office:value-type="string" office:string-value="391xxxxx" calcext:value-type="string">
            <text:p>391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stocks et en-cou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matières premières et fournitu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4];[.D34];[.F34];[.H34];[.J34];[.L34];[.N34];[.P34])" office:value-type="string" office:string-value="392xxxxx" calcext:value-type="string">
            <text:p>392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stocks et en-co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épréciations des autres approvisionn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5];[.D35];[.F35];[.H35];[.J35];[.L35];[.N35];[.P35])" office:value-type="string" office:string-value="393xxxxx" calcext:value-type="string">
            <text:p>393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stocks et en-co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dépréciations des en-cours de production de bie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6];[.D36];[.F36];[.H36];[.J36];[.L36];[.N36];[.P36])" office:value-type="string" office:string-value="394xxxxx" calcext:value-type="string">
            <text:p>394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stocks et en-co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dépréciations des en-cours de production de servi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7];[.D37];[.F37];[.H37];[.J37];[.L37];[.N37];[.P37])" office:value-type="string" office:string-value="395xxxxx" calcext:value-type="string">
            <text:p>395xxxxx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string" calcext:value-type="string">
            <text:p>Stock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stocks et en-co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réciations des stocks de produi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8];[.D38];[.F38];[.H38];[.J38];[.L38];[.N38];[.P38])" office:value-type="string" office:string-value="397xxxxx" calcext:value-type="string">
            <text:p>397xxxxx</text:p>
          </table:table-cell>
          <table:table-cell table:style-name="ce46" office:value-type="float" office:value="3" calcext:value-type="float">
            <text:p>3</text:p>
          </table:table-cell>
          <table:table-cell table:style-name="ce57" office:value-type="string" calcext:value-type="string">
            <text:p>Stocks</text:p>
          </table:table-cell>
          <table:table-cell table:style-name="ce52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stocks et en-cours 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string" calcext:value-type="string">
            <text:p>dépréciations des stocks de marchandises</text:p>
          </table:table-cell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number-columns-repeated="16367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iers (4)" table:style-name="ta1">
        <table:table-column table:style-name="co24" table:default-cell-style-name="ce43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25" table:default-cell-style-name="Default"/>
        <table:table-column table:style-name="co2" table:default-cell-style-name="ce47"/>
        <table:table-column table:style-name="co26" table:default-cell-style-name="Default"/>
        <table:table-column table:style-name="co2" table:default-cell-style-name="ce47"/>
        <table:table-column table:style-name="co27" table:default-cell-style-name="Default"/>
        <table:table-column table:style-name="co2" table:default-cell-style-name="ce47"/>
        <table:table-column table:style-name="co28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13" table:number-columns-repeated="16367" table:default-cell-style-name="Default"/>
        <table:table-row table:style-name="ro1">
          <table:table-cell table:style-name="ce35" office:value-type="string" calcext:value-type="string">
            <text:p>N°Compte</text:p>
          </table:table-cell>
          <table:table-cell table:style-name="ce44" office:value-type="string" calcext:value-type="string">
            <text:p>COL-1</text:p>
          </table:table-cell>
          <table:table-cell table:style-name="ce48" table:formula="of:=CONCATENATE(&quot;Description&quot;;&quot; &quot;;[.B1])" office:value-type="string" office:string-value="Description COL-1" calcext:value-type="string">
            <text:p>Description COL-1</text:p>
          </table:table-cell>
          <table:table-cell table:style-name="ce48" office:value-type="string" calcext:value-type="string">
            <text:p>COL-2</text:p>
          </table:table-cell>
          <table:table-cell table:style-name="ce48" table:formula="of:=CONCATENATE(&quot;Description&quot;;&quot; &quot;;[.D1])" office:value-type="string" office:string-value="Description COL-2" calcext:value-type="string">
            <text:p>Description COL-2</text:p>
          </table:table-cell>
          <table:table-cell table:style-name="ce48" office:value-type="string" calcext:value-type="string">
            <text:p>COL-3</text:p>
          </table:table-cell>
          <table:table-cell table:style-name="ce48" office:value-type="string" calcext:value-type="string">
            <text:p>Description COL-3</text:p>
          </table:table-cell>
          <table:table-cell table:style-name="ce48" office:value-type="string" calcext:value-type="string">
            <text:p>COL-4</text:p>
          </table:table-cell>
          <table:table-cell table:style-name="ce48" office:value-type="string" calcext:value-type="string">
            <text:p>Description COL-4</text:p>
          </table:table-cell>
          <table:table-cell table:style-name="ce48" office:value-type="string" calcext:value-type="string">
            <text:p>COL-5</text:p>
          </table:table-cell>
          <table:table-cell table:style-name="ce48" office:value-type="string" calcext:value-type="string">
            <text:p>Description COL-5</text:p>
          </table:table-cell>
          <table:table-cell table:style-name="ce48" office:value-type="string" calcext:value-type="string">
            <text:p>COL-6</text:p>
          </table:table-cell>
          <table:table-cell table:style-name="ce48" office:value-type="string" calcext:value-type="string">
            <text:p>Description COL-6</text:p>
          </table:table-cell>
          <table:table-cell table:style-name="ce48" office:value-type="string" calcext:value-type="string">
            <text:p>COL-7</text:p>
          </table:table-cell>
          <table:table-cell table:style-name="ce48" office:value-type="string" calcext:value-type="string">
            <text:p>Description COL-7</text:p>
          </table:table-cell>
          <table:table-cell table:style-name="ce48" office:value-type="string" calcext:value-type="string">
            <text:p>COL-8</text:p>
          </table:table-cell>
          <table:table-cell table:style-name="ce44" office:value-type="string" calcext:value-type="string">
            <text:p>Description COL-8</text:p>
          </table:table-cell>
          <table:table-cell table:style-name="ce60" table:number-columns-repeated="16367"/>
        </table:table-row>
        <table:table-row table:style-name="ro1">
          <table:table-cell table:style-name="ce59" table:formula="of:=CONCATENATE([.B2];[.D2];[.F2];[.H2];[.J2];[.L2];[.N2];[.P2])" office:value-type="string" office:string-value="4----xxx" calcext:value-type="string">
            <text:p>4---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number-columns-repeated="16367"/>
        </table:table-row>
        <table:table-row table:style-name="ro1">
          <table:table-cell table:style-name="ce59" table:formula="of:=CONCATENATE([.B3];[.D3];[.F3];[.H3];[.J3];[.L3];[.N3];[.P3])" office:value-type="string" office:string-value="40---xxx" calcext:value-type="string">
            <text:p>40--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number-columns-repeated="16367"/>
        </table:table-row>
        <table:table-row table:style-name="ro1">
          <table:table-cell table:style-name="ce59" table:formula="of:=CONCATENATE([.B4];[.D4];[.F4];[.H4];[.J4];[.L4];[.N4];[.P4])" office:value-type="string" office:string-value="401-xxxx" calcext:value-type="string">
            <text:p>401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sseurs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number-columns-repeated="16367"/>
        </table:table-row>
        <table:table-row table:style-name="ro1">
          <table:table-cell table:style-name="ce59" table:formula="of:=CONCATENATE([.B5];[.D5];[.F5];[.H5];[.J5];[.L5];[.N5];[.P5])" office:value-type="string" office:string-value="4011xxxx" calcext:value-type="string">
            <text:p>401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sseur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sseurs -achat de biens et prestations de servi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];[.D6];[.F6];[.H6];[.J6];[.L6];[.N6];[.P6])" office:value-type="string" office:string-value="4017xxxx" calcext:value-type="string">
            <text:p>4017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sseur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urnisseurs -retenues de garanti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];[.D7];[.F7];[.H7];[.J7];[.L7];[.N7];[.P7])" office:value-type="string" office:string-value="403-xxxx" calcext:value-type="string">
            <text:p>403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fournisseurs – effets à payer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];[.D8];[.F8];[.H8];[.J8];[.L8];[.N8];[.P8])" office:value-type="string" office:string-value="4037xxxx" calcext:value-type="string">
            <text:p>4037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fournisseurs – effets à payer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urnisseurs -retenues de garanti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];[.D9];[.F9];[.H9];[.J9];[.L9];[.N9];[.P9])" office:value-type="string" office:string-value="404-xxxx" calcext:value-type="string">
            <text:p>404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ournisseur d’immobilis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];[.D10];[.F10];[.H10];[.J10];[.L10];[.N10];[.P10])" office:value-type="string" office:string-value="4041xxxx" calcext:value-type="string">
            <text:p>404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ournisseur d’immobilis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sseurs -achat d’immobilisa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];[.D11];[.F11];[.H11];[.J11];[.L11];[.N11];[.P11])" office:value-type="string" office:string-value="4047xxxx" calcext:value-type="string">
            <text:p>4047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ournisseur d’immobilis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urnisseurs d’immobilisations – retenues de garanti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];[.D12];[.F12];[.H12];[.J12];[.L12];[.N12];[.P12])" office:value-type="string" office:string-value="405-xxxx" calcext:value-type="string">
            <text:p>405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fournisseurs d’immobilisation -effets a payer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];[.D13];[.F13];[.H13];[.J13];[.L13];[.N13];[.P13])" office:value-type="string" office:string-value="4057xxxx" calcext:value-type="string">
            <text:p>4057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fournisseurs d’immobilisation -effets a payer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urnisseurs d’immobilisations – retenues de garanti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];[.D14];[.F14];[.H14];[.J14];[.L14];[.N14];[.P14])" office:value-type="string" office:string-value="408-xxxx" calcext:value-type="string">
            <text:p>408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fournisseurs – factures non parvenu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];[.D15];[.F15];[.H15];[.J15];[.L15];[.N15];[.P15])" office:value-type="string" office:string-value="4081xxxx" calcext:value-type="string">
            <text:p>408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fournisseurs – factures non parvenu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sseu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6];[.D16];[.F16];[.H16];[.J16];[.L16];[.N16];[.P16])" office:value-type="string" office:string-value="4084xxxx" calcext:value-type="string">
            <text:p>4084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fournisseurs – factures non parvenu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ournisseurs d’immobilis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7];[.D17];[.F17];[.H17];[.J17];[.L17];[.N17];[.P17])" office:value-type="string" office:string-value="4088xxxx" calcext:value-type="string">
            <text:p>408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fournisseurs – factures non parvenu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fournisseurs -intérêts cour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8];[.D18];[.F18];[.H18];[.J18];[.L18];[.N18];[.P18])" office:value-type="string" office:string-value="409--xxx" calcext:value-type="string">
            <text:p>409--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fournisseurs débiteur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9];[.D19];[.F19];[.H19];[.J19];[.L19];[.N19];[.P19])" office:value-type="string" office:string-value="4091-xxx" calcext:value-type="string">
            <text:p>4091-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fournisseurs débiteur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sseurs – avances et acomptes versés sur command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0];[.D20];[.F20];[.H20];[.J20];[.L20];[.N20];[.P20])" office:value-type="string" office:string-value="4096-xxx" calcext:value-type="string">
            <text:p>4096-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fournisseurs débiteur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fournisseurs – créances pour emballages et matériel à rendr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1];[.D21];[.F21];[.H21];[.J21];[.L21];[.N21];[.P21])" office:value-type="string" office:string-value="40971xxx" calcext:value-type="string">
            <text:p>40971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fournisseurs débiteur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urnisseurs – autres avoi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sseurs d’exploita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2];[.D22];[.F22];[.H22];[.J22];[.L22];[.N22];[.P22])" office:value-type="string" office:string-value="40974xxx" calcext:value-type="string">
            <text:p>40974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fournisseurs débiteur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ournisseurs – autres avoi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ournisseurs d’immobilis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3];[.D23];[.F23];[.H23];[.J23];[.L23];[.N23];[.P23])" office:value-type="string" office:string-value="4098xxxx" calcext:value-type="string">
            <text:p>409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fournisseurs et comptes rattaché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fournisseurs débiteur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rabais, remise, ristournes à obtenir et autres avoirs non encore reç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4];[.D24];[.F24];[.H24];[.J24];[.L24];[.N24];[.P24])" office:value-type="string" office:string-value="41--xxxx" calcext:value-type="string">
            <text:p>41-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5];[.D25];[.F25];[.H25];[.J25];[.L25];[.N25];[.P25])" office:value-type="string" office:string-value="411-xxxx" calcext:value-type="string">
            <text:p>411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6];[.D26];[.F26];[.H26];[.J26];[.L26];[.N26];[.P26])" office:value-type="string" office:string-value="4111xxxx" calcext:value-type="string">
            <text:p>411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-ventes des biens ou de <text:s/>prestations de servi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7];[.D27];[.F27];[.H27];[.J27];[.L27];[.N27];[.P27])" office:value-type="string" office:string-value="4117xxxx" calcext:value-type="string">
            <text:p>4117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lients- retenus de garanti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8];[.D28];[.F28];[.H28];[.J28];[.L28];[.N28];[.P28])" office:value-type="string" office:string-value="413xxxxx" calcext:value-type="string">
            <text:p>413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lients -effets à recevoir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29];[.D29];[.F29];[.H29];[.J29];[.L29];[.N29];[.P29])" office:value-type="string" office:string-value="416xxxxx" calcext:value-type="string">
            <text:p>416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lients douteux ou litigieux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0];[.D30];[.F30];[.H30];[.J30];[.L30];[.N30];[.P30])" office:value-type="string" office:string-value="418-xxxx" calcext:value-type="string">
            <text:p>418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lients- produits non encore factur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3"/>
          <table:table-cell table:number-columns-repeated="16364"/>
        </table:table-row>
        <table:table-row table:style-name="ro1">
          <table:table-cell table:style-name="ce59" table:formula="of:=CONCATENATE([.B31];[.D31];[.F31];[.H31];[.J31];[.L31];[.N31];[.P31])" office:value-type="string" office:string-value="4181xxxx" calcext:value-type="string">
            <text:p>418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lients- produits non encore factur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- factures à établi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2];[.D32];[.F32];[.H32];[.J32];[.L32];[.N32];[.P32])" office:value-type="string" office:string-value="4188xxxx" calcext:value-type="string">
            <text:p>418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lients- produits non encore factur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lients- intérêts cour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3];[.D33];[.F33];[.H33];[.J33];[.L33];[.N33];[.P33])" office:value-type="string" office:string-value="419-xxxx" calcext:value-type="string">
            <text:p>419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lients créditeu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6"/>
          <table:table-cell table:number-columns-repeated="16361"/>
        </table:table-row>
        <table:table-row table:style-name="ro1">
          <table:table-cell table:style-name="ce59" table:formula="of:=CONCATENATE([.B34];[.D34];[.F34];[.H34];[.J34];[.L34];[.N34];[.P34])" office:value-type="string" office:string-value="4191xxxx" calcext:value-type="string">
            <text:p>419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lients créditeu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- avances et acomptes reçus sur command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5];[.D35];[.F35];[.H35];[.J35];[.L35];[.N35];[.P35])" office:value-type="string" office:string-value="4196xxxx" calcext:value-type="string">
            <text:p>419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lients crédit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lients -dettes sur emballages et matériels consign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6];[.D36];[.F36];[.H36];[.J36];[.L36];[.N36];[.P36])" office:value-type="string" office:string-value="4197xxxx" calcext:value-type="string">
            <text:p>4197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lients créditeu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lient-autres avoi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7];[.D37];[.F37];[.H37];[.J37];[.L37];[.N37];[.P37])" office:value-type="string" office:string-value="4198xxxx" calcext:value-type="string">
            <text:p>419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lients et comptes rattach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lients crédit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rabais,remise, ristournes à accorder et autres avoir à établi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8];[.D38];[.F38];[.H38];[.J38];[.L38];[.N38];[.P38])" office:value-type="string" office:string-value="42--xxxx" calcext:value-type="string">
            <text:p>42-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39];[.D39];[.F39];[.H39];[.J39];[.L39];[.N39];[.P39])" office:value-type="string" office:string-value="421xxxxx" calcext:value-type="string">
            <text:p>421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ersonnel- rémunérations du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40];[.D40];[.F40];[.H40];[.J40];[.L40];[.N40];[.P40])" office:value-type="string" office:string-value="422xxxxx" calcext:value-type="string">
            <text:p>422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mité social et économiqu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41];[.D41];[.F41];[.H41];[.J41];[.L41];[.N41];[.P41])" office:value-type="string" office:string-value="424-xxxx" calcext:value-type="string">
            <text:p>424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articipation des salariés aux résulta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17"/>
          <table:table-cell table:number-columns-repeated="16350"/>
        </table:table-row>
        <table:table-row table:style-name="ro1">
          <table:table-cell table:style-name="ce59" table:formula="of:=CONCATENATE([.B42];[.D42];[.F42];[.H42];[.J42];[.L42];[.N42];[.P42])" office:value-type="string" office:string-value="4246xxxx" calcext:value-type="string">
            <text:p>424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articipation des salariés aux résulta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éserve spécial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43];[.D43];[.F43];[.H43];[.J43];[.L43];[.N43];[.P43])" office:value-type="string" office:string-value="4248xxxx" calcext:value-type="string">
            <text:p>424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articipation des salariés aux résulta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cour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44];[.D44];[.F44];[.H44];[.J44];[.L44];[.N44];[.P44])" office:value-type="string" office:string-value="425-xxxx" calcext:value-type="string">
            <text:p>425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personnel- avances et acomptes et autres comptes débiteu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8"/>
          <table:table-cell table:number-columns-repeated="16359"/>
        </table:table-row>
        <table:table-row table:style-name="ro1">
          <table:table-cell table:style-name="ce59" table:formula="of:=CONCATENATE([.B45];[.D45];[.F45];[.H45];[.J45];[.L45];[.N45];[.P45])" office:value-type="string" office:string-value="4258xxxx" calcext:value-type="string">
            <text:p>425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personnel- avances et acomptes et autres comptes débit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cour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46];[.D46];[.F46];[.H46];[.J46];[.L46];[.N46];[.P46])" office:value-type="string" office:string-value="426-xxxx" calcext:value-type="string">
            <text:p>426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ersonnel -dépôt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10"/>
          <table:table-cell table:number-columns-repeated="16357"/>
        </table:table-row>
        <table:table-row table:style-name="ro1">
          <table:table-cell table:style-name="ce59" table:formula="of:=CONCATENATE([.B47];[.D47];[.F47];[.H47];[.J47];[.L47];[.N47];[.P47])" office:value-type="string" office:string-value="4268xxxx" calcext:value-type="string">
            <text:p>426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ersonnel -dépôt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cour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48];[.D48];[.F48];[.H48];[.J48];[.L48];[.N48];[.P48])" office:value-type="string" office:string-value="427-xxxx" calcext:value-type="string">
            <text:p>427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ersonnel-opposi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8"/>
          <table:table-cell table:number-columns-repeated="16359"/>
        </table:table-row>
        <table:table-row table:style-name="ro1">
          <table:table-cell table:style-name="ce59" table:formula="of:=CONCATENATE([.B49];[.D49];[.F49];[.H49];[.J49];[.L49];[.N49];[.P49])" office:value-type="string" office:string-value="4278xxxx" calcext:value-type="string">
            <text:p>427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ersonnel-opposi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cour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50];[.D50];[.F50];[.H50];[.J50];[.L50];[.N50];[.P50])" office:value-type="string" office:string-value="428-xxxx" calcext:value-type="string">
            <text:p>428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ersonnel-charges à payer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14"/>
          <table:table-cell table:number-columns-repeated="16353"/>
        </table:table-row>
        <table:table-row table:style-name="ro1">
          <table:table-cell table:style-name="ce59" table:formula="of:=CONCATENATE([.B51];[.D51];[.F51];[.H51];[.J51];[.L51];[.N51];[.P51])" office:value-type="string" office:string-value="4282xxxx" calcext:value-type="string">
            <text:p>428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ersonnel-charges à payer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ettes provisionnées pour congé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52];[.D52];[.F52];[.H52];[.J52];[.L52];[.N52];[.P52])" office:value-type="string" office:string-value="4284xxxx" calcext:value-type="string">
            <text:p>4284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ersonnel-charges à payer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dettes provisionnées pour participations des salariés aux résulta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53];[.D53];[.F53];[.H53];[.J53];[.L53];[.N53];[.P53])" office:value-type="string" office:string-value="4286xxxx" calcext:value-type="string">
            <text:p>428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ersonnel et compte rattach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ersonnel-charges à payer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harge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54];[.D54];[.F54];[.H54];[.J54];[.L54];[.N54];[.P54])" office:value-type="string" office:string-value="43--xxxx" calcext:value-type="string">
            <text:p>43-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55];[.D55];[.F55];[.H55];[.J55];[.L55];[.N55];[.P55])" office:value-type="string" office:string-value="431-xxxx" calcext:value-type="string">
            <text:p>431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écurité social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10"/>
          <table:table-cell table:number-columns-repeated="16357"/>
        </table:table-row>
        <table:table-row table:style-name="ro1">
          <table:table-cell table:style-name="ce59" table:formula="of:=CONCATENATE([.B56];[.D56];[.F56];[.H56];[.J56];[.L56];[.N56];[.P56])" office:value-type="string" office:string-value="4316xxxx" calcext:value-type="string">
            <text:p>431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écurité social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harge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57];[.D57];[.F57];[.H57];[.J57];[.L57];[.N57];[.P57])" office:value-type="string" office:string-value="437-xxxx" calcext:value-type="string">
            <text:p>437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organismes sociaux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17"/>
          <table:table-cell table:number-columns-repeated="16350"/>
        </table:table-row>
        <table:table-row table:style-name="ro1">
          <table:table-cell table:style-name="ce59" table:formula="of:=CONCATENATE([.B58];[.D58];[.F58];[.H58];[.J58];[.L58];[.N58];[.P58])" office:value-type="string" office:string-value="4376xxxx" calcext:value-type="string">
            <text:p>437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organismes sociaux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harge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59];[.D59];[.F59];[.H59];[.J59];[.L59];[.N59];[.P59])" office:value-type="string" office:string-value="438-xxxx" calcext:value-type="string">
            <text:p>438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organisme sociaux – charges à payer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7"/>
          <table:table-cell table:number-columns-repeated="16360"/>
        </table:table-row>
        <table:table-row table:style-name="ro1">
          <table:table-cell table:style-name="ce59" table:formula="of:=CONCATENATE([.B60];[.D60];[.F60];[.H60];[.J60];[.L60];[.N60];[.P60])" office:value-type="string" office:string-value="4382xxxx" calcext:value-type="string">
            <text:p>438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organisme sociaux – charges à payer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harges sociales sur congé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1];[.D61];[.F61];[.H61];[.J61];[.L61];[.N61];[.P61])" office:value-type="string" office:string-value="4386xxxx" calcext:value-type="string">
            <text:p>438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organisme sociaux – charges à payer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utres charges à payer <text:s/>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2];[.D62];[.F62];[.H62];[.J62];[.L62];[.N62];[.P62])" office:value-type="string" office:string-value="439xxxxx" calcext:value-type="string">
            <text:p>439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écurité sociale et autres organismes sociaux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organismes sociaux- produits à recevoir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3];[.D63];[.F63];[.H63];[.J63];[.L63];[.N63];[.P63])" office:value-type="string" office:string-value="44---xxx" calcext:value-type="string">
            <text:p>44--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4];[.D64];[.F64];[.H64];[.J64];[.L64];[.N64];[.P64])" office:value-type="string" office:string-value="441xxxxx" calcext:value-type="string">
            <text:p>441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état – subventions et aides à recevoir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5];[.D65];[.F65];[.H65];[.J65];[.L65];[.N65];[.P65])" office:value-type="string" office:string-value="442-xxxx" calcext:value-type="string">
            <text:p>442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ntributions, impôts et taxes recouvrés pour le compte de l’État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14"/>
          <table:table-cell table:number-columns-repeated="16353"/>
        </table:table-row>
        <table:table-row table:style-name="ro1">
          <table:table-cell table:style-name="ce59" table:formula="of:=CONCATENATE([.B66];[.D66];[.F66];[.H66];[.J66];[.L66];[.N66];[.P66])" office:value-type="string" office:string-value="4421xxxx" calcext:value-type="string">
            <text:p>442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ntributions, impôts et taxes recouvrés pour le compte de l’État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élèvements à la sourc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7];[.D67];[.F67];[.H67];[.J67];[.L67];[.N67];[.P67])" office:value-type="string" office:string-value="4422xxxx" calcext:value-type="string">
            <text:p>442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ntributions, impôts et taxes recouvrés pour le compte de l’État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élèvement forfaitaires non libérato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8];[.D68];[.F68];[.H68];[.J68];[.L68];[.N68];[.P68])" office:value-type="string" office:string-value="4423xxxx" calcext:value-type="string">
            <text:p>4423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ntributions, impôts et taxes recouvrés pour le compte de l’État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retenues et prélèvements sur les distribu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69];[.D69];[.F69];[.H69];[.J69];[.L69];[.N69];[.P69])" office:value-type="string" office:string-value="444xxxxx" calcext:value-type="string">
            <text:p>444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– impôts sur les bénéfi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0];[.D70];[.F70];[.H70];[.J70];[.L70];[.N70];[.P70])" office:value-type="string" office:string-value="445--xxx" calcext:value-type="string">
            <text:p>445--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5"/>
          <table:table-cell table:number-columns-repeated="16362"/>
        </table:table-row>
        <table:table-row table:style-name="ro1">
          <table:table-cell table:style-name="ce59" table:formula="of:=CONCATENATE([.B71];[.D71];[.F71];[.H71];[.J71];[.L71];[.N71];[.P71])" office:value-type="string" office:string-value="4452-xxx" calcext:value-type="string">
            <text:p>4452-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VA due intracommunautair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2];[.D72];[.F72];[.H72];[.J72];[.L72];[.N72];[.P72])" office:value-type="string" office:string-value="44551xxx" calcext:value-type="string">
            <text:p>44551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taxes sur me chiffre d’affaire à décaisser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VA à décaisser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3];[.D73];[.F73];[.H73];[.J73];[.L73];[.N73];[.P73])" office:value-type="string" office:string-value="44558xxx" calcext:value-type="string">
            <text:p>44558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taxes sur me chiffre d’affaire à décaisser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assimilées à la TVA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4];[.D74];[.F74];[.H74];[.J74];[.L74];[.N74];[.P74])" office:value-type="string" office:string-value="44562xxx" calcext:value-type="string">
            <text:p>44562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taxes dur le chiffre d’affaires déductible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VA sur immobilis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5];[.D75];[.F75];[.H75];[.J75];[.L75];[.N75];[.P75])" office:value-type="string" office:string-value="44563xxx" calcext:value-type="string">
            <text:p>44563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taxes dur le chiffre d’affaires déductibl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TVA transférée par d’autres entit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6];[.D76];[.F76];[.H76];[.J76];[.L76];[.N76];[.P76])" office:value-type="string" office:string-value="44566xxx" calcext:value-type="string">
            <text:p>44566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taxes dur le chiffre d’affaires déductibl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TVA sur autres biens et servi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7];[.D77];[.F77];[.H77];[.J77];[.L77];[.N77];[.P77])" office:value-type="string" office:string-value="44567xxx" calcext:value-type="string">
            <text:p>44567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taxes dur le chiffre d’affaires déductible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rédit de TVA a report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8];[.D78];[.F78];[.H78];[.J78];[.L78];[.N78];[.P78])" office:value-type="string" office:string-value="44568xxx" calcext:value-type="string">
            <text:p>44568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taxes dur le chiffre d’affaires déductibl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assimilées à la TVA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79];[.D79];[.F79];[.H79];[.J79];[.L79];[.N79];[.P79])" office:value-type="string" office:string-value="44571xxx" calcext:value-type="string">
            <text:p>44571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taxes sur le chiffres d’affaires collecté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VA collecté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0];[.D80];[.F80];[.H80];[.J80];[.L80];[.N80];[.P80])" office:value-type="string" office:string-value="44578xxx" calcext:value-type="string">
            <text:p>44578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taxes sur le chiffres d’affaires collecté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assimilées à la TVA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1];[.D81];[.F81];[.H81];[.J81];[.L81];[.N81];[.P81])" office:value-type="string" office:string-value="44581xxx" calcext:value-type="string">
            <text:p>44581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sur le chiffre d’affaires à régulariser ou en attent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comptes- régime simplifié d’imposition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2];[.D82];[.F82];[.H82];[.J82];[.L82];[.N82];[.P82])" office:value-type="string" office:string-value="44583xxx" calcext:value-type="string">
            <text:p>44583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sur le chiffre d’affaires à régulariser ou en attent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remboursement de taxes sur le chiffre d’affaires demand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3];[.D83];[.F83];[.H83];[.J83];[.L83];[.N83];[.P83])" office:value-type="string" office:string-value="44584xxx" calcext:value-type="string">
            <text:p>44584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sur le chiffre d’affaires à régulariser ou en attent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VA récupérée d’avanc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4];[.D84];[.F84];[.H84];[.J84];[.L84];[.N84];[.P84])" office:value-type="string" office:string-value="44586xxx" calcext:value-type="string">
            <text:p>44586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sur le chiffre d’affaires à régulariser ou en attent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taxes sur le chiffre d ‘affaire sur factures non parvenu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5];[.D85];[.F85];[.H85];[.J85];[.L85];[.N85];[.P85])" office:value-type="string" office:string-value="44587xxx" calcext:value-type="string">
            <text:p>44587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at – taxes sur le chiffre d’affair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sur le chiffre d’affaires à régulariser ou en attente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taxes sur le chiffre d’affaire sur facture à établi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6];[.D86];[.F86];[.H86];[.J86];[.L86];[.N86];[.P86])" office:value-type="string" office:string-value="446xxxxx" calcext:value-type="string">
            <text:p>446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obligations cautionné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7];[.D87];[.F87];[.H87];[.J87];[.L87];[.N87];[.P87])" office:value-type="string" office:string-value="447xxxxx" calcext:value-type="string">
            <text:p>447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88];[.D88];[.F88];[.H88];[.J88];[.L88];[.N88];[.P88])" office:value-type="string" office:string-value="448--xxx" calcext:value-type="string">
            <text:p>448--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état- charges à payer et produits à recevoir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6"/>
          <table:table-cell table:number-columns-repeated="16361"/>
        </table:table-row>
        <table:table-row table:style-name="ro1">
          <table:table-cell table:style-name="ce59" table:formula="of:=CONCATENATE([.B89];[.D89];[.F89];[.H89];[.J89];[.L89];[.N89];[.P89])" office:value-type="string" office:string-value="4481-xxx" calcext:value-type="string">
            <text:p>4481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état- charges à payer et produits à recevoir </text:p>
          </table:table-cell>
          <table:table-cell table:style-name="ce51" office:value-type="float" office:value="1" calcext:value-type="float">
            <text:p>1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6"/>
          <table:table-cell table:number-columns-repeated="16361"/>
        </table:table-row>
        <table:table-row table:style-name="ro1">
          <table:table-cell table:style-name="ce59" table:formula="of:=CONCATENATE([.B90];[.D90];[.F90];[.H90];[.J90];[.L90];[.N90];[.P90])" office:value-type="string" office:string-value="44811xxx" calcext:value-type="string">
            <text:p>44811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état- charges à payer et produits à recevoir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état- charges à payer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fiscales sur congé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1];[.D91];[.F91];[.H91];[.J91];[.L91];[.N91];[.P91])" office:value-type="string" office:string-value="44812xxx" calcext:value-type="string">
            <text:p>44812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état- charges à payer et produits à recevoir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état- charges à payer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harge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2];[.D92];[.F92];[.H92];[.J92];[.L92];[.N92];[.P92])" office:value-type="string" office:string-value="4482xxxx" calcext:value-type="string">
            <text:p>448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état- charges à payer et produits à recevoir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état -produits à recevoir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3];[.D93];[.F93];[.H93];[.J93];[.L93];[.N93];[.P93])" office:value-type="string" office:string-value="449xxxxx" calcext:value-type="string">
            <text:p>449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état et autres collectivités publique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Quotas d’émission à acquéri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4];[.D94];[.F94];[.H94];[.J94];[.L94];[.N94];[.P94])" office:value-type="string" office:string-value="45---xxx" calcext:value-type="string">
            <text:p>45--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5];[.D95];[.F95];[.H95];[.J95];[.L95];[.N95];[.P95])" office:value-type="string" office:string-value="451xxxxx" calcext:value-type="string">
            <text:p>451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group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6];[.D96];[.F96];[.H96];[.J96];[.L96];[.N96];[.P96])" office:value-type="string" office:string-value="455-xxxx" calcext:value-type="string">
            <text:p>455-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ssociés- comptes coura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62" table:number-columns-repeated="6"/>
          <table:table-cell table:number-columns-repeated="16361"/>
        </table:table-row>
        <table:table-row table:style-name="ro1">
          <table:table-cell table:style-name="ce59" table:formula="of:=CONCATENATE([.B97];[.D97];[.F97];[.H97];[.J97];[.L97];[.N97];[.P97])" office:value-type="string" office:string-value="4551xxxx" calcext:value-type="string">
            <text:p>455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ssociés- comptes couran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incipal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8];[.D98];[.F98];[.H98];[.J98];[.L98];[.N98];[.P98])" office:value-type="string" office:string-value="4558xxxx" calcext:value-type="string">
            <text:p>455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ssociés- comptes couran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99];[.D99];[.F99];[.H99];[.J99];[.L99];[.N99];[.P99])" office:value-type="string" office:string-value="456--xxx" calcext:value-type="string">
            <text:p>456-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0];[.D100];[.F100];[.H100];[.J100];[.L100];[.N100];[.P100])" office:value-type="string" office:string-value="4561-xxx" calcext:value-type="string">
            <text:p>4561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ssociés-comptes d’apport en société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1];[.D101];[.F101];[.H101];[.J101];[.L101];[.N101];[.P101])" office:value-type="string" office:string-value="45611xxx" calcext:value-type="string">
            <text:p>45611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ssociés-comptes d’apport en société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pport en natur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2];[.D102];[.F102];[.H102];[.J102];[.L102];[.N102];[.P102])" office:value-type="string" office:string-value="45615xxx" calcext:value-type="string">
            <text:p>45615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ssociés-comptes d’apport en société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pport en numérair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3];[.D103];[.F103];[.H103];[.J103];[.L103];[.N103];[.P103])" office:value-type="string" office:string-value="4562-xxx" calcext:value-type="string">
            <text:p>4562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pporteurs- capital appelé, non versé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4];[.D104];[.F104];[.H104];[.J104];[.L104];[.N104];[.P104])" office:value-type="string" office:string-value="45621xxx" calcext:value-type="string">
            <text:p>45621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pporteurs- capital appelé, non versé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ctionnaires- capital souscrit et appelé non vers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5];[.D105];[.F105];[.H105];[.J105];[.L105];[.N105];[.P105])" office:value-type="string" office:string-value="45625xxx" calcext:value-type="string">
            <text:p>45625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pporteurs- capital appelé, non versé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ssociés – capital appelé non vers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6];[.D106];[.F106];[.H106];[.J106];[.L106];[.N106];[.P106])" office:value-type="string" office:string-value="4563xxxx" calcext:value-type="string">
            <text:p>4563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associés – versements reçus sur augmentations de capita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7];[.D107];[.F107];[.H107];[.J107];[.L107];[.N107];[.P107])" office:value-type="string" office:string-value="4564xxxx" calcext:value-type="string">
            <text:p>4564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associés- versement anticip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8];[.D108];[.F108];[.H108];[.J108];[.L108];[.N108];[.P108])" office:value-type="string" office:string-value="4566xxxx" calcext:value-type="string">
            <text:p>456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ctionnaires défaill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09];[.D109];[.F109];[.H109];[.J109];[.L109];[.N109];[.P109])" office:value-type="string" office:string-value="4567xxxx" calcext:value-type="string">
            <text:p>4567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ssociés- capital à rembours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0];[.D110];[.F110];[.H110];[.J110];[.L110];[.N110];[.P110])" office:value-type="string" office:string-value="4568-xxx" calcext:value-type="string">
            <text:p>4568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ssociés – opérations faites en commun et en GI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1];[.D111];[.F111];[.H111];[.J111];[.L111];[.N111];[.P111])" office:value-type="string" office:string-value="45681xxx" calcext:value-type="string">
            <text:p>45681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ssociés – opérations faites en commun et en GI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opérations courant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2];[.D112];[.F112];[.H112];[.J112];[.L112];[.N112];[.P112])" office:value-type="string" office:string-value="45688xxx" calcext:value-type="string">
            <text:p>45688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groupe d’associ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ssociés- opérations sur le capital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ssociés – opérations faites en commun et en GI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3];[.D113];[.F113];[.H113];[.J113];[.L113];[.N113];[.P113])" office:value-type="string" office:string-value="46-xxxxx" calcext:value-type="string">
            <text:p>46-x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biteurs divers et créditeurs dive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4];[.D114];[.F114];[.H114];[.J114];[.L114];[.N114];[.P114])" office:value-type="string" office:string-value="462xxxxx" calcext:value-type="string">
            <text:p>462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biteurs divers et créditeurs div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réances sur cession d’immobilisati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5];[.D115];[.F115];[.H115];[.J115];[.L115];[.N115];[.P115])" office:value-type="string" office:string-value="464xxxxx" calcext:value-type="string">
            <text:p>464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biteurs divers et créditeurs div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dettes sur acquisitions de valeurs mobilières de plac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6];[.D116];[.F116];[.H116];[.J116];[.L116];[.N116];[.P116])" office:value-type="string" office:string-value="465xxxxx" calcext:value-type="string">
            <text:p>465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biteurs divers et créditeurs div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réances sur cessions de valeurs mobilières de placements <text:s/>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7];[.D117];[.F117];[.H117];[.J117];[.L117];[.N117];[.P117])" office:value-type="string" office:string-value="467xxxxx" calcext:value-type="string">
            <text:p>467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biteurs divers et créditeurs div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ivers comptes débiteurs et produits à recevoi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8];[.D118];[.F118];[.H118];[.J118];[.L118];[.N118];[.P118])" office:value-type="string" office:string-value="468xxxxx" calcext:value-type="string">
            <text:p>468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biteurs divers et créditeurs div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 comptes créditeurs et charge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19];[.D119];[.F119];[.H119];[.J119];[.L119];[.N119];[.P119])" office:value-type="string" office:string-value="47--xxxx" calcext:value-type="string">
            <text:p>47-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0];[.D120];[.F120];[.H120];[.J120];[.L120];[.N120];[.P120])" office:value-type="string" office:string-value="471xxxxx" calcext:value-type="string">
            <text:p>471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mpte d’attent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1];[.D121];[.F121];[.H121];[.J121];[.L121];[.N121];[.P121])" office:value-type="string" office:string-value="472xxxxx" calcext:value-type="string">
            <text:p>472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mpte d’attent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2];[.D122];[.F122];[.H122];[.J122];[.L122];[.N122];[.P122])" office:value-type="string" office:string-value="473xxxxx" calcext:value-type="string">
            <text:p>473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mpte d’attent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3];[.D123];[.F123];[.H123];[.J123];[.L123];[.N123];[.P123])" office:value-type="string" office:string-value="474-xxxx" calcext:value-type="string">
            <text:p>474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4" calcext:value-type="float">
            <text:p>4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4];[.D124];[.F124];[.H124];[.J124];[.L124];[.N124];[.P124])" office:value-type="string" office:string-value="4741xxxx" calcext:value-type="string">
            <text:p>474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différences d’évaluation – actif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ifférences d’évaluation sur instruments financiers à terme actif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5];[.D125];[.F125];[.H125];[.J125];[.L125];[.N125];[.P125])" office:value-type="string" office:string-value="4742xxxx" calcext:value-type="string">
            <text:p>474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différences d’évaluation – actif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ifférences d’évaluation sur jetons détenus-actif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6];[.D126];[.F126];[.H126];[.J126];[.L126];[.N126];[.P126])" office:value-type="string" office:string-value="4746xxxx" calcext:value-type="string">
            <text:p>474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différences d’évaluation – actif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ifférences d’évaluation de jetons sur des passifs- actif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7];[.D127];[.F127];[.H127];[.J127];[.L127];[.N127];[.P127])" office:value-type="string" office:string-value="475-xxxx" calcext:value-type="string">
            <text:p>475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ifférences d’évaluation- passif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8];[.D128];[.F128];[.H128];[.J128];[.L128];[.N128];[.P128])" office:value-type="string" office:string-value="4751xxxx" calcext:value-type="string">
            <text:p>475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ifférences d’évaluation- passif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ifférences d’évaluation sur instruments financiers à terme passif <text:s text:c="2"/>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29];[.D129];[.F129];[.H129];[.J129];[.L129];[.N129];[.P129])" office:value-type="string" office:string-value="4752xxxx" calcext:value-type="string">
            <text:p>475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ifférences d’évaluation- passif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ifférences d’évaluation sue jetons détenus- passif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0];[.D130];[.F130];[.H130];[.J130];[.L130];[.N130];[.P130])" office:value-type="string" office:string-value="4756xxxx" calcext:value-type="string">
            <text:p>4756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ifférences d’évaluation- passif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ifférences d’évaluation de jetons sur des passif- passif <text:s text:c="2"/>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1];[.D131];[.F131];[.H131];[.J131];[.L131];[.N131];[.P131])" office:value-type="string" office:string-value="476-xxxx" calcext:value-type="string">
            <text:p>476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ifférences de conversion- actif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2];[.D132];[.F132];[.H132];[.J132];[.L132];[.N132];[.P132])" office:value-type="string" office:string-value="4761xxxx" calcext:value-type="string">
            <text:p>476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ifférences de conversion- actif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iminutions de créan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3];[.D133];[.F133];[.H133];[.J133];[.L133];[.N133];[.P133])" office:value-type="string" office:string-value="4762xxxx" calcext:value-type="string">
            <text:p>476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ifférences de conversion- actif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gmentations des dett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4];[.D134];[.F134];[.H134];[.J134];[.L134];[.N134];[.P134])" office:value-type="string" office:string-value="4768xxxx" calcext:value-type="string">
            <text:p>476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ifférences de conversion- actif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fférences compensées par couverture de chang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5];[.D135];[.F135];[.H135];[.J135];[.L135];[.N135];[.P135])" office:value-type="string" office:string-value="477-xxxx" calcext:value-type="string">
            <text:p>477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ifférence de conversion – passif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6];[.D136];[.F136];[.H136];[.J136];[.L136];[.N136];[.P136])" office:value-type="string" office:string-value="4771xxxx" calcext:value-type="string">
            <text:p>477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ifférence de conversion – passif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ugmentation des créan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7];[.D137];[.F137];[.H137];[.J137];[.L137];[.N137];[.P137])" office:value-type="string" office:string-value="4772xxxx" calcext:value-type="string">
            <text:p>477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ifférence de conversion – passif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iminutions des dett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8];[.D138];[.F138];[.H138];[.J138];[.L138];[.N138];[.P138])" office:value-type="string" office:string-value="4778xxxx" calcext:value-type="string">
            <text:p>477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ifférence de conversion – passif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fférences compensées par couverture de chang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39];[.D139];[.F139];[.H139];[.J139];[.L139];[.N139];[.P139])" office:value-type="string" office:string-value="478-xxxx" calcext:value-type="string">
            <text:p>478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comptes transitoi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0];[.D140];[.F140];[.H140];[.J140];[.L140];[.N140];[.P140])" office:value-type="string" office:string-value="4781xxxx" calcext:value-type="string">
            <text:p>478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ompte transitoires ou d’attent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comptes transitoi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mali de fusion sur actif circula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1];[.D141];[.F141];[.H141];[.J141];[.L141];[.N141];[.P141])" office:value-type="string" office:string-value="48---xxx" calcext:value-type="string">
            <text:p>48--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gularisation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2];[.D142];[.F142];[.H142];[.J142];[.L142];[.N142];[.P142])" office:value-type="string" office:string-value="481xxxxx" calcext:value-type="string">
            <text:p>481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gularisation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rais d’émission des empru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3];[.D143];[.F143];[.H143];[.J143];[.L143];[.N143];[.P143])" office:value-type="string" office:string-value="486xxxxx" calcext:value-type="string">
            <text:p>486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gularisation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constatées d’avanc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4];[.D144];[.F144];[.H144];[.J144];[.L144];[.N144];[.P144])" office:value-type="string" office:string-value="487--xxx" calcext:value-type="string">
            <text:p>487-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gularisation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constatées d’avanc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5];[.D145];[.F145];[.H145];[.J145];[.L145];[.N145];[.P145])" office:value-type="string" office:string-value="4871xxxx" calcext:value-type="string">
            <text:p>487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gularisation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constatées d’avanc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constaté d’avance sur jetons émi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6];[.D146];[.F146];[.H146];[.J146];[.L146];[.N146];[.P146])" office:value-type="string" office:string-value="4878-xxx" calcext:value-type="string">
            <text:p>4878-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gularisation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constatées d’avanc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partition périodique des charges et des produi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7];[.D147];[.F147];[.H147];[.J147];[.L147];[.N147];[.P147])" office:value-type="string" office:string-value="48786xxx" calcext:value-type="string">
            <text:p>48786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gularisation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constatées d’avanc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partition périodique des charges et des 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8];[.D148];[.F148];[.H148];[.J148];[.L148];[.N148];[.P148])" office:value-type="string" office:string-value="48787xxx" calcext:value-type="string">
            <text:p>48787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gularisation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constatées d’avanc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mptes de répartition périodique des charges et des produit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49];[.D149];[.F149];[.H149];[.J149];[.L149];[.N149];[.P149])" office:value-type="string" office:string-value="49--xxxx" calcext:value-type="string">
            <text:p>49-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0];[.D150];[.F150];[.H150];[.J150];[.L150];[.N150];[.P150])" office:value-type="string" office:string-value="491xxxxx" calcext:value-type="string">
            <text:p>491x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épréciations des comptes cli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1];[.D151];[.F151];[.H151];[.J151];[.L151];[.N151];[.P151])" office:value-type="string" office:string-value="495-xxxx" calcext:value-type="string">
            <text:p>495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réciations des comptes du groupe et des associ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2];[.D152];[.F152];[.H152];[.J152];[.L152];[.N152];[.P152])" office:value-type="string" office:string-value="4951xxxx" calcext:value-type="string">
            <text:p>4951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réciations des comptes du groupe et des associ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mptes du group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3];[.D153];[.F153];[.H153];[.J153];[.L153];[.N153];[.P153])" office:value-type="string" office:string-value="4955xxxx" calcext:value-type="string">
            <text:p>4955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réciations des comptes du groupe et des associ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mptes courants des associ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4];[.D154];[.F154];[.H154];[.J154];[.L154];[.N154];[.P154])" office:value-type="string" office:string-value="4958xxxx" calcext:value-type="string">
            <text:p>4958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réciations des comptes du groupe et des associ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opérations faites en commun et en GI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5];[.D155];[.F155];[.H155];[.J155];[.L155];[.N155];[.P155])" office:value-type="string" office:string-value="496-xxxx" calcext:value-type="string">
            <text:p>496-xxxx</text:p>
          </table:table-cell>
          <table:table-cell table:style-name="ce45" office:value-type="string" calcext:value-type="string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comptes débiteurs dive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6];[.D156];[.F156];[.H156];[.J156];[.L156];[.N156];[.P156])" office:value-type="string" office:string-value="4962xxxx" calcext:value-type="string">
            <text:p>4962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comptes débiteurs div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réances sur cessions d’immobilisa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7];[.D157];[.F157];[.H157];[.J157];[.L157];[.N157];[.P157])" office:value-type="string" office:string-value="4965xxxx" calcext:value-type="string">
            <text:p>4965xxxx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dépréciations des comptes des t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épréciations des comptes débiteurs div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réances sur cessions de valeurs mobilières de plac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59" table:formula="of:=CONCATENATE([.B158];[.D158];[.F158];[.H158];[.J158];[.L158];[.N158];[.P158])" office:value-type="string" office:string-value="4967xxxx" calcext:value-type="string">
            <text:p>4967xxxx</text:p>
          </table:table-cell>
          <table:table-cell table:style-name="ce46" office:value-type="float" office:value="4" calcext:value-type="float">
            <text:p>4</text:p>
          </table:table-cell>
          <table:table-cell table:style-name="ce53" office:value-type="string" calcext:value-type="string">
            <text:p>comptes de tiers </text:p>
          </table:table-cell>
          <table:table-cell table:style-name="ce52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comptes des tiers </text:p>
          </table:table-cell>
          <table:table-cell table:style-name="ce52" office:value-type="float" office:value="6" calcext:value-type="float">
            <text:p>6</text:p>
          </table:table-cell>
          <table:table-cell table:style-name="ce57" office:value-type="string" calcext:value-type="string">
            <text:p>dépréciations des comptes débiteurs divers 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string" calcext:value-type="string">
            <text:p>autres comptes débiteurs </text:p>
          </table:table-cell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number-columns-repeated="16367"/>
        </table:table-row>
        <table:table-row table:style-name="ro2" table:number-rows-repeated="104841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inanciers (5)" table:style-name="ta1">
        <table:table-column table:style-name="co53" table:default-cell-style-name="ce43"/>
        <table:table-column table:style-name="co2" table:default-cell-style-name="ce47"/>
        <table:table-column table:style-name="co54" table:default-cell-style-name="Default"/>
        <table:table-column table:style-name="co2" table:default-cell-style-name="ce47"/>
        <table:table-column table:style-name="co55" table:default-cell-style-name="Default"/>
        <table:table-column table:style-name="co2" table:default-cell-style-name="ce47"/>
        <table:table-column table:style-name="co56" table:default-cell-style-name="Default"/>
        <table:table-column table:style-name="co2" table:default-cell-style-name="ce47"/>
        <table:table-column table:style-name="co57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13" table:number-columns-repeated="16367" table:default-cell-style-name="Default"/>
        <table:table-row table:style-name="ro1">
          <table:table-cell table:style-name="ce60" office:value-type="string" calcext:value-type="string">
            <text:p>N°Compte</text:p>
          </table:table-cell>
          <table:table-cell table:style-name="ce44" office:value-type="string" calcext:value-type="string">
            <text:p>COL-1</text:p>
          </table:table-cell>
          <table:table-cell table:style-name="ce48" table:formula="of:=CONCATENATE(&quot;Description&quot;;&quot; &quot;;[.B1])" office:value-type="string" office:string-value="Description COL-1" calcext:value-type="string">
            <text:p>Description COL-1</text:p>
          </table:table-cell>
          <table:table-cell table:style-name="ce48" office:value-type="string" calcext:value-type="string">
            <text:p>COL-2</text:p>
          </table:table-cell>
          <table:table-cell table:style-name="ce48" table:formula="of:=CONCATENATE(&quot;Description&quot;;&quot; &quot;;[.D1])" office:value-type="string" office:string-value="Description COL-2" calcext:value-type="string">
            <text:p>Description COL-2</text:p>
          </table:table-cell>
          <table:table-cell table:style-name="ce48" office:value-type="string" calcext:value-type="string">
            <text:p>COL-3</text:p>
          </table:table-cell>
          <table:table-cell table:style-name="ce48" office:value-type="string" calcext:value-type="string">
            <text:p>Description COL-3</text:p>
          </table:table-cell>
          <table:table-cell table:style-name="ce48" office:value-type="string" calcext:value-type="string">
            <text:p>COL-4</text:p>
          </table:table-cell>
          <table:table-cell table:style-name="ce48" office:value-type="string" calcext:value-type="string">
            <text:p>Description COL-4</text:p>
          </table:table-cell>
          <table:table-cell table:style-name="ce48" office:value-type="string" calcext:value-type="string">
            <text:p>COL-5</text:p>
          </table:table-cell>
          <table:table-cell table:style-name="ce48" office:value-type="string" calcext:value-type="string">
            <text:p>Description COL-5</text:p>
          </table:table-cell>
          <table:table-cell table:style-name="ce48" office:value-type="string" calcext:value-type="string">
            <text:p>COL-6</text:p>
          </table:table-cell>
          <table:table-cell table:style-name="ce48" office:value-type="string" calcext:value-type="string">
            <text:p>Description COL-6</text:p>
          </table:table-cell>
          <table:table-cell table:style-name="ce48" office:value-type="string" calcext:value-type="string">
            <text:p>COL-7</text:p>
          </table:table-cell>
          <table:table-cell table:style-name="ce48" office:value-type="string" calcext:value-type="string">
            <text:p>Description COL-7</text:p>
          </table:table-cell>
          <table:table-cell table:style-name="ce48" office:value-type="string" calcext:value-type="string">
            <text:p>COL-8</text:p>
          </table:table-cell>
          <table:table-cell table:style-name="ce44" office:value-type="string" calcext:value-type="string">
            <text:p>Description COL-8</text:p>
          </table:table-cell>
          <table:table-cell table:style-name="ce60" table:number-columns-repeated="16367"/>
        </table:table-row>
        <table:table-row table:style-name="ro1">
          <table:table-cell table:formula="of:=CONCATENATE([.B2];[.D2];[.F2];[.H2];[.J2];[.L2];[.N2];[.P2])" office:value-type="string" office:string-value="5---xxxx" calcext:value-type="string">
            <text:p>5--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number-columns-repeated="16367"/>
        </table:table-row>
        <table:table-row table:style-name="ro1">
          <table:table-cell table:formula="of:=CONCATENATE([.B3];[.D3];[.F3];[.H3];[.J3];[.L3];[.N3];[.P3])" office:value-type="string" office:string-value="50--xxxx" calcext:value-type="string">
            <text:p>50-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number-columns-repeated="16367"/>
        </table:table-row>
        <table:table-row table:style-name="ro1">
          <table:table-cell table:formula="of:=CONCATENATE([.B4];[.D4];[.F4];[.H4];[.J4];[.L4];[.N4];[.P4])" office:value-type="string" office:string-value="502-xxxx" calcext:value-type="string">
            <text:p>502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tions propres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number-columns-repeated="16367"/>
        </table:table-row>
        <table:table-row table:style-name="ro1">
          <table:table-cell table:formula="of:=CONCATENATE([.B5];[.D5];[.F5];[.H5];[.J5];[.L5];[.N5];[.P5])" office:value-type="string" office:string-value="5021xxxx" calcext:value-type="string">
            <text:p>5021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tions prop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ctions destinées à être attribuées aux employés et affectées à des plans détermin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6];[.D6];[.F6];[.H6];[.J6];[.L6];[.N6];[.P6])" office:value-type="string" office:string-value="5022xxxx" calcext:value-type="string">
            <text:p>5022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tions propr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tions disponibles pour être attribuées aux employés ou pour la régularisations des cours de bours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7];[.D7];[.F7];[.H7];[.J7];[.L7];[.N7];[.P7])" office:value-type="string" office:string-value="503-xxxx" calcext:value-type="string">
            <text:p>503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ac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8];[.D8];[.F8];[.H8];[.J8];[.L8];[.N8];[.P8])" office:value-type="string" office:string-value="5031xxxx" calcext:value-type="string">
            <text:p>5031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ac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coté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9];[.D9];[.F9];[.H9];[.J9];[.L9];[.N9];[.P9])" office:value-type="string" office:string-value="5035xxxx" calcext:value-type="string">
            <text:p>5035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action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titres non cot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0];[.D10];[.F10];[.H10];[.J10];[.L10];[.N10];[.P10])" office:value-type="string" office:string-value="504xxxxx" calcext:value-type="string">
            <text:p>504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autres titres conférant un droit de propriét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1];[.D11];[.F11];[.H11];[.J11];[.L11];[.N11];[.P11])" office:value-type="string" office:string-value="505xxxxx" calcext:value-type="string">
            <text:p>505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obligations et bons émis par la sociét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2];[.D12];[.F12];[.H12];[.J12];[.L12];[.N12];[.P12])" office:value-type="string" office:string-value="506-xxxx" calcext:value-type="string">
            <text:p>506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obligation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3];[.D13];[.F13];[.H13];[.J13];[.L13];[.N13];[.P13])" office:value-type="string" office:string-value="5061xxxx" calcext:value-type="string">
            <text:p>5061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obligation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itres cot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4];[.D14];[.F14];[.H14];[.J14];[.L14];[.N14];[.P14])" office:value-type="string" office:string-value="5065xxxx" calcext:value-type="string">
            <text:p>5065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obligation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titres non cot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5];[.D15];[.F15];[.H15];[.J15];[.L15];[.N15];[.P15])" office:value-type="string" office:string-value="507xxxxx" calcext:value-type="string">
            <text:p>507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bons du trésor et bons de caisse à court term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6];[.D16];[.F16];[.H16];[.J16];[.L16];[.N16];[.P16])" office:value-type="string" office:string-value="508-xxxx" calcext:value-type="string">
            <text:p>508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valeurs mobilières de placement et autres créances assimil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7];[.D17];[.F17];[.H17];[.J17];[.L17];[.N17];[.P17])" office:value-type="string" office:string-value="5081xxxx" calcext:value-type="string">
            <text:p>5081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valeurs mobilières de placement et autres créances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utres valeurs mobiliè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8];[.D18];[.F18];[.H18];[.J18];[.L18];[.N18];[.P18])" office:value-type="string" office:string-value="5082xxxx" calcext:value-type="string">
            <text:p>5082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valeurs mobilières de placement et autres créances assimilé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bons de souscrip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19];[.D19];[.F19];[.H19];[.J19];[.L19];[.N19];[.P19])" office:value-type="string" office:string-value="5088xxxx" calcext:value-type="string">
            <text:p>5088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valeurs mobilières de placement et autres créances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restant à effectuer sur valeurs mobilières de placement non libéré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0];[.D20];[.F20];[.H20];[.J20];[.L20];[.N20];[.P20])" office:value-type="string" office:string-value="51--xxxx" calcext:value-type="string">
            <text:p>51-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1];[.D21];[.F21];[.H21];[.J21];[.L21];[.N21];[.P21])" office:value-type="string" office:string-value="511-xxxx" calcext:value-type="string">
            <text:p>511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aleurs à l’encaissement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2];[.D22];[.F22];[.H22];[.J22];[.L22];[.N22];[.P22])" office:value-type="string" office:string-value="5111xxxx" calcext:value-type="string">
            <text:p>5111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aleurs à l’encaissement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upons échus à l’encaiss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3];[.D23];[.F23];[.H23];[.J23];[.L23];[.N23];[.P23])" office:value-type="string" office:string-value="5112xxxx" calcext:value-type="string">
            <text:p>5112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aleurs à l’encaissement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hèques à encaiss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4];[.D24];[.F24];[.H24];[.J24];[.L24];[.N24];[.P24])" office:value-type="string" office:string-value="5113xxxx" calcext:value-type="string">
            <text:p>5113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aleurs à l’encaissement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effets à l’encaissement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5];[.D25];[.F25];[.H25];[.J25];[.L25];[.N25];[.P25])" office:value-type="string" office:string-value="5114xxxx" calcext:value-type="string">
            <text:p>5114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aleurs à l’encaissement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effets à l’escompt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6];[.D26];[.F26];[.H26];[.J26];[.L26];[.N26];[.P26])" office:value-type="string" office:string-value="512-xxxx" calcext:value-type="string">
            <text:p>512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banque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7];[.D27];[.F27];[.H27];[.J27];[.L27];[.N27];[.P27])" office:value-type="string" office:string-value="5121xxxx" calcext:value-type="string">
            <text:p>5121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banqu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mpte en euro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8];[.D28];[.F28];[.H28];[.J28];[.L28];[.N28];[.P28])" office:value-type="string" office:string-value="5124xxxx" calcext:value-type="string">
            <text:p>5124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banqu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omptes en devis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29];[.D29];[.F29];[.H29];[.J29];[.L29];[.N29];[.P29])" office:value-type="string" office:string-value="517xxxxx" calcext:value-type="string">
            <text:p>517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organisme financie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0];[.D30];[.F30];[.H30];[.J30];[.L30];[.N30];[.P30])" office:value-type="string" office:string-value="518-xxxx" calcext:value-type="string">
            <text:p>518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1];[.D31];[.F31];[.H31];[.J31];[.L31];[.N31];[.P31])" office:value-type="string" office:string-value="5181xxxx" calcext:value-type="string">
            <text:p>5181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térêts courus à pay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2];[.D32];[.F32];[.H32];[.J32];[.L32];[.N32];[.P32])" office:value-type="string" office:string-value="5188xxxx" calcext:value-type="string">
            <text:p>5188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à recevoir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3];[.D33];[.F33];[.H33];[.J33];[.L33];[.N33];[.P33])" office:value-type="string" office:string-value="519xxxxx" calcext:value-type="string">
            <text:p>519x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oncours bancaires cour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4];[.D34];[.F34];[.H34];[.J34];[.L34];[.N34];[.P34])" office:value-type="string" office:string-value="5191xxxx" calcext:value-type="string">
            <text:p>5191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oncours bancaires couran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rédit de mobilisation de créances commercial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5];[.D35];[.F35];[.H35];[.J35];[.L35];[.N35];[.P35])" office:value-type="string" office:string-value="5193xxxx" calcext:value-type="string">
            <text:p>5193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oncours bancaires courant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mobilisation de créances nées à l’étrang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6];[.D36];[.F36];[.H36];[.J36];[.L36];[.N36];[.P36])" office:value-type="string" office:string-value="5198xxxx" calcext:value-type="string">
            <text:p>5198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banques établissements financiers et assimilé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oncours bancaires couran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courus sur concours bancaires cour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7];[.D37];[.F37];[.H37];[.J37];[.L37];[.N37];[.P37])" office:value-type="string" office:string-value="52-xxxxx" calcext:value-type="string">
            <text:p>52-x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nstruments financiers à terme et jetons détenu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8];[.D38];[.F38];[.H38];[.J38];[.L38];[.N38];[.P38])" office:value-type="string" office:string-value="521xxxxx" calcext:value-type="string">
            <text:p>521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nstruments financiers à terme et jetons détenu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struments financiers à term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39];[.D39];[.F39];[.H39];[.J39];[.L39];[.N39];[.P39])" office:value-type="string" office:string-value="522xxxxx" calcext:value-type="string">
            <text:p>522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nstruments financiers à terme et jetons détenu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jetons déten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0];[.D40];[.F40];[.H40];[.J40];[.L40];[.N40];[.P40])" office:value-type="string" office:string-value="523xxxxx" calcext:value-type="string">
            <text:p>523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nstruments financiers à terme et jetons détenu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jetons auto-déten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1];[.D41];[.F41];[.H41];[.J41];[.L41];[.N41];[.P41])" office:value-type="string" office:string-value="524xxxxx" calcext:value-type="string">
            <text:p>524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nstruments financiers à terme et jetons détenu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jetons emprunt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2];[.D42];[.F42];[.H42];[.J42];[.L42];[.N42];[.P42])" office:value-type="string" office:string-value="53xxxxxx" calcext:value-type="string">
            <text:p>53x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aiss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3];[.D43];[.F43];[.H43];[.J43];[.L43];[.N43];[.P43])" office:value-type="string" office:string-value="58xxxxxx" calcext:value-type="string">
            <text:p>58xx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valeurs intern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4];[.D44];[.F44];[.H44];[.J44];[.L44];[.N44];[.P44])" office:value-type="string" office:string-value="59--xxxx" calcext:value-type="string">
            <text:p>59-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comptes financie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5];[.D45];[.F45];[.H45];[.J45];[.L45];[.N45];[.P45])" office:value-type="string" office:string-value="590-xxxx" calcext:value-type="string">
            <text:p>590-xxxx</text:p>
          </table:table-cell>
          <table:table-cell table:style-name="ce45" office:value-type="string" calcext:value-type="string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valeurs mobilières de placement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6];[.D46];[.F46];[.H46];[.J46];[.L46];[.N46];[.P46])" office:value-type="string" office:string-value="5903xxxx" calcext:value-type="string">
            <text:p>5903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valeurs mobilières de placement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acti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7];[.D47];[.F47];[.H47];[.J47];[.L47];[.N47];[.P47])" office:value-type="string" office:string-value="5904xxxx" calcext:value-type="string">
            <text:p>5904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valeurs mobilières de placement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autres titres conférant un droit de propriét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8];[.D48];[.F48];[.H48];[.J48];[.L48];[.N48];[.P48])" office:value-type="string" office:string-value="5906xxxx" calcext:value-type="string">
            <text:p>5906xxxx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comptes financiers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dépréciations des valeurs mobilières de placement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obligati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number-columns-repeated="16367"/>
        </table:table-row>
        <table:table-row table:style-name="ro1">
          <table:table-cell table:formula="of:=CONCATENATE([.B49];[.D49];[.F49];[.H49];[.J49];[.L49];[.N49];[.P49])" office:value-type="string" office:string-value="5908xxxx" calcext:value-type="string">
            <text:p>5908xxxx</text:p>
          </table:table-cell>
          <table:table-cell table:style-name="ce46" office:value-type="float" office:value="5" calcext:value-type="float">
            <text:p>5</text:p>
          </table:table-cell>
          <table:table-cell table:style-name="ce53" office:value-type="string" calcext:value-type="string">
            <text:p>comptes financiers </text:p>
          </table:table-cell>
          <table:table-cell table:style-name="ce52" office:value-type="float" office:value="9" calcext:value-type="float">
            <text:p>9</text:p>
          </table:table-cell>
          <table:table-cell table:style-name="ce57" office:value-type="string" calcext:value-type="string">
            <text:p>dépréciations des comptes financiers 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string" calcext:value-type="string">
            <text:p>dépréciations des valeurs mobilières de placement</text:p>
          </table:table-cell>
          <table:table-cell table:style-name="ce52" office:value-type="float" office:value="8" calcext:value-type="float">
            <text:p>8</text:p>
          </table:table-cell>
          <table:table-cell table:style-name="ce57" office:value-type="string" calcext:value-type="string">
            <text:p>autres valeurs mobilières de placement et créances assimilées </text:p>
          </table:table-cell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number-columns-repeated="16367"/>
        </table:table-row>
        <table:table-row table:style-name="ro2">
          <table:table-cell table:formula="of:=CONCATENATE([.B50];[.D50];[.F50];[.H50];[.J50];[.L50];[.N50];[.P50])">
            <text:p/>
          </table:table-cell>
          <table:table-cell table:number-columns-repeated="16383"/>
        </table:table-row>
        <table:table-row table:style-name="ro2">
          <table:table-cell table:formula="of:=CONCATENATE([.B51];[.D51];[.F51];[.H51];[.J51];[.L51];[.N51];[.P51])">
            <text:p/>
          </table:table-cell>
          <table:table-cell table:number-columns-repeated="16383"/>
        </table:table-row>
        <table:table-row table:style-name="ro2">
          <table:table-cell table:formula="of:=CONCATENATE([.B52];[.D52];[.F52];[.H52];[.J52];[.L52];[.N52];[.P52])">
            <text:p/>
          </table:table-cell>
          <table:table-cell table:number-columns-repeated="16383"/>
        </table:table-row>
        <table:table-row table:style-name="ro2">
          <table:table-cell table:formula="of:=CONCATENATE([.B53];[.D53];[.F53];[.H53];[.J53];[.L53];[.N53];[.P53])">
            <text:p/>
          </table:table-cell>
          <table:table-cell table:number-columns-repeated="16383"/>
        </table:table-row>
        <table:table-row table:style-name="ro2">
          <table:table-cell table:formula="of:=CONCATENATE([.B54];[.D54];[.F54];[.H54];[.J54];[.L54];[.N54];[.P54])">
            <text:p/>
          </table:table-cell>
          <table:table-cell table:number-columns-repeated="16383"/>
        </table:table-row>
        <table:table-row table:style-name="ro2">
          <table:table-cell table:formula="of:=CONCATENATE([.B55];[.D55];[.F55];[.H55];[.J55];[.L55];[.N55];[.P55])">
            <text:p/>
          </table:table-cell>
          <table:table-cell table:number-columns-repeated="16383"/>
        </table:table-row>
        <table:table-row table:style-name="ro2">
          <table:table-cell table:formula="of:=CONCATENATE([.B56];[.D56];[.F56];[.H56];[.J56];[.L56];[.N56];[.P56])">
            <text:p/>
          </table:table-cell>
          <table:table-cell table:number-columns-repeated="16383"/>
        </table:table-row>
        <table:table-row table:style-name="ro2">
          <table:table-cell table:formula="of:=CONCATENATE([.B57];[.D57];[.F57];[.H57];[.J57];[.L57];[.N57];[.P57])">
            <text:p/>
          </table:table-cell>
          <table:table-cell table:number-columns-repeated="16383"/>
        </table:table-row>
        <table:table-row table:style-name="ro2">
          <table:table-cell table:formula="of:=CONCATENATE([.B58];[.D58];[.F58];[.H58];[.J58];[.L58];[.N58];[.P58])">
            <text:p/>
          </table:table-cell>
          <table:table-cell table:number-columns-repeated="16383"/>
        </table:table-row>
        <table:table-row table:style-name="ro2">
          <table:table-cell table:formula="of:=CONCATENATE([.B59];[.D59];[.F59];[.H59];[.J59];[.L59];[.N59];[.P59])">
            <text:p/>
          </table:table-cell>
          <table:table-cell table:number-columns-repeated="16383"/>
        </table:table-row>
        <table:table-row table:style-name="ro2">
          <table:table-cell table:formula="of:=CONCATENATE([.B60];[.D60];[.F60];[.H60];[.J60];[.L60];[.N60];[.P60])">
            <text:p/>
          </table:table-cell>
          <table:table-cell table:number-columns-repeated="16383"/>
        </table:table-row>
        <table:table-row table:style-name="ro2">
          <table:table-cell table:formula="of:=CONCATENATE([.B61];[.D61];[.F61];[.H61];[.J61];[.L61];[.N61];[.P61])">
            <text:p/>
          </table:table-cell>
          <table:table-cell table:number-columns-repeated="16383"/>
        </table:table-row>
        <table:table-row table:style-name="ro2">
          <table:table-cell table:formula="of:=CONCATENATE([.B62];[.D62];[.F62];[.H62];[.J62];[.L62];[.N62];[.P62])">
            <text:p/>
          </table:table-cell>
          <table:table-cell table:number-columns-repeated="16383"/>
        </table:table-row>
        <table:table-row table:style-name="ro2">
          <table:table-cell table:formula="of:=CONCATENATE([.B63];[.D63];[.F63];[.H63];[.J63];[.L63];[.N63];[.P63])">
            <text:p/>
          </table:table-cell>
          <table:table-cell table:number-columns-repeated="16383"/>
        </table:table-row>
        <table:table-row table:style-name="ro2">
          <table:table-cell table:formula="of:=CONCATENATE([.B64];[.D64];[.F64];[.H64];[.J64];[.L64];[.N64];[.P64])">
            <text:p/>
          </table:table-cell>
          <table:table-cell table:number-columns-repeated="16383"/>
        </table:table-row>
        <table:table-row table:style-name="ro2">
          <table:table-cell table:formula="of:=CONCATENATE([.B65];[.D65];[.F65];[.H65];[.J65];[.L65];[.N65];[.P65])">
            <text:p/>
          </table:table-cell>
          <table:table-cell table:number-columns-repeated="16383"/>
        </table:table-row>
        <table:table-row table:style-name="ro2">
          <table:table-cell table:formula="of:=CONCATENATE([.B66];[.D66];[.F66];[.H66];[.J66];[.L66];[.N66];[.P66])">
            <text:p/>
          </table:table-cell>
          <table:table-cell table:number-columns-repeated="16383"/>
        </table:table-row>
        <table:table-row table:style-name="ro2">
          <table:table-cell table:formula="of:=CONCATENATE([.B67];[.D67];[.F67];[.H67];[.J67];[.L67];[.N67];[.P67])">
            <text:p/>
          </table:table-cell>
          <table:table-cell table:number-columns-repeated="16383"/>
        </table:table-row>
        <table:table-row table:style-name="ro2">
          <table:table-cell table:formula="of:=CONCATENATE([.B68];[.D68];[.F68];[.H68];[.J68];[.L68];[.N68];[.P68])">
            <text:p/>
          </table:table-cell>
          <table:table-cell table:number-columns-repeated="16383"/>
        </table:table-row>
        <table:table-row table:style-name="ro2">
          <table:table-cell table:formula="of:=CONCATENATE([.B69];[.D69];[.F69];[.H69];[.J69];[.L69];[.N69];[.P69])">
            <text:p/>
          </table:table-cell>
          <table:table-cell table:number-columns-repeated="16383"/>
        </table:table-row>
        <table:table-row table:style-name="ro2">
          <table:table-cell table:formula="of:=CONCATENATE([.B70];[.D70];[.F70];[.H70];[.J70];[.L70];[.N70];[.P70])">
            <text:p/>
          </table:table-cell>
          <table:table-cell table:number-columns-repeated="16383"/>
        </table:table-row>
        <table:table-row table:style-name="ro2">
          <table:table-cell table:formula="of:=CONCATENATE([.B71];[.D71];[.F71];[.H71];[.J71];[.L71];[.N71];[.P71])">
            <text:p/>
          </table:table-cell>
          <table:table-cell table:number-columns-repeated="16383"/>
        </table:table-row>
        <table:table-row table:style-name="ro2">
          <table:table-cell table:formula="of:=CONCATENATE([.B72];[.D72];[.F72];[.H72];[.J72];[.L72];[.N72];[.P72])">
            <text:p/>
          </table:table-cell>
          <table:table-cell table:number-columns-repeated="16383"/>
        </table:table-row>
        <table:table-row table:style-name="ro2">
          <table:table-cell table:formula="of:=CONCATENATE([.B73];[.D73];[.F73];[.H73];[.J73];[.L73];[.N73];[.P73])">
            <text:p/>
          </table:table-cell>
          <table:table-cell table:number-columns-repeated="16383"/>
        </table:table-row>
        <table:table-row table:style-name="ro2">
          <table:table-cell table:formula="of:=CONCATENATE([.B74];[.D74];[.F74];[.H74];[.J74];[.L74];[.N74];[.P74])">
            <text:p/>
          </table:table-cell>
          <table:table-cell table:number-columns-repeated="16383"/>
        </table:table-row>
        <table:table-row table:style-name="ro2">
          <table:table-cell table:formula="of:=CONCATENATE([.B75];[.D75];[.F75];[.H75];[.J75];[.L75];[.N75];[.P75])">
            <text:p/>
          </table:table-cell>
          <table:table-cell table:number-columns-repeated="16383"/>
        </table:table-row>
        <table:table-row table:style-name="ro2">
          <table:table-cell table:formula="of:=CONCATENATE([.B76];[.D76];[.F76];[.H76];[.J76];[.L76];[.N76];[.P76])">
            <text:p/>
          </table:table-cell>
          <table:table-cell table:number-columns-repeated="16383"/>
        </table:table-row>
        <table:table-row table:style-name="ro2">
          <table:table-cell table:formula="of:=CONCATENATE([.B77];[.D77];[.F77];[.H77];[.J77];[.L77];[.N77];[.P77])">
            <text:p/>
          </table:table-cell>
          <table:table-cell table:number-columns-repeated="16383"/>
        </table:table-row>
        <table:table-row table:style-name="ro2">
          <table:table-cell table:formula="of:=CONCATENATE([.B78];[.D78];[.F78];[.H78];[.J78];[.L78];[.N78];[.P78])">
            <text:p/>
          </table:table-cell>
          <table:table-cell table:number-columns-repeated="16383"/>
        </table:table-row>
        <table:table-row table:style-name="ro2">
          <table:table-cell table:formula="of:=CONCATENATE([.B79];[.D79];[.F79];[.H79];[.J79];[.L79];[.N79];[.P79])">
            <text:p/>
          </table:table-cell>
          <table:table-cell table:number-columns-repeated="16383"/>
        </table:table-row>
        <table:table-row table:style-name="ro2">
          <table:table-cell table:formula="of:=CONCATENATE([.B80];[.D80];[.F80];[.H80];[.J80];[.L80];[.N80];[.P80])">
            <text:p/>
          </table:table-cell>
          <table:table-cell table:number-columns-repeated="16383"/>
        </table:table-row>
        <table:table-row table:style-name="ro2">
          <table:table-cell table:formula="of:=CONCATENATE([.B81];[.D81];[.F81];[.H81];[.J81];[.L81];[.N81];[.P81])">
            <text:p/>
          </table:table-cell>
          <table:table-cell table:number-columns-repeated="16383"/>
        </table:table-row>
        <table:table-row table:style-name="ro2">
          <table:table-cell table:formula="of:=CONCATENATE([.B82];[.D82];[.F82];[.H82];[.J82];[.L82];[.N82];[.P82])">
            <text:p/>
          </table:table-cell>
          <table:table-cell table:number-columns-repeated="16383"/>
        </table:table-row>
        <table:table-row table:style-name="ro2">
          <table:table-cell table:formula="of:=CONCATENATE([.B83];[.D83];[.F83];[.H83];[.J83];[.L83];[.N83];[.P83])">
            <text:p/>
          </table:table-cell>
          <table:table-cell table:number-columns-repeated="16383"/>
        </table:table-row>
        <table:table-row table:style-name="ro2">
          <table:table-cell table:formula="of:=CONCATENATE([.B84];[.D84];[.F84];[.H84];[.J84];[.L84];[.N84];[.P84])">
            <text:p/>
          </table:table-cell>
          <table:table-cell table:number-columns-repeated="16383"/>
        </table:table-row>
        <table:table-row table:style-name="ro2">
          <table:table-cell table:formula="of:=CONCATENATE([.B85];[.D85];[.F85];[.H85];[.J85];[.L85];[.N85];[.P85])">
            <text:p/>
          </table:table-cell>
          <table:table-cell table:number-columns-repeated="16383"/>
        </table:table-row>
        <table:table-row table:style-name="ro2">
          <table:table-cell table:formula="of:=CONCATENATE([.B86];[.D86];[.F86];[.H86];[.J86];[.L86];[.N86];[.P86])">
            <text:p/>
          </table:table-cell>
          <table:table-cell table:number-columns-repeated="16383"/>
        </table:table-row>
        <table:table-row table:style-name="ro2">
          <table:table-cell table:formula="of:=CONCATENATE([.B87];[.D87];[.F87];[.H87];[.J87];[.L87];[.N87];[.P87])">
            <text:p/>
          </table:table-cell>
          <table:table-cell table:number-columns-repeated="16383"/>
        </table:table-row>
        <table:table-row table:style-name="ro2">
          <table:table-cell table:formula="of:=CONCATENATE([.B88];[.D88];[.F88];[.H88];[.J88];[.L88];[.N88];[.P88])">
            <text:p/>
          </table:table-cell>
          <table:table-cell table:number-columns-repeated="16383"/>
        </table:table-row>
        <table:table-row table:style-name="ro2">
          <table:table-cell table:formula="of:=CONCATENATE([.B89];[.D89];[.F89];[.H89];[.J89];[.L89];[.N89];[.P89])">
            <text:p/>
          </table:table-cell>
          <table:table-cell table:number-columns-repeated="16383"/>
        </table:table-row>
        <table:table-row table:style-name="ro2">
          <table:table-cell table:formula="of:=CONCATENATE([.B90];[.D90];[.F90];[.H90];[.J90];[.L90];[.N90];[.P90])">
            <text:p/>
          </table:table-cell>
          <table:table-cell table:number-columns-repeated="16383"/>
        </table:table-row>
        <table:table-row table:style-name="ro2">
          <table:table-cell table:formula="of:=CONCATENATE([.B91];[.D91];[.F91];[.H91];[.J91];[.L91];[.N91];[.P91])">
            <text:p/>
          </table:table-cell>
          <table:table-cell table:number-columns-repeated="16383"/>
        </table:table-row>
        <table:table-row table:style-name="ro2">
          <table:table-cell table:formula="of:=CONCATENATE([.B92];[.D92];[.F92];[.H92];[.J92];[.L92];[.N92];[.P92])">
            <text:p/>
          </table:table-cell>
          <table:table-cell table:number-columns-repeated="16383"/>
        </table:table-row>
        <table:table-row table:style-name="ro2">
          <table:table-cell table:formula="of:=CONCATENATE([.B93];[.D93];[.F93];[.H93];[.J93];[.L93];[.N93];[.P93])">
            <text:p/>
          </table:table-cell>
          <table:table-cell table:number-columns-repeated="16383"/>
        </table:table-row>
        <table:table-row table:style-name="ro2">
          <table:table-cell table:formula="of:=CONCATENATE([.B94];[.D94];[.F94];[.H94];[.J94];[.L94];[.N94];[.P94])">
            <text:p/>
          </table:table-cell>
          <table:table-cell table:number-columns-repeated="16383"/>
        </table:table-row>
        <table:table-row table:style-name="ro2">
          <table:table-cell table:formula="of:=CONCATENATE([.B95];[.D95];[.F95];[.H95];[.J95];[.L95];[.N95];[.P95])">
            <text:p/>
          </table:table-cell>
          <table:table-cell table:number-columns-repeated="16383"/>
        </table:table-row>
        <table:table-row table:style-name="ro2">
          <table:table-cell table:formula="of:=CONCATENATE([.B96];[.D96];[.F96];[.H96];[.J96];[.L96];[.N96];[.P96])">
            <text:p/>
          </table:table-cell>
          <table:table-cell table:number-columns-repeated="16383"/>
        </table:table-row>
        <table:table-row table:style-name="ro2">
          <table:table-cell table:formula="of:=CONCATENATE([.B97];[.D97];[.F97];[.H97];[.J97];[.L97];[.N97];[.P97])">
            <text:p/>
          </table:table-cell>
          <table:table-cell table:number-columns-repeated="16383"/>
        </table:table-row>
        <table:table-row table:style-name="ro2">
          <table:table-cell table:formula="of:=CONCATENATE([.B98];[.D98];[.F98];[.H98];[.J98];[.L98];[.N98];[.P98])">
            <text:p/>
          </table:table-cell>
          <table:table-cell table:number-columns-repeated="16383"/>
        </table:table-row>
        <table:table-row table:style-name="ro2">
          <table:table-cell table:formula="of:=CONCATENATE([.B99];[.D99];[.F99];[.H99];[.J99];[.L99];[.N99];[.P99])">
            <text:p/>
          </table:table-cell>
          <table:table-cell table:number-columns-repeated="16383"/>
        </table:table-row>
        <table:table-row table:style-name="ro2">
          <table:table-cell table:formula="of:=CONCATENATE([.B100];[.D100];[.F100];[.H100];[.J100];[.L100];[.N100];[.P100])">
            <text:p/>
          </table:table-cell>
          <table:table-cell table:number-columns-repeated="16383"/>
        </table:table-row>
        <table:table-row table:style-name="ro2">
          <table:table-cell table:formula="of:=CONCATENATE([.B101];[.D101];[.F101];[.H101];[.J101];[.L101];[.N101];[.P101])">
            <text:p/>
          </table:table-cell>
          <table:table-cell table:number-columns-repeated="16383"/>
        </table:table-row>
        <table:table-row table:style-name="ro2">
          <table:table-cell table:formula="of:=CONCATENATE([.B102];[.D102];[.F102];[.H102];[.J102];[.L102];[.N102];[.P102])">
            <text:p/>
          </table:table-cell>
          <table:table-cell table:number-columns-repeated="16383"/>
        </table:table-row>
        <table:table-row table:style-name="ro2">
          <table:table-cell table:formula="of:=CONCATENATE([.B103];[.D103];[.F103];[.H103];[.J103];[.L103];[.N103];[.P103])">
            <text:p/>
          </table:table-cell>
          <table:table-cell table:number-columns-repeated="16383"/>
        </table:table-row>
        <table:table-row table:style-name="ro2">
          <table:table-cell table:formula="of:=CONCATENATE([.B104];[.D104];[.F104];[.H104];[.J104];[.L104];[.N104];[.P104])">
            <text:p/>
          </table:table-cell>
          <table:table-cell table:number-columns-repeated="16383"/>
        </table:table-row>
        <table:table-row table:style-name="ro2">
          <table:table-cell table:formula="of:=CONCATENATE([.B105];[.D105];[.F105];[.H105];[.J105];[.L105];[.N105];[.P105])">
            <text:p/>
          </table:table-cell>
          <table:table-cell table:number-columns-repeated="16383"/>
        </table:table-row>
        <table:table-row table:style-name="ro2">
          <table:table-cell table:formula="of:=CONCATENATE([.B106];[.D106];[.F106];[.H106];[.J106];[.L106];[.N106];[.P106])">
            <text:p/>
          </table:table-cell>
          <table:table-cell table:number-columns-repeated="16383"/>
        </table:table-row>
        <table:table-row table:style-name="ro2">
          <table:table-cell table:formula="of:=CONCATENATE([.B107];[.D107];[.F107];[.H107];[.J107];[.L107];[.N107];[.P107])">
            <text:p/>
          </table:table-cell>
          <table:table-cell table:number-columns-repeated="16383"/>
        </table:table-row>
        <table:table-row table:style-name="ro2">
          <table:table-cell table:formula="of:=CONCATENATE([.B108];[.D108];[.F108];[.H108];[.J108];[.L108];[.N108];[.P108])">
            <text:p/>
          </table:table-cell>
          <table:table-cell table:number-columns-repeated="16383"/>
        </table:table-row>
        <table:table-row table:style-name="ro2">
          <table:table-cell table:formula="of:=CONCATENATE([.B109];[.D109];[.F109];[.H109];[.J109];[.L109];[.N109];[.P109])">
            <text:p/>
          </table:table-cell>
          <table:table-cell table:number-columns-repeated="16383"/>
        </table:table-row>
        <table:table-row table:style-name="ro2">
          <table:table-cell table:formula="of:=CONCATENATE([.B110];[.D110];[.F110];[.H110];[.J110];[.L110];[.N110];[.P110])">
            <text:p/>
          </table:table-cell>
          <table:table-cell table:number-columns-repeated="16383"/>
        </table:table-row>
        <table:table-row table:style-name="ro2">
          <table:table-cell table:formula="of:=CONCATENATE([.B111];[.D111];[.F111];[.H111];[.J111];[.L111];[.N111];[.P111])">
            <text:p/>
          </table:table-cell>
          <table:table-cell table:number-columns-repeated="16383"/>
        </table:table-row>
        <table:table-row table:style-name="ro2">
          <table:table-cell table:formula="of:=CONCATENATE([.B112];[.D112];[.F112];[.H112];[.J112];[.L112];[.N112];[.P112])">
            <text:p/>
          </table:table-cell>
          <table:table-cell table:number-columns-repeated="16383"/>
        </table:table-row>
        <table:table-row table:style-name="ro2">
          <table:table-cell table:formula="of:=CONCATENATE([.B113];[.D113];[.F113];[.H113];[.J113];[.L113];[.N113];[.P113])">
            <text:p/>
          </table:table-cell>
          <table:table-cell table:number-columns-repeated="16383"/>
        </table:table-row>
        <table:table-row table:style-name="ro2">
          <table:table-cell table:formula="of:=CONCATENATE([.B114];[.D114];[.F114];[.H114];[.J114];[.L114];[.N114];[.P114])">
            <text:p/>
          </table:table-cell>
          <table:table-cell table:number-columns-repeated="16383"/>
        </table:table-row>
        <table:table-row table:style-name="ro2">
          <table:table-cell table:formula="of:=CONCATENATE([.B115];[.D115];[.F115];[.H115];[.J115];[.L115];[.N115];[.P115])">
            <text:p/>
          </table:table-cell>
          <table:table-cell table:number-columns-repeated="16383"/>
        </table:table-row>
        <table:table-row table:style-name="ro2">
          <table:table-cell table:formula="of:=CONCATENATE([.B116];[.D116];[.F116];[.H116];[.J116];[.L116];[.N116];[.P116])">
            <text:p/>
          </table:table-cell>
          <table:table-cell table:number-columns-repeated="16383"/>
        </table:table-row>
        <table:table-row table:style-name="ro2">
          <table:table-cell table:formula="of:=CONCATENATE([.B117];[.D117];[.F117];[.H117];[.J117];[.L117];[.N117];[.P117])">
            <text:p/>
          </table:table-cell>
          <table:table-cell table:number-columns-repeated="16383"/>
        </table:table-row>
        <table:table-row table:style-name="ro2">
          <table:table-cell table:formula="of:=CONCATENATE([.B118];[.D118];[.F118];[.H118];[.J118];[.L118];[.N118];[.P118])">
            <text:p/>
          </table:table-cell>
          <table:table-cell table:number-columns-repeated="16383"/>
        </table:table-row>
        <table:table-row table:style-name="ro2">
          <table:table-cell table:formula="of:=CONCATENATE([.B119];[.D119];[.F119];[.H119];[.J119];[.L119];[.N119];[.P119])">
            <text:p/>
          </table:table-cell>
          <table:table-cell table:number-columns-repeated="16383"/>
        </table:table-row>
        <table:table-row table:style-name="ro2">
          <table:table-cell table:formula="of:=CONCATENATE([.B120];[.D120];[.F120];[.H120];[.J120];[.L120];[.N120];[.P120])">
            <text:p/>
          </table:table-cell>
          <table:table-cell table:number-columns-repeated="16383"/>
        </table:table-row>
        <table:table-row table:style-name="ro2">
          <table:table-cell table:formula="of:=CONCATENATE([.B121];[.D121];[.F121];[.H121];[.J121];[.L121];[.N121];[.P121])">
            <text:p/>
          </table:table-cell>
          <table:table-cell table:number-columns-repeated="16383"/>
        </table:table-row>
        <table:table-row table:style-name="ro2">
          <table:table-cell table:formula="of:=CONCATENATE([.B122];[.D122];[.F122];[.H122];[.J122];[.L122];[.N122];[.P122])">
            <text:p/>
          </table:table-cell>
          <table:table-cell table:number-columns-repeated="16383"/>
        </table:table-row>
        <table:table-row table:style-name="ro2">
          <table:table-cell table:formula="of:=CONCATENATE([.B123];[.D123];[.F123];[.H123];[.J123];[.L123];[.N123];[.P123])">
            <text:p/>
          </table:table-cell>
          <table:table-cell table:number-columns-repeated="16383"/>
        </table:table-row>
        <table:table-row table:style-name="ro2">
          <table:table-cell table:formula="of:=CONCATENATE([.B124];[.D124];[.F124];[.H124];[.J124];[.L124];[.N124];[.P124])">
            <text:p/>
          </table:table-cell>
          <table:table-cell table:number-columns-repeated="16383"/>
        </table:table-row>
        <table:table-row table:style-name="ro2">
          <table:table-cell table:formula="of:=CONCATENATE([.B125];[.D125];[.F125];[.H125];[.J125];[.L125];[.N125];[.P125])">
            <text:p/>
          </table:table-cell>
          <table:table-cell table:number-columns-repeated="16383"/>
        </table:table-row>
        <table:table-row table:style-name="ro2">
          <table:table-cell table:formula="of:=CONCATENATE([.B126];[.D126];[.F126];[.H126];[.J126];[.L126];[.N126];[.P126])">
            <text:p/>
          </table:table-cell>
          <table:table-cell table:number-columns-repeated="16383"/>
        </table:table-row>
        <table:table-row table:style-name="ro2">
          <table:table-cell table:formula="of:=CONCATENATE([.B127];[.D127];[.F127];[.H127];[.J127];[.L127];[.N127];[.P127])">
            <text:p/>
          </table:table-cell>
          <table:table-cell table:number-columns-repeated="16383"/>
        </table:table-row>
        <table:table-row table:style-name="ro2">
          <table:table-cell table:formula="of:=CONCATENATE([.B128];[.D128];[.F128];[.H128];[.J128];[.L128];[.N128];[.P128])">
            <text:p/>
          </table:table-cell>
          <table:table-cell table:number-columns-repeated="16383"/>
        </table:table-row>
        <table:table-row table:style-name="ro2">
          <table:table-cell table:formula="of:=CONCATENATE([.B129];[.D129];[.F129];[.H129];[.J129];[.L129];[.N129];[.P129])">
            <text:p/>
          </table:table-cell>
          <table:table-cell table:number-columns-repeated="16383"/>
        </table:table-row>
        <table:table-row table:style-name="ro2">
          <table:table-cell table:formula="of:=CONCATENATE([.B130];[.D130];[.F130];[.H130];[.J130];[.L130];[.N130];[.P130])">
            <text:p/>
          </table:table-cell>
          <table:table-cell table:number-columns-repeated="16383"/>
        </table:table-row>
        <table:table-row table:style-name="ro2">
          <table:table-cell table:formula="of:=CONCATENATE([.B131];[.D131];[.F131];[.H131];[.J131];[.L131];[.N131];[.P131])">
            <text:p/>
          </table:table-cell>
          <table:table-cell table:number-columns-repeated="16383"/>
        </table:table-row>
        <table:table-row table:style-name="ro2">
          <table:table-cell table:formula="of:=CONCATENATE([.B132];[.D132];[.F132];[.H132];[.J132];[.L132];[.N132];[.P132])">
            <text:p/>
          </table:table-cell>
          <table:table-cell table:number-columns-repeated="16383"/>
        </table:table-row>
        <table:table-row table:style-name="ro2">
          <table:table-cell table:formula="of:=CONCATENATE([.B133];[.D133];[.F133];[.H133];[.J133];[.L133];[.N133];[.P133])">
            <text:p/>
          </table:table-cell>
          <table:table-cell table:number-columns-repeated="16383"/>
        </table:table-row>
        <table:table-row table:style-name="ro2">
          <table:table-cell table:formula="of:=CONCATENATE([.B134];[.D134];[.F134];[.H134];[.J134];[.L134];[.N134];[.P134])">
            <text:p/>
          </table:table-cell>
          <table:table-cell table:number-columns-repeated="16383"/>
        </table:table-row>
        <table:table-row table:style-name="ro2">
          <table:table-cell table:formula="of:=CONCATENATE([.B135];[.D135];[.F135];[.H135];[.J135];[.L135];[.N135];[.P135])">
            <text:p/>
          </table:table-cell>
          <table:table-cell table:number-columns-repeated="16383"/>
        </table:table-row>
        <table:table-row table:style-name="ro2">
          <table:table-cell table:formula="of:=CONCATENATE([.B136];[.D136];[.F136];[.H136];[.J136];[.L136];[.N136];[.P136])">
            <text:p/>
          </table:table-cell>
          <table:table-cell table:number-columns-repeated="16383"/>
        </table:table-row>
        <table:table-row table:style-name="ro2">
          <table:table-cell table:formula="of:=CONCATENATE([.B137];[.D137];[.F137];[.H137];[.J137];[.L137];[.N137];[.P137])">
            <text:p/>
          </table:table-cell>
          <table:table-cell table:number-columns-repeated="16383"/>
        </table:table-row>
        <table:table-row table:style-name="ro2">
          <table:table-cell table:formula="of:=CONCATENATE([.B138];[.D138];[.F138];[.H138];[.J138];[.L138];[.N138];[.P138])">
            <text:p/>
          </table:table-cell>
          <table:table-cell table:number-columns-repeated="16383"/>
        </table:table-row>
        <table:table-row table:style-name="ro2">
          <table:table-cell table:formula="of:=CONCATENATE([.B139];[.D139];[.F139];[.H139];[.J139];[.L139];[.N139];[.P139])">
            <text:p/>
          </table:table-cell>
          <table:table-cell table:number-columns-repeated="16383"/>
        </table:table-row>
        <table:table-row table:style-name="ro2">
          <table:table-cell table:formula="of:=CONCATENATE([.B140];[.D140];[.F140];[.H140];[.J140];[.L140];[.N140];[.P140])">
            <text:p/>
          </table:table-cell>
          <table:table-cell table:number-columns-repeated="16383"/>
        </table:table-row>
        <table:table-row table:style-name="ro2">
          <table:table-cell table:formula="of:=CONCATENATE([.B141];[.D141];[.F141];[.H141];[.J141];[.L141];[.N141];[.P141])">
            <text:p/>
          </table:table-cell>
          <table:table-cell table:number-columns-repeated="16383"/>
        </table:table-row>
        <table:table-row table:style-name="ro2">
          <table:table-cell table:formula="of:=CONCATENATE([.B142];[.D142];[.F142];[.H142];[.J142];[.L142];[.N142];[.P142])">
            <text:p/>
          </table:table-cell>
          <table:table-cell table:number-columns-repeated="16383"/>
        </table:table-row>
        <table:table-row table:style-name="ro2">
          <table:table-cell table:formula="of:=CONCATENATE([.B143];[.D143];[.F143];[.H143];[.J143];[.L143];[.N143];[.P143])">
            <text:p/>
          </table:table-cell>
          <table:table-cell table:number-columns-repeated="16383"/>
        </table:table-row>
        <table:table-row table:style-name="ro2">
          <table:table-cell table:formula="of:=CONCATENATE([.B144];[.D144];[.F144];[.H144];[.J144];[.L144];[.N144];[.P144])">
            <text:p/>
          </table:table-cell>
          <table:table-cell table:number-columns-repeated="16383"/>
        </table:table-row>
        <table:table-row table:style-name="ro2">
          <table:table-cell table:formula="of:=CONCATENATE([.B145];[.D145];[.F145];[.H145];[.J145];[.L145];[.N145];[.P145])">
            <text:p/>
          </table:table-cell>
          <table:table-cell table:number-columns-repeated="16383"/>
        </table:table-row>
        <table:table-row table:style-name="ro2">
          <table:table-cell table:formula="of:=CONCATENATE([.B146];[.D146];[.F146];[.H146];[.J146];[.L146];[.N146];[.P146])">
            <text:p/>
          </table:table-cell>
          <table:table-cell table:number-columns-repeated="16383"/>
        </table:table-row>
        <table:table-row table:style-name="ro2">
          <table:table-cell table:formula="of:=CONCATENATE([.B147];[.D147];[.F147];[.H147];[.J147];[.L147];[.N147];[.P147])">
            <text:p/>
          </table:table-cell>
          <table:table-cell table:number-columns-repeated="16383"/>
        </table:table-row>
        <table:table-row table:style-name="ro2">
          <table:table-cell table:formula="of:=CONCATENATE([.B148];[.D148];[.F148];[.H148];[.J148];[.L148];[.N148];[.P148])">
            <text:p/>
          </table:table-cell>
          <table:table-cell table:number-columns-repeated="16383"/>
        </table:table-row>
        <table:table-row table:style-name="ro2">
          <table:table-cell table:formula="of:=CONCATENATE([.B149];[.D149];[.F149];[.H149];[.J149];[.L149];[.N149];[.P149])">
            <text:p/>
          </table:table-cell>
          <table:table-cell table:number-columns-repeated="16383"/>
        </table:table-row>
        <table:table-row table:style-name="ro2">
          <table:table-cell table:formula="of:=CONCATENATE([.B150];[.D150];[.F150];[.H150];[.J150];[.L150];[.N150];[.P150])">
            <text:p/>
          </table:table-cell>
          <table:table-cell table:number-columns-repeated="16383"/>
        </table:table-row>
        <table:table-row table:style-name="ro2">
          <table:table-cell table:formula="of:=CONCATENATE([.B151];[.D151];[.F151];[.H151];[.J151];[.L151];[.N151];[.P151])">
            <text:p/>
          </table:table-cell>
          <table:table-cell table:number-columns-repeated="16383"/>
        </table:table-row>
        <table:table-row table:style-name="ro2">
          <table:table-cell table:formula="of:=CONCATENATE([.B152];[.D152];[.F152];[.H152];[.J152];[.L152];[.N152];[.P152])">
            <text:p/>
          </table:table-cell>
          <table:table-cell table:number-columns-repeated="16383"/>
        </table:table-row>
        <table:table-row table:style-name="ro2">
          <table:table-cell table:formula="of:=CONCATENATE([.B153];[.D153];[.F153];[.H153];[.J153];[.L153];[.N153];[.P153])">
            <text:p/>
          </table:table-cell>
          <table:table-cell table:number-columns-repeated="16383"/>
        </table:table-row>
        <table:table-row table:style-name="ro2">
          <table:table-cell table:formula="of:=CONCATENATE([.B154];[.D154];[.F154];[.H154];[.J154];[.L154];[.N154];[.P154])">
            <text:p/>
          </table:table-cell>
          <table:table-cell table:number-columns-repeated="16383"/>
        </table:table-row>
        <table:table-row table:style-name="ro2">
          <table:table-cell table:formula="of:=CONCATENATE([.B155];[.D155];[.F155];[.H155];[.J155];[.L155];[.N155];[.P155])">
            <text:p/>
          </table:table-cell>
          <table:table-cell table:number-columns-repeated="16383"/>
        </table:table-row>
        <table:table-row table:style-name="ro2">
          <table:table-cell table:formula="of:=CONCATENATE([.B156];[.D156];[.F156];[.H156];[.J156];[.L156];[.N156];[.P156])">
            <text:p/>
          </table:table-cell>
          <table:table-cell table:number-columns-repeated="16383"/>
        </table:table-row>
        <table:table-row table:style-name="ro2">
          <table:table-cell table:formula="of:=CONCATENATE([.B157];[.D157];[.F157];[.H157];[.J157];[.L157];[.N157];[.P157])">
            <text:p/>
          </table:table-cell>
          <table:table-cell table:number-columns-repeated="16383"/>
        </table:table-row>
        <table:table-row table:style-name="ro2">
          <table:table-cell table:formula="of:=CONCATENATE([.B158];[.D158];[.F158];[.H158];[.J158];[.L158];[.N158];[.P158])">
            <text:p/>
          </table:table-cell>
          <table:table-cell table:number-columns-repeated="16383"/>
        </table:table-row>
        <table:table-row table:style-name="ro2">
          <table:table-cell table:formula="of:=CONCATENATE([.B159];[.D159];[.F159];[.H159];[.J159];[.L159];[.N159];[.P159])">
            <text:p/>
          </table:table-cell>
          <table:table-cell table:number-columns-repeated="16383"/>
        </table:table-row>
        <table:table-row table:style-name="ro2">
          <table:table-cell table:formula="of:=CONCATENATE([.B160];[.D160];[.F160];[.H160];[.J160];[.L160];[.N160];[.P160])">
            <text:p/>
          </table:table-cell>
          <table:table-cell table:number-columns-repeated="16383"/>
        </table:table-row>
        <table:table-row table:style-name="ro2">
          <table:table-cell table:formula="of:=CONCATENATE([.B161];[.D161];[.F161];[.H161];[.J161];[.L161];[.N161];[.P161])">
            <text:p/>
          </table:table-cell>
          <table:table-cell table:number-columns-repeated="16383"/>
        </table:table-row>
        <table:table-row table:style-name="ro2">
          <table:table-cell table:formula="of:=CONCATENATE([.B162];[.D162];[.F162];[.H162];[.J162];[.L162];[.N162];[.P162])">
            <text:p/>
          </table:table-cell>
          <table:table-cell table:number-columns-repeated="16383"/>
        </table:table-row>
        <table:table-row table:style-name="ro2">
          <table:table-cell table:formula="of:=CONCATENATE([.B163];[.D163];[.F163];[.H163];[.J163];[.L163];[.N163];[.P163])">
            <text:p/>
          </table:table-cell>
          <table:table-cell table:number-columns-repeated="16383"/>
        </table:table-row>
        <table:table-row table:style-name="ro2">
          <table:table-cell table:formula="of:=CONCATENATE([.B164];[.D164];[.F164];[.H164];[.J164];[.L164];[.N164];[.P164])">
            <text:p/>
          </table:table-cell>
          <table:table-cell table:number-columns-repeated="16383"/>
        </table:table-row>
        <table:table-row table:style-name="ro2">
          <table:table-cell table:formula="of:=CONCATENATE([.B165];[.D165];[.F165];[.H165];[.J165];[.L165];[.N165];[.P165])">
            <text:p/>
          </table:table-cell>
          <table:table-cell table:number-columns-repeated="16383"/>
        </table:table-row>
        <table:table-row table:style-name="ro2">
          <table:table-cell table:formula="of:=CONCATENATE([.B166];[.D166];[.F166];[.H166];[.J166];[.L166];[.N166];[.P166])">
            <text:p/>
          </table:table-cell>
          <table:table-cell table:number-columns-repeated="16383"/>
        </table:table-row>
        <table:table-row table:style-name="ro2">
          <table:table-cell table:formula="of:=CONCATENATE([.B167];[.D167];[.F167];[.H167];[.J167];[.L167];[.N167];[.P167])">
            <text:p/>
          </table:table-cell>
          <table:table-cell table:number-columns-repeated="16383"/>
        </table:table-row>
        <table:table-row table:style-name="ro2">
          <table:table-cell table:formula="of:=CONCATENATE([.B168];[.D168];[.F168];[.H168];[.J168];[.L168];[.N168];[.P168])">
            <text:p/>
          </table:table-cell>
          <table:table-cell table:number-columns-repeated="16383"/>
        </table:table-row>
        <table:table-row table:style-name="ro2">
          <table:table-cell table:formula="of:=CONCATENATE([.B169];[.D169];[.F169];[.H169];[.J169];[.L169];[.N169];[.P169])">
            <text:p/>
          </table:table-cell>
          <table:table-cell table:number-columns-repeated="16383"/>
        </table:table-row>
        <table:table-row table:style-name="ro2">
          <table:table-cell table:formula="of:=CONCATENATE([.B170];[.D170];[.F170];[.H170];[.J170];[.L170];[.N170];[.P170])">
            <text:p/>
          </table:table-cell>
          <table:table-cell table:number-columns-repeated="16383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ges (6)" table:style-name="ta1">
        <table:table-column table:style-name="co14" table:default-cell-style-name="ce43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34" table:default-cell-style-name="Default"/>
        <table:table-column table:style-name="co2" table:default-cell-style-name="ce47"/>
        <table:table-column table:style-name="co35" table:default-cell-style-name="Default"/>
        <table:table-column table:style-name="co2" table:default-cell-style-name="ce47"/>
        <table:table-column table:style-name="co36" table:default-cell-style-name="Default"/>
        <table:table-column table:style-name="co2" table:default-cell-style-name="ce47"/>
        <table:table-column table:style-name="co37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row table:style-name="ro1">
          <table:table-cell table:style-name="ce35" office:value-type="string" calcext:value-type="string">
            <text:p>N°Compte</text:p>
          </table:table-cell>
          <table:table-cell table:style-name="ce44" office:value-type="string" calcext:value-type="string">
            <text:p>COL-1</text:p>
          </table:table-cell>
          <table:table-cell table:style-name="ce48" table:formula="of:=CONCATENATE(&quot;Description&quot;;&quot; &quot;;[.B1])" office:value-type="string" office:string-value="Description COL-1" calcext:value-type="string">
            <text:p>Description COL-1</text:p>
          </table:table-cell>
          <table:table-cell table:style-name="ce48" office:value-type="string" calcext:value-type="string">
            <text:p>COL-2</text:p>
          </table:table-cell>
          <table:table-cell table:style-name="ce48" table:formula="of:=CONCATENATE(&quot;Description&quot;;&quot; &quot;;[.D1])" office:value-type="string" office:string-value="Description COL-2" calcext:value-type="string">
            <text:p>Description COL-2</text:p>
          </table:table-cell>
          <table:table-cell table:style-name="ce48" office:value-type="string" calcext:value-type="string">
            <text:p>COL-3</text:p>
          </table:table-cell>
          <table:table-cell table:style-name="ce48" office:value-type="string" calcext:value-type="string">
            <text:p>Description COL-3</text:p>
          </table:table-cell>
          <table:table-cell table:style-name="ce48" office:value-type="string" calcext:value-type="string">
            <text:p>COL-4</text:p>
          </table:table-cell>
          <table:table-cell table:style-name="ce48" office:value-type="string" calcext:value-type="string">
            <text:p>Description COL-4</text:p>
          </table:table-cell>
          <table:table-cell table:style-name="ce48" office:value-type="string" calcext:value-type="string">
            <text:p>COL-5</text:p>
          </table:table-cell>
          <table:table-cell table:style-name="ce48" office:value-type="string" calcext:value-type="string">
            <text:p>Description COL-5</text:p>
          </table:table-cell>
          <table:table-cell table:style-name="ce48" office:value-type="string" calcext:value-type="string">
            <text:p>COL-6</text:p>
          </table:table-cell>
          <table:table-cell table:style-name="ce48" office:value-type="string" calcext:value-type="string">
            <text:p>Description COL-6</text:p>
          </table:table-cell>
          <table:table-cell table:style-name="ce48" office:value-type="string" calcext:value-type="string">
            <text:p>COL-7</text:p>
          </table:table-cell>
          <table:table-cell table:style-name="ce48" office:value-type="string" calcext:value-type="string">
            <text:p>Description COL-7</text:p>
          </table:table-cell>
          <table:table-cell table:style-name="ce48" office:value-type="string" calcext:value-type="string">
            <text:p>COL-8</text:p>
          </table:table-cell>
          <table:table-cell table:style-name="ce44" office:value-type="string" calcext:value-type="string">
            <text:p>Description COL-8</text:p>
          </table:table-cell>
        </table:table-row>
        <table:table-row table:style-name="ro1">
          <table:table-cell table:style-name="ce59" table:formula="of:=CONCATENATE([.B2];[.D2];[.F2];[.H2];[.J2];[.L2];[.N2];[.P2])" office:value-type="string" office:string-value="6----xxx" calcext:value-type="string">
            <text:p>6--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];[.D3];[.F3];[.H3];[.J3];[.L3];[.N3];[.P3])" office:value-type="string" office:string-value="60--xxxx" calcext:value-type="string">
            <text:p>60-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];[.D4];[.F4];[.H4];[.J4];[.L4];[.N4];[.P4])" office:value-type="string" office:string-value="601xxxxx" calcext:value-type="string">
            <text:p>601x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chats stockés – matières première et fournitur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];[.D5];[.F5];[.H5];[.J5];[.L5];[.N5];[.P5])" office:value-type="string" office:string-value="602-xxxx" calcext:value-type="string">
            <text:p>602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];[.D6];[.F6];[.H6];[.J6];[.L6];[.N6];[.P6])" office:value-type="string" office:string-value="6021xxxx" calcext:value-type="string">
            <text:p>602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matières consommab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];[.D7];[.F7];[.H7];[.J7];[.L7];[.N7];[.P7])" office:value-type="string" office:string-value="6022-xxx" calcext:value-type="string">
            <text:p>6022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];[.D8];[.F8];[.H8];[.J8];[.L8];[.N8];[.P8])" office:value-type="string" office:string-value="60221xxx" calcext:value-type="string">
            <text:p>60221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mbustibl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];[.D9];[.F9];[.H9];[.J9];[.L9];[.N9];[.P9])" office:value-type="string" office:string-value="60222xxx" calcext:value-type="string">
            <text:p>60222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its d’entretien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];[.D10];[.F10];[.H10];[.J10];[.L10];[.N10];[.P10])" office:value-type="string" office:string-value="60223xxx" calcext:value-type="string">
            <text:p>60223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fournitures d’atelier et d’usin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];[.D11];[.F11];[.H11];[.J11];[.L11];[.N11];[.P11])" office:value-type="string" office:string-value="60224xxx" calcext:value-type="string">
            <text:p>60224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ourniture du magasin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];[.D12];[.F12];[.H12];[.J12];[.L12];[.N12];[.P12])" office:value-type="string" office:string-value="60225xxx" calcext:value-type="string">
            <text:p>60225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fournitures consommab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fournitures du bureau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];[.D13];[.F13];[.H13];[.J13];[.L13];[.N13];[.P13])" office:value-type="string" office:string-value="6026-xxx" calcext:value-type="string">
            <text:p>6026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];[.D14];[.F14];[.H14];[.J14];[.L14];[.N14];[.P14])" office:value-type="string" office:string-value="60261xxx" calcext:value-type="string">
            <text:p>60261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mballages perd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];[.D15];[.F15];[.H15];[.J15];[.L15];[.N15];[.P15])" office:value-type="string" office:string-value="60262xxx" calcext:value-type="string">
            <text:p>60262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malis sur emballag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];[.D16];[.F16];[.H16];[.J16];[.L16];[.N16];[.P16])" office:value-type="string" office:string-value="60265xxx" calcext:value-type="string">
            <text:p>60265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mballages récupérables non identifiab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];[.D17];[.F17];[.H17];[.J17];[.L17];[.N17];[.P17])" office:value-type="string" office:string-value="60267xxx" calcext:value-type="string">
            <text:p>60267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chats stockés – autres approvisionnemen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mballag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emballages à usage mixt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];[.D18];[.F18];[.H18];[.J18];[.L18];[.N18];[.P18])" office:value-type="string" office:string-value="604xxxx" calcext:value-type="string">
            <text:p>60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achat d’études et prestations de service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];[.D19];[.F19];[.H19];[.J19];[.L19];[.N19];[.P19])" office:value-type="string" office:string-value="605xxxx" calcext:value-type="string">
            <text:p>60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chat du matériels , équipement et travaux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];[.D20];[.F20];[.H20];[.J20];[.L20];[.N20];[.P20])" office:value-type="string" office:string-value="606-xxxx" calcext:value-type="string">
            <text:p>606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chat non stockés de matière et fournitu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];[.D21];[.F21];[.H21];[.J21];[.L21];[.N21];[.P21])" office:value-type="string" office:string-value="6061xxxx" calcext:value-type="string">
            <text:p>606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chat non stockés de matière et fournitu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ournitures non stockables (eau, énergie)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];[.D22];[.F22];[.H22];[.J22];[.L22];[.N22];[.P22])" office:value-type="string" office:string-value="6063xxxx" calcext:value-type="string">
            <text:p>606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chat non stockés de matière et fournitur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fournitures d’entretien et de petit équip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3];[.D23];[.F23];[.H23];[.J23];[.L23];[.N23];[.P23])" office:value-type="string" office:string-value="6064xxxx" calcext:value-type="string">
            <text:p>606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chat non stockés de matière et fournitur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ournitures administrativ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4];[.D24];[.F24];[.H24];[.J24];[.L24];[.N24];[.P24])" office:value-type="string" office:string-value="6068xxxx" calcext:value-type="string">
            <text:p>606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achat non stockés de matière et fournitur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matières et fournitu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5];[.D25];[.F25];[.H25];[.J25];[.L25];[.N25];[.P25])" office:value-type="string" office:string-value="607xxxx" calcext:value-type="string">
            <text:p>60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chat de marchandises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6];[.D26];[.F26];[.H26];[.J26];[.L26];[.N26];[.P26])" office:value-type="string" office:string-value="608xxxx" calcext:value-type="string">
            <text:p>60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(compte réservé le cas échéant à la récapitulation des frais accessoires incorporés aux achats)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7];[.D27];[.F27];[.H27];[.J27];[.L27];[.N27];[.P27])" office:value-type="string" office:string-value="609-xxxx" calcext:value-type="string">
            <text:p>609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rabais, remise et ristournes obtenus sur acha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8];[.D28];[.F28];[.H28];[.J28];[.L28];[.N28];[.P28])" office:value-type="string" office:string-value="6098xxxx" calcext:value-type="string">
            <text:p>609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rabais, remise et ristournes obtenus sur acha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rabais, remise et ristourne non affect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9];[.D29];[.F29];[.H29];[.J29];[.L29];[.N29];[.P29])" office:value-type="string" office:string-value="603-xxxx" calcext:value-type="string">
            <text:p>603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s des stocks d’approvisionnement et et de marchandis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0];[.D30];[.F30];[.H30];[.J30];[.L30];[.N30];[.P30])" office:value-type="string" office:string-value="6031xxxx" calcext:value-type="string">
            <text:p>603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s des stocks d’approvisionnement et et de marchandis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ariations des stocks de matières premiè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1];[.D31];[.F31];[.H31];[.J31];[.L31];[.N31];[.P31])" office:value-type="string" office:string-value="6032xxxx" calcext:value-type="string">
            <text:p>603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s des stocks d’approvisionnement et et de marchandis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variations des stocks des autres approvisionn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2];[.D32];[.F32];[.H32];[.J32];[.L32];[.N32];[.P32])" office:value-type="string" office:string-value="6037xxxx" calcext:value-type="string">
            <text:p>603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achat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s des stocks d’approvisionnement et et de marchandis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variations des stocks de marchandis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3];[.D33];[.F33];[.H33];[.J33];[.L33];[.N33];[.P33])" office:value-type="string" office:string-value="61---xxx" calcext:value-type="string">
            <text:p>61-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4];[.D34];[.F34];[.H34];[.J34];[.L34];[.N34];[.P34])" office:value-type="string" office:string-value="611xxxx" calcext:value-type="string">
            <text:p>61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ous-traitance générale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5];[.D35];[.F35];[.H35];[.J35];[.L35];[.N35];[.P35])" office:value-type="string" office:string-value="612-xxxx" calcext:value-type="string">
            <text:p>612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edevances de crédit-bai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6];[.D36];[.F36];[.H36];[.J36];[.L36];[.N36];[.P36])" office:value-type="string" office:string-value="6122xxxx" calcext:value-type="string">
            <text:p>612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edevances de crédit-bail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rédit bail mobili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7];[.D37];[.F37];[.H37];[.J37];[.L37];[.N37];[.P37])" office:value-type="string" office:string-value="6125xxxx" calcext:value-type="string">
            <text:p>612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edevances de crédit-bai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rédit bail immobili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8];[.D38];[.F38];[.H38];[.J38];[.L38];[.N38];[.P38])" office:value-type="string" office:string-value="613-xxxx" calcext:value-type="string">
            <text:p>613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location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39];[.D39];[.F39];[.H39];[.J39];[.L39];[.N39];[.P39])" office:value-type="string" office:string-value="6132xxxx" calcext:value-type="string">
            <text:p>613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location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locations immobiliè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0];[.D40];[.F40];[.H40];[.J40];[.L40];[.N40];[.P40])" office:value-type="string" office:string-value="6135xxxx" calcext:value-type="string">
            <text:p>613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location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locations mobiliè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1];[.D41];[.F41];[.H41];[.J41];[.L41];[.N41];[.P41])" office:value-type="string" office:string-value="614xxxx" calcext:value-type="string">
            <text:p>61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locatives et de copropriété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2];[.D42];[.F42];[.H42];[.J42];[.L42];[.N42];[.P42])" office:value-type="string" office:string-value="615-xxxx" calcext:value-type="string">
            <text:p>615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ntretien et réparation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3];[.D43];[.F43];[.H43];[.J43];[.L43];[.N43];[.P43])" office:value-type="string" office:string-value="6152xxxx" calcext:value-type="string">
            <text:p>615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ntretien et réparation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entretiens et réparations sur biens immobilie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4];[.D44];[.F44];[.H44];[.J44];[.L44];[.N44];[.P44])" office:value-type="string" office:string-value="6155xxxx" calcext:value-type="string">
            <text:p>615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ntretien et réparation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ntretiens et réparations sur bien mobilie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5];[.D45];[.F45];[.H45];[.J45];[.L45];[.N45];[.P45])" office:value-type="string" office:string-value="6156xxxx" calcext:value-type="string">
            <text:p>615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ntretien et réparation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maintenanc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6];[.D46];[.F46];[.H46];[.J46];[.L46];[.N46];[.P46])" office:value-type="string" office:string-value="616--xxx" calcext:value-type="string">
            <text:p>616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imes d’assuranc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7];[.D47];[.F47];[.H47];[.J47];[.L47];[.N47];[.P47])" office:value-type="string" office:string-value="6161-xxx" calcext:value-type="string">
            <text:p>6161-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imes d’assuranc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multirisque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8];[.D48];[.F48];[.H48];[.J48];[.L48];[.N48];[.P48])" office:value-type="string" office:string-value="6162-xxx" calcext:value-type="string">
            <text:p>6162-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imes d’assuranc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ssurances obligatoires dommage-construction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49];[.D49];[.F49];[.H49];[.J49];[.L49];[.N49];[.P49])" office:value-type="string" office:string-value="61636xxx" calcext:value-type="string">
            <text:p>61636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imes d’assuranc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assurance transport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sur achat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0];[.D50];[.F50];[.H50];[.J50];[.L50];[.N50];[.P50])" office:value-type="string" office:string-value="6167xxx" calcext:value-type="string">
            <text:p>6167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imes d’assurances </text:p>
          </table:table-cell>
          <table:table-cell table:style-name="ce51"/>
          <table:table-cell table:style-name="ce53"/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sur vent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1];[.D51];[.F51];[.H51];[.J51];[.L51];[.N51];[.P51])" office:value-type="string" office:string-value="6168xxx" calcext:value-type="string">
            <text:p>6168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imes d’assurances </text:p>
          </table:table-cell>
          <table:table-cell table:style-name="ce51"/>
          <table:table-cell table:style-name="ce53"/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sur autres bie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2];[.D52];[.F52];[.H52];[.J52];[.L52];[.N52];[.P52])" office:value-type="string" office:string-value="6164xxxx" calcext:value-type="string">
            <text:p>616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imes d’assuranc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risque d’exploitation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3];[.D53];[.F53];[.H53];[.J53];[.L53];[.N53];[.P53])" office:value-type="string" office:string-value="6165xxxx" calcext:value-type="string">
            <text:p>616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imes d’assuranc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nsolvabilité cli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4];[.D54];[.F54];[.H54];[.J54];[.L54];[.N54];[.P54])" office:value-type="string" office:string-value="617xxxx" calcext:value-type="string">
            <text:p>61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études et recherche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5];[.D55];[.F55];[.H55];[.J55];[.L55];[.N55];[.P55])" office:value-type="string" office:string-value="618-xxxx" calcext:value-type="string">
            <text:p>618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6];[.D56];[.F56];[.H56];[.J56];[.L56];[.N56];[.P56])" office:value-type="string" office:string-value="6181xxxx" calcext:value-type="string">
            <text:p>618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cumentations général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7];[.D57];[.F57];[.H57];[.J57];[.L57];[.N57];[.P57])" office:value-type="string" office:string-value="6183xxxx" calcext:value-type="string">
            <text:p>618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documentations techniqu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8];[.D58];[.F58];[.H58];[.J58];[.L58];[.N58];[.P58])" office:value-type="string" office:string-value="6185xxxx" calcext:value-type="string">
            <text:p>618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frais de colloques , séminaires conféren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59];[.D59];[.F59];[.H59];[.J59];[.L59];[.N59];[.P59])" office:value-type="string" office:string-value="619xxxx" calcext:value-type="string">
            <text:p>619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ervices extérieu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rabais, remises, ristournes obtenus sur services extérieur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0];[.D60];[.F60];[.H60];[.J60];[.L60];[.N60];[.P60])" office:value-type="string" office:string-value="62--xxxx" calcext:value-type="string">
            <text:p>62-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1];[.D61];[.F61];[.H61];[.J61];[.L61];[.N61];[.P61])" office:value-type="string" office:string-value="621-xxxx" calcext:value-type="string">
            <text:p>621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ersonnel extérieur à l’entité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2];[.D62];[.F62];[.H62];[.J62];[.L62];[.N62];[.P62])" office:value-type="string" office:string-value="6211xxxx" calcext:value-type="string">
            <text:p>621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ersonnel extérieur à l’entité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ersonnel intérimaire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3];[.D63];[.F63];[.H63];[.J63];[.L63];[.N63];[.P63])" office:value-type="string" office:string-value="6214xxxx" calcext:value-type="string">
            <text:p>621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ersonnel extérieur à l’entité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ersonnel détaché ou prêté à l’entit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4];[.D64];[.F64];[.H64];[.J64];[.L64];[.N64];[.P64])" office:value-type="string" office:string-value="622-xxxx" calcext:value-type="string">
            <text:p>622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émunérations d’intermédiaires et honorai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5];[.D65];[.F65];[.H65];[.J65];[.L65];[.N65];[.P65])" office:value-type="string" office:string-value="6221xxxx" calcext:value-type="string">
            <text:p>622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émunérations d’intermédiaires et honorai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mmissions et courtages sur acha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6];[.D66];[.F66];[.H66];[.J66];[.L66];[.N66];[.P66])" office:value-type="string" office:string-value="6222xxxx" calcext:value-type="string">
            <text:p>622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émunérations d’intermédiaires et honorair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mmissions et courtages sur vent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7];[.D67];[.F67];[.H67];[.J67];[.L67];[.N67];[.P67])" office:value-type="string" office:string-value="6224xxxx" calcext:value-type="string">
            <text:p>622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émunérations d’intermédiaires et honorair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rémunérations des transita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8];[.D68];[.F68];[.H68];[.J68];[.L68];[.N68];[.P68])" office:value-type="string" office:string-value="6225xxxx" calcext:value-type="string">
            <text:p>622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émunérations d’intermédiaires et honorair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rémunération d’affacturag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69];[.D69];[.F69];[.H69];[.J69];[.L69];[.N69];[.P69])" office:value-type="string" office:string-value="6226xxxx" calcext:value-type="string">
            <text:p>622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émunérations d’intermédiaires et honorair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honorair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0];[.D70];[.F70];[.H70];[.J70];[.L70];[.N70];[.P70])" office:value-type="string" office:string-value="6227xxxx" calcext:value-type="string">
            <text:p>622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émunérations d’intermédiaires et honorair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frais d’actes et de contentieux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1];[.D71];[.F71];[.H71];[.J71];[.L71];[.N71];[.P71])" office:value-type="string" office:string-value="6228xxxx" calcext:value-type="string">
            <text:p>622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émunérations d’intermédiaires et honorair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2];[.D72];[.F72];[.H72];[.J72];[.L72];[.N72];[.P72])" office:value-type="string" office:string-value="623-xxxx" calcext:value-type="string">
            <text:p>623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3];[.D73];[.F73];[.H73];[.J73];[.L73];[.N73];[.P73])" office:value-type="string" office:string-value="6231xxxx" calcext:value-type="string">
            <text:p>623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nnonces et inser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4];[.D74];[.F74];[.H74];[.J74];[.L74];[.N74];[.P74])" office:value-type="string" office:string-value="6232xxxx" calcext:value-type="string">
            <text:p>623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échantill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5];[.D75];[.F75];[.H75];[.J75];[.L75];[.N75];[.P75])" office:value-type="string" office:string-value="6233xxxx" calcext:value-type="string">
            <text:p>623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foires et exposi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6];[.D76];[.F76];[.H76];[.J76];[.L76];[.N76];[.P76])" office:value-type="string" office:string-value="6234xxxx" calcext:value-type="string">
            <text:p>623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adeaux à la clientèl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7];[.D77];[.F77];[.H77];[.J77];[.L77];[.N77];[.P77])" office:value-type="string" office:string-value="6235xxxx" calcext:value-type="string">
            <text:p>623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prim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8];[.D78];[.F78];[.H78];[.J78];[.L78];[.N78];[.P78])" office:value-type="string" office:string-value="6236xxxx" calcext:value-type="string">
            <text:p>623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atalogues et imprim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79];[.D79];[.F79];[.H79];[.J79];[.L79];[.N79];[.P79])" office:value-type="string" office:string-value="6237xxxx" calcext:value-type="string">
            <text:p>623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ublicati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0];[.D80];[.F80];[.H80];[.J80];[.L80];[.N80];[.P80])" office:value-type="string" office:string-value="6238xxxx" calcext:value-type="string">
            <text:p>623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ublicité, publications, relations publiqu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 (pourboires, dons courants)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1];[.D81];[.F81];[.H81];[.J81];[.L81];[.N81];[.P81])" office:value-type="string" office:string-value="624-xxxx" calcext:value-type="string">
            <text:p>624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nsports de biens et transports collectifs du personne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2];[.D82];[.F82];[.H82];[.J82];[.L82];[.N82];[.P82])" office:value-type="string" office:string-value="6241xxxx" calcext:value-type="string">
            <text:p>624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nsports de biens et transports collectifs du personne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ransports sur acha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3];[.D83];[.F83];[.H83];[.J83];[.L83];[.N83];[.P83])" office:value-type="string" office:string-value="6242xxxx" calcext:value-type="string">
            <text:p>624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nsports de biens et transports collectifs du personnel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ransport sur vent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4];[.D84];[.F84];[.H84];[.J84];[.L84];[.N84];[.P84])" office:value-type="string" office:string-value="6243xxxx" calcext:value-type="string">
            <text:p>624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nsports de biens et transports collectifs du personnel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transport entre établissement ou chantie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5];[.D85];[.F85];[.H85];[.J85];[.L85];[.N85];[.P85])" office:value-type="string" office:string-value="6244xxxx" calcext:value-type="string">
            <text:p>624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nsports de biens et transports collectifs du personnel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nsport administratif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6];[.D86];[.F86];[.H86];[.J86];[.L86];[.N86];[.P86])" office:value-type="string" office:string-value="6247xxxx" calcext:value-type="string">
            <text:p>624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nsports de biens et transports collectifs du personnel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transport collectifs du personne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7];[.D87];[.F87];[.H87];[.J87];[.L87];[.N87];[.P87])" office:value-type="string" office:string-value="6248xxxx" calcext:value-type="string">
            <text:p>624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nsports de biens et transports collectifs du personnel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8];[.D88];[.F88];[.H88];[.J88];[.L88];[.N88];[.P88])" office:value-type="string" office:string-value="625-xxxx" calcext:value-type="string">
            <text:p>625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lacements, missions et récep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89];[.D89];[.F89];[.H89];[.J89];[.L89];[.N89];[.P89])" office:value-type="string" office:string-value="6251xxxx" calcext:value-type="string">
            <text:p>625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lacements, missions et récep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oyages et déplac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0];[.D90];[.F90];[.H90];[.J90];[.L90];[.N90];[.P90])" office:value-type="string" office:string-value="6255xxxx" calcext:value-type="string">
            <text:p>625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lacements, missions et réception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frais de déménag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1];[.D91];[.F91];[.H91];[.J91];[.L91];[.N91];[.P91])" office:value-type="string" office:string-value="6256xxxx" calcext:value-type="string">
            <text:p>625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lacements, missions et récep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missi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2];[.D92];[.F92];[.H92];[.J92];[.L92];[.N92];[.P92])" office:value-type="string" office:string-value="6257xxxx" calcext:value-type="string">
            <text:p>625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éplacements, missions et récep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écepti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3];[.D93];[.F93];[.H93];[.J93];[.L93];[.N93];[.P93])" office:value-type="string" office:string-value="626xxxx" calcext:value-type="string">
            <text:p>62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frais postaux et de télécommunication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4];[.D94];[.F94];[.H94];[.J94];[.L94];[.N94];[.P94])" office:value-type="string" office:string-value="627-xxxx" calcext:value-type="string">
            <text:p>627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services bancaires et assimil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5];[.D95];[.F95];[.H95];[.J95];[.L95];[.N95];[.P95])" office:value-type="string" office:string-value="6271xxxx" calcext:value-type="string">
            <text:p>627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services bancaires e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frais sur titres (achat, vente, garde)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6];[.D96];[.F96];[.H96];[.J96];[.L96];[.N96];[.P96])" office:value-type="string" office:string-value="6272xxxx" calcext:value-type="string">
            <text:p>627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services bancaires et assimilé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mmissions et frais sur émissions d’empru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7];[.D97];[.F97];[.H97];[.J97];[.L97];[.N97];[.P97])" office:value-type="string" office:string-value="6275xxxx" calcext:value-type="string">
            <text:p>627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services bancaires e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frais sur effe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8];[.D98];[.F98];[.H98];[.J98];[.L98];[.N98];[.P98])" office:value-type="string" office:string-value="6276xxxx" calcext:value-type="string">
            <text:p>627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services bancaires et assimil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location de coffr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99];[.D99];[.F99];[.H99];[.J99];[.L99];[.N99];[.P99])" office:value-type="string" office:string-value="6278xxxx" calcext:value-type="string">
            <text:p>627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services bancaires et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frais et commissions sur prestation de servi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0];[.D100];[.F100];[.H100];[.J100];[.L100];[.N100];[.P100])" office:value-type="string" office:string-value="628-xxxx" calcext:value-type="string">
            <text:p>628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1];[.D101];[.F101];[.H101];[.J101];[.L101];[.N101];[.P101])" office:value-type="string" office:string-value="6281xxxx" calcext:value-type="string">
            <text:p>628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ncours divers (cotisations)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2];[.D102];[.F102];[.H102];[.J102];[.L102];[.N102];[.P102])" office:value-type="string" office:string-value="6284xxxx" calcext:value-type="string">
            <text:p>628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iver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frais de recrutement de personne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3];[.D103];[.F103];[.H103];[.J103];[.L103];[.N103];[.P103])" office:value-type="string" office:string-value="629xxxx" calcext:value-type="string">
            <text:p>629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utres services extérieur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rabais, remise et ristournes obtenus sur autres services extérieur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4];[.D104];[.F104];[.H104];[.J104];[.L104];[.N104];[.P104])" office:value-type="string" office:string-value="63---xxx" calcext:value-type="string">
            <text:p>63-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5];[.D105];[.F105];[.H105];[.J105];[.L105];[.N105];[.P105])" office:value-type="string" office:string-value="631-xxxx" calcext:value-type="string">
            <text:p>631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pôts, taxes et versements assimilés sur rémunér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6];[.D106];[.F106];[.H106];[.J106];[.L106];[.N106];[.P106])" office:value-type="string" office:string-value="6311xxxx" calcext:value-type="string">
            <text:p>631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pôts, taxes et versements assimilés sur rémunér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taxes sur les sala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7];[.D107];[.F107];[.H107];[.J107];[.L107];[.N107];[.P107])" office:value-type="string" office:string-value="6314xxxx" calcext:value-type="string">
            <text:p>631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pôts, taxes et versements assimilés sur rémunération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otisation pour défaut d’investissement obligatoire dans la construc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8];[.D108];[.F108];[.H108];[.J108];[.L108];[.N108];[.P108])" office:value-type="string" office:string-value="6318xxxx" calcext:value-type="string">
            <text:p>631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pôts, taxes et versements assimilés sur rémunér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09];[.D109];[.F109];[.H109];[.J109];[.L109];[.N109];[.P109])" office:value-type="string" office:string-value="633-xxxx" calcext:value-type="string">
            <text:p>633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 taxes et versement assimilés sur rémunér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0];[.D110];[.F110];[.H110];[.J110];[.L110];[.N110];[.P110])" office:value-type="string" office:string-value="6331xxxx" calcext:value-type="string">
            <text:p>633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 taxes et versement assimilés sur rémunér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ersement de transpor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1];[.D111];[.F111];[.H111];[.J111];[.L111];[.N111];[.P111])" office:value-type="string" office:string-value="6332xxxx" calcext:value-type="string">
            <text:p>633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 taxes et versement assimilés sur rémunér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allocations log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2];[.D112];[.F112];[.H112];[.J112];[.L112];[.N112];[.P112])" office:value-type="string" office:string-value="6333xxxx" calcext:value-type="string">
            <text:p>633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 taxes et versement assimilés sur rémunération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ntribution unique des employeurs à la formation professionnell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3];[.D113];[.F113];[.H113];[.J113];[.L113];[.N113];[.P113])" office:value-type="string" office:string-value="6334xxxx" calcext:value-type="string">
            <text:p>633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 taxes et versement assimilés sur rémunération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articipations des employeurs à l’effort de construc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4];[.D114];[.F114];[.H114];[.J114];[.L114];[.N114];[.P114])" office:value-type="string" office:string-value="6335xxxx" calcext:value-type="string">
            <text:p>633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 taxes et versement assimilés sur rémunération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versements libératoires ouvrant droit à l’exonération de la taxes d’apprentissag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5];[.D115];[.F115];[.H115];[.J115];[.L115];[.N115];[.P115])" office:value-type="string" office:string-value="6338xxxx" calcext:value-type="string">
            <text:p>633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 taxes et versement assimilés sur rémunération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6];[.D116];[.F116];[.H116];[.J116];[.L116];[.N116];[.P116])" office:value-type="string" office:string-value="635--xxx" calcext:value-type="string">
            <text:p>635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7];[.D117];[.F117];[.H117];[.J117];[.L117];[.N117];[.P117])" office:value-type="string" office:string-value="6351-xxx" calcext:value-type="string">
            <text:p>6351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8];[.D118];[.F118];[.H118];[.J118];[.L118];[.N118];[.P118])" office:value-type="string" office:string-value="63511xxx" calcext:value-type="string">
            <text:p>63511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pôts direct (sauf impôts sur le bénéfices)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ntributions économique territorial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19];[.D119];[.F119];[.H119];[.J119];[.L119];[.N119];[.P119])" office:value-type="string" office:string-value="6352xxx" calcext:value-type="string">
            <text:p>6352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/>
          <table:table-cell table:style-name="ce53"/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axes fonciè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0];[.D120];[.F120];[.H120];[.J120];[.L120];[.N120];[.P120])" office:value-type="string" office:string-value="6353xxx" calcext:value-type="string">
            <text:p>6353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/>
          <table:table-cell table:style-name="ce53"/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autres impôts locaux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1];[.D121];[.F121];[.H121];[.J121];[.L121];[.N121];[.P121])" office:value-type="string" office:string-value="6354xxx" calcext:value-type="string">
            <text:p>6354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/>
          <table:table-cell table:style-name="ce53"/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axes sur véhicules des société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2];[.D122];[.F122];[.H122];[.J122];[.L122];[.N122];[.P122])" office:value-type="string" office:string-value="6352xxxx" calcext:value-type="string">
            <text:p>635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axes sur le chiffres d’affaires non récupérab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3];[.D123];[.F123];[.H123];[.J123];[.L123];[.N123];[.P123])" office:value-type="string" office:string-value="6353xxxx" calcext:value-type="string">
            <text:p>635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 indirec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4];[.D124];[.F124];[.H124];[.J124];[.L124];[.N124];[.P124])" office:value-type="string" office:string-value="6354xxxx" calcext:value-type="string">
            <text:p>635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droit d’enregistrement et de timbr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5];[.D125];[.F125];[.H125];[.J125];[.L125];[.N125];[.P125])" office:value-type="string" office:string-value="6358xxxx" calcext:value-type="string">
            <text:p>635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impôts , taxes et versements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droits <text:s text:c="2"/>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6];[.D126];[.F126];[.H126];[.J126];[.L126];[.N126];[.P126])" office:value-type="string" office:string-value="637-xxxx" calcext:value-type="string">
            <text:p>637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pôts taxes et <text:s/>versements assimilés (autres organismes)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7];[.D127];[.F127];[.H127];[.J127];[.L127];[.N127];[.P127])" office:value-type="string" office:string-value="6371xxxx" calcext:value-type="string">
            <text:p>637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pôts taxes et <text:s/>versements assimilés (autres organismes)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ntribution sociale de solidarité à la charge des sociét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8];[.D128];[.F128];[.H128];[.J128];[.L128];[.N128];[.P128])" office:value-type="string" office:string-value="6372xxxx" calcext:value-type="string">
            <text:p>637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pôts taxes et <text:s/>versements assimilés (autres organismes)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taxes perçues par les organisme public et internationaux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29];[.D129];[.F129];[.H129];[.J129];[.L129];[.N129];[.P129])" office:value-type="string" office:string-value="6374xxxx" calcext:value-type="string">
            <text:p>637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pôts taxes et <text:s/>versements assimilés (autres organismes)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impôts et taxes exigibles à l’étrang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0];[.D130];[.F130];[.H130];[.J130];[.L130];[.N130];[.P130])" office:value-type="string" office:string-value="6378xxxx" calcext:value-type="string">
            <text:p>637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impôts taxes et <text:s/>versements assimilés (autres organismes)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taxes divers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1];[.D131];[.F131];[.H131];[.J131];[.L131];[.N131];[.P131])" office:value-type="string" office:string-value="638xxxx" calcext:value-type="string">
            <text:p>63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impôts, taxes et versement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rappel impôts (autres qu’impôts sur les bénéfices)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2];[.D132];[.F132];[.H132];[.J132];[.L132];[.N132];[.P132])" office:value-type="string" office:string-value="64--xxxx" calcext:value-type="string">
            <text:p>64-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3];[.D133];[.F133];[.H133];[.J133];[.L133];[.N133];[.P133])" office:value-type="string" office:string-value="641-xxxx" calcext:value-type="string">
            <text:p>641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émunérations du personne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4];[.D134];[.F134];[.H134];[.J134];[.L134];[.N134];[.P134])" office:value-type="string" office:string-value="6411xxxx" calcext:value-type="string">
            <text:p>641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émunérations du personne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salaires, appoint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5];[.D135];[.F135];[.H135];[.J135];[.L135];[.N135];[.P135])" office:value-type="string" office:string-value="6412xxxx" calcext:value-type="string">
            <text:p>641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émunérations du personnel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ngés pay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6];[.D136];[.F136];[.H136];[.J136];[.L136];[.N136];[.P136])" office:value-type="string" office:string-value="6413xxxx" calcext:value-type="string">
            <text:p>641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émunérations du personnel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rimes et gratificati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7];[.D137];[.F137];[.H137];[.J137];[.L137];[.N137];[.P137])" office:value-type="string" office:string-value="6414xxxx" calcext:value-type="string">
            <text:p>641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émunérations du personnel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indemnités et avantages dive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8];[.D138];[.F138];[.H138];[.J138];[.L138];[.N138];[.P138])" office:value-type="string" office:string-value="6415xxxx" calcext:value-type="string">
            <text:p>641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émunérations du personne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supplément familia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39];[.D139];[.F139];[.H139];[.J139];[.L139];[.N139];[.P139])" office:value-type="string" office:string-value="644xxxx" calcext:value-type="string">
            <text:p>64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rémunération du travail de l’exploitant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0];[.D140];[.F140];[.H140];[.J140];[.L140];[.N140];[.P140])" office:value-type="string" office:string-value="645-xxxx" calcext:value-type="string">
            <text:p>645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tisations de sécurité sociale et de prévoyanc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1];[.D141];[.F141];[.H141];[.J141];[.L141];[.N141];[.P141])" office:value-type="string" office:string-value="6451xxxx" calcext:value-type="string">
            <text:p>645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tisations de sécurité sociale et de prévoyanc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tisation à l’URSSAF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2];[.D142];[.F142];[.H142];[.J142];[.L142];[.N142];[.P142])" office:value-type="string" office:string-value="6452xxxx" calcext:value-type="string">
            <text:p>645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tisations de sécurité sociale et de prévoyance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tisations aux mutu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3];[.D143];[.F143];[.H143];[.J143];[.L143];[.N143];[.P143])" office:value-type="string" office:string-value="6453xxxx" calcext:value-type="string">
            <text:p>645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tisations de sécurité sociale et de prévoyanc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otisations aux caisses de retrait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4];[.D144];[.F144];[.H144];[.J144];[.L144];[.N144];[.P144])" office:value-type="string" office:string-value="6454xxxx" calcext:value-type="string">
            <text:p>645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tisations de sécurité sociale et de prévoyanc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otisations a France travail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5];[.D145];[.F145];[.H145];[.J145];[.L145];[.N145];[.P145])" office:value-type="string" office:string-value="6458xxxx" calcext:value-type="string">
            <text:p>645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otisations de sécurité sociale et de prévoyanc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cotisations aux autres organismes sociaux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6];[.D146];[.F146];[.H146];[.J146];[.L146];[.N146];[.P146])" office:value-type="string" office:string-value="646xxxx" calcext:value-type="string">
            <text:p>64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otisations sociales personnelles de l’exploitant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7];[.D147];[.F147];[.H147];[.J147];[.L147];[.N147];[.P147])" office:value-type="string" office:string-value="647-xxxx" calcext:value-type="string">
            <text:p>647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cotisations socia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8];[.D148];[.F148];[.H148];[.J148];[.L148];[.N148];[.P148])" office:value-type="string" office:string-value="6471xxxx" calcext:value-type="string">
            <text:p>647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cotisations socia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estations direct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49];[.D149];[.F149];[.H149];[.J149];[.L149];[.N149];[.P149])" office:value-type="string" office:string-value="6472xxxx" calcext:value-type="string">
            <text:p>647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cotisations socia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versements au comité social et économiqu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0];[.D150];[.F150];[.H150];[.J150];[.L150];[.N150];[.P150])" office:value-type="string" office:string-value="6474xxxx" calcext:value-type="string">
            <text:p>647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cotisations social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versements aux autres œuvres socia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1];[.D151];[.F151];[.H151];[.J151];[.L151];[.N151];[.P151])" office:value-type="string" office:string-value="6475xxxx" calcext:value-type="string">
            <text:p>647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autres cotisations social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médecine du travail ,pharmaci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2];[.D152];[.F152];[.H152];[.J152];[.L152];[.N152];[.P152])" office:value-type="string" office:string-value="648xxxx" calcext:value-type="string">
            <text:p>64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charges de personnel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3];[.D153];[.F153];[.H153];[.J153];[.L153];[.N153];[.P153])" office:value-type="string" office:string-value="649xxxx" calcext:value-type="string">
            <text:p>649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de personnel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remboursement de charges de personnel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4];[.D154];[.F154];[.H154];[.J154];[.L154];[.N154];[.P154])" office:value-type="string" office:string-value="65--xxxx" calcext:value-type="string">
            <text:p>65-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5];[.D155];[.F155];[.H155];[.J155];[.L155];[.N155];[.P155])" office:value-type="string" office:string-value="651-xxxx" calcext:value-type="string">
            <text:p>651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devances pour concessions, brevets licences marques procèdes logiciels droits et valeurs similaire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6];[.D156];[.F156];[.H156];[.J156];[.L156];[.N156];[.P156])" office:value-type="string" office:string-value="6511xxxx" calcext:value-type="string">
            <text:p>651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devances pour concessions, brevets licences marques procèdes logiciels droits et valeurs similai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devances pour concessions, brevets licences marque procédés logiciel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7];[.D157];[.F157];[.H157];[.J157];[.L157];[.N157];[.P157])" office:value-type="string" office:string-value="6516xxxx" calcext:value-type="string">
            <text:p>651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devances pour concessions, brevets licences marques procèdes logiciels droits et valeurs similair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roits d’auteur et de reproduction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8];[.D158];[.F158];[.H158];[.J158];[.L158];[.N158];[.P158])" office:value-type="string" office:string-value="6518xxxx" calcext:value-type="string">
            <text:p>651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devances pour concessions, brevets licences marques procèdes logiciels droits et valeurs similair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droits et valeurs simila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59];[.D159];[.F159];[.H159];[.J159];[.L159];[.N159];[.P159])" office:value-type="string" office:string-value="653xxxx" calcext:value-type="string">
            <text:p>65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rémunération de l’activité des administrateurs et des gérant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0];[.D160];[.F160];[.H160];[.J160];[.L160];[.N160];[.P160])" office:value-type="string" office:string-value="654-xxxx" calcext:value-type="string">
            <text:p>654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ertes sur créances irrécouvrab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1];[.D161];[.F161];[.H161];[.J161];[.L161];[.N161];[.P161])" office:value-type="string" office:string-value="6541xxxx" calcext:value-type="string">
            <text:p>654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ertes sur créances irrécouvrab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réances de l’exercic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2];[.D162];[.F162];[.H162];[.J162];[.L162];[.N162];[.P162])" office:value-type="string" office:string-value="6544xxxx" calcext:value-type="string">
            <text:p>654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ertes sur créances irrécouvrabl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réances des exercices antérie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3];[.D163];[.F163];[.H163];[.J163];[.L163];[.N163];[.P163])" office:value-type="string" office:string-value="655-xxxx" calcext:value-type="string">
            <text:p>655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Quote-part de résultat sur opération faites en commun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4];[.D164];[.F164];[.H164];[.J164];[.L164];[.N164];[.P164])" office:value-type="string" office:string-value="6551xxxx" calcext:value-type="string">
            <text:p>655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Quote-part de résultat sur opération faites en commun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quote-part de bénéfice transférer comptabilité du géra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5];[.D165];[.F165];[.H165];[.J165];[.L165];[.N165];[.P165])" office:value-type="string" office:string-value="6555xxxx" calcext:value-type="string">
            <text:p>655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Quote-part de résultat sur opération faites en commun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quote-part de perte supportée comptabilité des associés non gér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6];[.D166];[.F166];[.H166];[.J166];[.L166];[.N166];[.P166])" office:value-type="string" office:string-value="656xxxx" calcext:value-type="string">
            <text:p>65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ertes de change sur créances et dettes commerciale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7];[.D167];[.F167];[.H167];[.J167];[.L167];[.N167];[.P167])" office:value-type="string" office:string-value="657xxxx" calcext:value-type="string">
            <text:p>65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valeurs comptables des immobilisations incorporelles et corporelles cédée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8];[.D168];[.F168];[.H168];[.J168];[.L168];[.N168];[.P168])" office:value-type="string" office:string-value="658-xxxx" calcext:value-type="string">
            <text:p>658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énalités et autres charg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69];[.D169];[.F169];[.H169];[.J169];[.L169];[.N169];[.P169])" office:value-type="string" office:string-value="6581xxxx" calcext:value-type="string">
            <text:p>658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énalités et autres charg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énalité sur marché (et dédits payés sur achat et ventes)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0];[.D170];[.F170];[.H170];[.J170];[.L170];[.N170];[.P170])" office:value-type="string" office:string-value="6582xxxx" calcext:value-type="string">
            <text:p>658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énalités et autres charg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énalité, amendes fiscale et péna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1];[.D171];[.F171];[.H171];[.J171];[.L171];[.N171];[.P171])" office:value-type="string" office:string-value="6583xxxx" calcext:value-type="string">
            <text:p>658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énalités et autres charg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malis provenant des clauses d’indexa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2];[.D172];[.F172];[.H172];[.J172];[.L172];[.N172];[.P172])" office:value-type="string" office:string-value="6584xxxx" calcext:value-type="string">
            <text:p>658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énalités et autres charg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lot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3];[.D173];[.F173];[.H173];[.J173];[.L173];[.N173];[.P173])" office:value-type="string" office:string-value="6588xxxx" calcext:value-type="string">
            <text:p>658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utres charge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énalités et autres charg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opérations de constitution ou liquidation des fiduci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4];[.D174];[.F174];[.H174];[.J174];[.L174];[.N174];[.P174])" office:value-type="string" office:string-value="66---xxx" calcext:value-type="string">
            <text:p>66-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5];[.D175];[.F175];[.H175];[.J175];[.L175];[.N175];[.P175])" office:value-type="string" office:string-value="661--xxx" calcext:value-type="string">
            <text:p>661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6];[.D176];[.F176];[.H176];[.J176];[.L176];[.N176];[.P176])" office:value-type="string" office:string-value="6611-xxx" calcext:value-type="string">
            <text:p>6611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float" office:value="1" calcext:value-type="float">
            <text:p>1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7];[.D177];[.F177];[.H177];[.J177];[.L177];[.N177];[.P177])" office:value-type="string" office:string-value="66116xxx" calcext:value-type="string">
            <text:p>66116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térêts des emprunts et dett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intérêts des emprunts et dettes assimil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8];[.D178];[.F178];[.H178];[.J178];[.L178];[.N178];[.P178])" office:value-type="string" office:string-value="6617xxx" calcext:value-type="string">
            <text:p>6617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/>
          <table:table-cell table:style-name="ce53"/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intérêts des dettes rattaché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79];[.D179];[.F179];[.H179];[.J179];[.L179];[.N179];[.P179])" office:value-type="string" office:string-value="6612xxxx" calcext:value-type="string">
            <text:p>661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harges de la fiducie , résultat de la périod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0];[.D180];[.F180];[.H180];[.J180];[.L180];[.N180];[.P180])" office:value-type="string" office:string-value="6615xxxx" calcext:value-type="string">
            <text:p>661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ntérêts des comptes courants et des dépôts crédite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1];[.D181];[.F181];[.H181];[.J181];[.L181];[.N181];[.P181])" office:value-type="string" office:string-value="6616xxxx" calcext:value-type="string">
            <text:p>661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intérêts bancaires et sur opérations de financement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2];[.D182];[.F182];[.H182];[.J182];[.L182];[.N182];[.P182])" office:value-type="string" office:string-value="6617xxxx" calcext:value-type="string">
            <text:p>6617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intérêts des obligations cautionné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3];[.D183];[.F183];[.H183];[.J183];[.L183];[.N183];[.P183])" office:value-type="string" office:string-value="6618-xxx" calcext:value-type="string">
            <text:p>6618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float" office:value="8" calcext:value-type="float">
            <text:p>8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4];[.D184];[.F184];[.H184];[.J184];[.L184];[.N184];[.P184])" office:value-type="string" office:string-value="66181xxx" calcext:value-type="string">
            <text:p>66181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des autres dett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térêts des dettes commercia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5];[.D185];[.F185];[.H185];[.J185];[.L185];[.N185];[.P185])" office:value-type="string" office:string-value="6618xxx" calcext:value-type="string">
            <text:p>6618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harges d’intérêts </text:p>
          </table:table-cell>
          <table:table-cell table:style-name="ce51"/>
          <table:table-cell table:style-name="ce53"/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rêts des dettes divers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6];[.D186];[.F186];[.H186];[.J186];[.L186];[.N186];[.P186])" office:value-type="string" office:string-value="664xxxx" calcext:value-type="string">
            <text:p>66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ertes sur créances liées a des participation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7];[.D187];[.F187];[.H187];[.J187];[.L187];[.N187];[.P187])" office:value-type="string" office:string-value="665xxxx" calcext:value-type="string">
            <text:p>66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scomptes accordé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8];[.D188];[.F188];[.H188];[.J188];[.L188];[.N188];[.P188])" office:value-type="string" office:string-value="666xxxx" calcext:value-type="string">
            <text:p>66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erte de change financière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89];[.D189];[.F189];[.H189];[.J189];[.L189];[.N189];[.P189])" office:value-type="string" office:string-value="667-xxxx" calcext:value-type="string">
            <text:p>667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harges sur cessions d’éléments financie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0];[.D190];[.F190];[.H190];[.J190];[.L190];[.N190];[.P190])" office:value-type="string" office:string-value="6671xxxx" calcext:value-type="string">
            <text:p>667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harges sur cessions d’élément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aleurs comptables des immobilisations financière cédé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1];[.D191];[.F191];[.H191];[.J191];[.L191];[.N191];[.P191])" office:value-type="string" office:string-value="6672xxxx" calcext:value-type="string">
            <text:p>667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harges sur cessions d’élément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harges nettes sur cessions des titres immobilisés de l’activité de portefeuill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2];[.D192];[.F192];[.H192];[.J192];[.L192];[.N192];[.P192])" office:value-type="string" office:string-value="6673xxxx" calcext:value-type="string">
            <text:p>667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harges sur cessions d’éléments financ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charges nettes sur cessions de valeurs mobilières de placement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3];[.D193];[.F193];[.H193];[.J193];[.L193];[.N193];[.P193])" office:value-type="string" office:string-value="6674xxxx" calcext:value-type="string">
            <text:p>667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harges sur cessions d’éléments financ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harges nettes sur cessions de jeton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4];[.D194];[.F194];[.H194];[.J194];[.L194];[.N194];[.P194])" office:value-type="string" office:string-value="668-xxxx" calcext:value-type="string">
            <text:p>668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charges financiè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5];[.D195];[.F195];[.H195];[.J195];[.L195];[.N195];[.P195])" office:value-type="string" office:string-value="6683xxxx" calcext:value-type="string">
            <text:p>668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charges financièr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charges financièr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mali provenant du rachat par l’entité d’actions et obligations émises par elle-mêm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6];[.D196];[.F196];[.H196];[.J196];[.L196];[.N196];[.P196])" office:value-type="string" office:string-value="67-xxxx" calcext:value-type="string">
            <text:p>67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harges exceptionnel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7];[.D197];[.F197];[.H197];[.J197];[.L197];[.N197];[.P197])" office:value-type="string" office:string-value="672xxxx" calcext:value-type="string">
            <text:p>67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harges exceptionnel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mpte à la disposition de entités pour enregistrer , en cours d’exercice les charges sur exercices antérieur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8];[.D198];[.F198];[.H198];[.J198];[.L198];[.N198];[.P198])" office:value-type="string" office:string-value="678xxxx" calcext:value-type="string">
            <text:p>678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charges exceptionnell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charges exceptionnelle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199];[.D199];[.F199];[.H199];[.J199];[.L199];[.N199];[.P199])" office:value-type="string" office:string-value="68---xxx" calcext:value-type="string">
            <text:p>68-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0];[.D200];[.F200];[.H200];[.J200];[.L200];[.N200];[.P200])" office:value-type="string" office:string-value="681--xxx" calcext:value-type="string">
            <text:p>681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1];[.D201];[.F201];[.H201];[.J201];[.L201];[.N201];[.P201])" office:value-type="string" office:string-value="6811-xxx" calcext:value-type="string">
            <text:p>6811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1" calcext:value-type="float">
            <text:p>1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2];[.D202];[.F202];[.H202];[.J202];[.L202];[.N202];[.P202])" office:value-type="string" office:string-value="68111xxx" calcext:value-type="string">
            <text:p>68111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sur immobilisations incorporelles et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incorporelles et frais d’établiss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3];[.D203];[.F203];[.H203];[.J203];[.L203];[.N203];[.P203])" office:value-type="string" office:string-value="6812xxx" calcext:value-type="string">
            <text:p>6812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/>
          <table:table-cell table:style-name="ce53"/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mmobilisations corporell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4];[.D204];[.F204];[.H204];[.J204];[.L204];[.N204];[.P204])" office:value-type="string" office:string-value="6815xxxx" calcext:value-type="string">
            <text:p>681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otations aux provisions d’exploitation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5];[.D205];[.F205];[.H205];[.J205];[.L205];[.N205];[.P205])" office:value-type="string" office:string-value="6816-xxx" calcext:value-type="string">
            <text:p>6816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6" calcext:value-type="float">
            <text:p>6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6];[.D206];[.F206];[.H206];[.J206];[.L206];[.N206];[.P206])" office:value-type="string" office:string-value="68161xxx" calcext:value-type="string">
            <text:p>68161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pour dépréciations des immobilisations incorporelles et 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mobilisations incorporelles <text:s text:c="2"/>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7];[.D207];[.F207];[.H207];[.J207];[.L207];[.N207];[.P207])" office:value-type="string" office:string-value="68162xxx" calcext:value-type="string">
            <text:p>68162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pour dépréciations des immobilisations incorporelles et corporell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mmobilisations corpor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8];[.D208];[.F208];[.H208];[.J208];[.L208];[.N208];[.P208])" office:value-type="string" office:string-value="6817-xxx" calcext:value-type="string">
            <text:p>6817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7" calcext:value-type="float">
            <text:p>7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09];[.D209];[.F209];[.H209];[.J209];[.L209];[.N209];[.P209])" office:value-type="string" office:string-value="68173xxx" calcext:value-type="string">
            <text:p>68173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pour dépréciations des actifs circulant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stocks et en-cou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0];[.D210];[.F210];[.H210];[.J210];[.L210];[.N210];[.P210])" office:value-type="string" office:string-value="68174xxx" calcext:value-type="string">
            <text:p>68174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aux dépréciations et aux provisions ( à inscrire dans les charges exploitation)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pour dépréciations des actifs circulant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réanc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1];[.D211];[.F211];[.H211];[.J211];[.L211];[.N211];[.P211])" office:value-type="string" office:string-value="686--xxx" calcext:value-type="string">
            <text:p>686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2];[.D212];[.F212];[.H212];[.J212];[.L212];[.N212];[.P212])" office:value-type="string" office:string-value="6861-xxx" calcext:value-type="string">
            <text:p>6861-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des primes de remboursement des empru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3];[.D213];[.F213];[.H213];[.J213];[.L213];[.N213];[.P213])" office:value-type="string" office:string-value="6862-xxx" calcext:value-type="string">
            <text:p>6862-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otations aux amortissements des frais d’émission des empru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4];[.D214];[.F214];[.H214];[.J214];[.L214];[.N214];[.P214])" office:value-type="string" office:string-value="6865-xxx" calcext:value-type="string">
            <text:p>6865-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otations aux provisions financiè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5];[.D215];[.F215];[.H215];[.J215];[.L215];[.N215];[.P215])" office:value-type="string" office:string-value="68662xxx" calcext:value-type="string">
            <text:p>68662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pour dépréciations des élément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immobilisations financiè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6];[.D216];[.F216];[.H216];[.J216];[.L216];[.N216];[.P216])" office:value-type="string" office:string-value="68665xxx" calcext:value-type="string">
            <text:p>68665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pour dépréciations des éléments financ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valeurs mobilières de placement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7];[.D217];[.F217];[.H217];[.J217];[.L217];[.N217];[.P217])" office:value-type="string" office:string-value="687--xxx" calcext:value-type="string">
            <text:p>687-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aux amortissements aux dépréciations et aux provisions (à inscrire dans les charges exceptionnelles)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8];[.D218];[.F218];[.H218];[.J218];[.L218];[.N218];[.P218])" office:value-type="string" office:string-value="6871xxxx" calcext:value-type="string">
            <text:p>687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aux amortissements aux dépréciations et aux provisions (à inscrire dans les charges exceptionnelles)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dotations aux amortissements exceptionnels des immobilisation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19];[.D219];[.F219];[.H219];[.J219];[.L219];[.N219];[.P219])" office:value-type="string" office:string-value="6872-xxx" calcext:value-type="string">
            <text:p>6872-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aux amortissements aux dépréciations et aux provisions (à inscrire dans les charges exceptionnelles) </text:p>
          </table:table-cell>
          <table:table-cell table:style-name="ce51" office:value-type="float" office:value="2" calcext:value-type="float">
            <text:p>2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0];[.D220];[.F220];[.H220];[.J220];[.L220];[.N220];[.P220])" office:value-type="string" office:string-value="68725xxx" calcext:value-type="string">
            <text:p>68725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aux amortissements aux dépréciations et aux provisions (à inscrire dans les charges exceptionnelles)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dotations aux provisions réglementé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amortissement dérogato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1];[.D221];[.F221];[.H221];[.J221];[.L221];[.N221];[.P221])" office:value-type="string" office:string-value="6873xxxx" calcext:value-type="string">
            <text:p>6873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aux amortissements aux dépréciations et aux provisions (à inscrire dans les charges exceptionnelles)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dotations aux provisions réglementées (stock)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2];[.D222];[.F222];[.H222];[.J222];[.L222];[.N222];[.P222])" office:value-type="string" office:string-value="6874xxxx" calcext:value-type="string">
            <text:p>687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aux amortissements aux dépréciations et aux provisions (à inscrire dans les charges exceptionnelles)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dotations aux autres provisions réglementé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3];[.D223];[.F223];[.H223];[.J223];[.L223];[.N223];[.P223])" office:value-type="string" office:string-value="6875xxxx" calcext:value-type="string">
            <text:p>6875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aux amortissements aux dépréciations et aux provisions (à inscrire dans les charges exceptionnelles)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dotations aux provisions exceptionn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4];[.D224];[.F224];[.H224];[.J224];[.L224];[.N224];[.P224])" office:value-type="string" office:string-value="6876xxxx" calcext:value-type="string">
            <text:p>687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dotations aux amortissements aux dépréciations et aux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dotations aux amortissements aux dépréciations et aux provisions (à inscrire dans les charges exceptionnelles)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otations pour dépréciations exceptionn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5];[.D225];[.F225];[.H225];[.J225];[.L225];[.N225];[.P225])" office:value-type="string" office:string-value="6 9--xxxx" calcext:value-type="string">
            <text:p>6 9--xxxx</text:p>
          </table:table-cell>
          <table:table-cell table:style-name="ce45" office:value-type="string" calcext:value-type="string">
            <text:p>6 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6];[.D226];[.F226];[.H226];[.J226];[.L226];[.N226];[.P226])" office:value-type="string" office:string-value="691xxxx" calcext:value-type="string">
            <text:p>69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articipation des salariés aux résultat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7];[.D227];[.F227];[.H227];[.J227];[.L227];[.N227];[.P227])" office:value-type="string" office:string-value="695-xxxx" calcext:value-type="string">
            <text:p>695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mpôts sur les bénéfic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8];[.D228];[.F228];[.H228];[.J228];[.L228];[.N228];[.P228])" office:value-type="string" office:string-value="6951xxxx" calcext:value-type="string">
            <text:p>695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mpôts sur les bénéfic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mpôts dus en Franc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29];[.D229];[.F229];[.H229];[.J229];[.L229];[.N229];[.P229])" office:value-type="string" office:string-value="6952xxxx" calcext:value-type="string">
            <text:p>6952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mpôts sur les bénéfic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ntribution additionnelle à l’impôt sur les bénéfi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30];[.D230];[.F230];[.H230];[.J230];[.L230];[.N230];[.P230])" office:value-type="string" office:string-value="6954xxxx" calcext:value-type="string">
            <text:p>6954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impôts sur les bénéfic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impôts dus à l’étrang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31];[.D231];[.F231];[.H231];[.J231];[.L231];[.N231];[.P231])" office:value-type="string" office:string-value="696xxxx" calcext:value-type="string">
            <text:p>696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suppléments d’impôts sur les sociétés liés aux distributions </text:p>
          </table:table-cell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32];[.D232];[.F232];[.H232];[.J232];[.L232];[.N232];[.P232])" office:value-type="string" office:string-value="698-xxxx" calcext:value-type="string">
            <text:p>698-xxxx</text:p>
          </table:table-cell>
          <table:table-cell table:style-name="ce45" office:value-type="string" calcext:value-type="string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grations fiscal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33];[.D233];[.F233];[.H233];[.J233];[.L233];[.N233];[.P233])" office:value-type="string" office:string-value="6981xxxx" calcext:value-type="string">
            <text:p>6981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grations fiscal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intégrations fiscale – charg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34];[.D234];[.F234];[.H234];[.J234];[.L234];[.N234];[.P234])" office:value-type="string" office:string-value="6989xxxx" calcext:value-type="string">
            <text:p>6989xxxx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intégrations fiscales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intégrations fiscales- produi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style-name="ce59" table:formula="of:=CONCATENATE([.B235];[.D235];[.F235];[.H235];[.J235];[.L235];[.N235];[.P235])" office:value-type="string" office:string-value="699xxxx" calcext:value-type="string">
            <text:p>699xxxx</text:p>
          </table:table-cell>
          <table:table-cell table:style-name="ce46" office:value-type="float" office:value="6" calcext:value-type="float">
            <text:p>6</text:p>
          </table:table-cell>
          <table:table-cell table:style-name="ce53" office:value-type="string" calcext:value-type="string">
            <text:p>charges</text:p>
          </table:table-cell>
          <table:table-cell table:style-name="ce52" office:value-type="float" office:value="9" calcext:value-type="float">
            <text:p>9</text:p>
          </table:table-cell>
          <table:table-cell table:style-name="ce57" office:value-type="string" calcext:value-type="string">
            <text:p>participations des salariés – impôts sur bénéfices et assimilés </text:p>
          </table:table-cell>
          <table:table-cell table:style-name="ce52" office:value-type="float" office:value="9" calcext:value-type="float">
            <text:p>9</text:p>
          </table:table-cell>
          <table:table-cell table:style-name="ce57" office:value-type="string" calcext:value-type="string">
            <text:p>produit – report en arrière des déficits </text:p>
          </table:table-cell>
          <table:table-cell table:style-name="ce52"/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</table:table-row>
        <table:table-row table:style-name="ro2" table:number-rows-repeated="104834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roduits (7)" table:style-name="ta1">
        <table:table-column table:style-name="co38" table:default-cell-style-name="ce43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39" table:default-cell-style-name="Default"/>
        <table:table-column table:style-name="co2" table:default-cell-style-name="ce47"/>
        <table:table-column table:style-name="co40" table:default-cell-style-name="Default"/>
        <table:table-column table:style-name="co2" table:default-cell-style-name="ce47"/>
        <table:table-column table:style-name="co41" table:default-cell-style-name="Default"/>
        <table:table-column table:style-name="co2" table:default-cell-style-name="ce47"/>
        <table:table-column table:style-name="co42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row table:style-name="ro1">
          <table:table-cell table:style-name="ce35" office:value-type="string" calcext:value-type="string">
            <text:p>N°Compte</text:p>
          </table:table-cell>
          <table:table-cell table:style-name="ce44" office:value-type="string" calcext:value-type="string">
            <text:p>COL-1</text:p>
          </table:table-cell>
          <table:table-cell table:style-name="ce48" table:formula="of:=CONCATENATE(&quot;Description&quot;;&quot; &quot;;[.B1])" office:value-type="string" office:string-value="Description COL-1" calcext:value-type="string">
            <text:p>Description COL-1</text:p>
          </table:table-cell>
          <table:table-cell table:style-name="ce48" office:value-type="string" calcext:value-type="string">
            <text:p>COL-2</text:p>
          </table:table-cell>
          <table:table-cell table:style-name="ce48" table:formula="of:=CONCATENATE(&quot;Description&quot;;&quot; &quot;;[.D1])" office:value-type="string" office:string-value="Description COL-2" calcext:value-type="string">
            <text:p>Description COL-2</text:p>
          </table:table-cell>
          <table:table-cell table:style-name="ce48" office:value-type="string" calcext:value-type="string">
            <text:p>COL-3</text:p>
          </table:table-cell>
          <table:table-cell table:style-name="ce48" office:value-type="string" calcext:value-type="string">
            <text:p>Description COL-3</text:p>
          </table:table-cell>
          <table:table-cell table:style-name="ce48" office:value-type="string" calcext:value-type="string">
            <text:p>COL-4</text:p>
          </table:table-cell>
          <table:table-cell table:style-name="ce48" office:value-type="string" calcext:value-type="string">
            <text:p>Description COL-4</text:p>
          </table:table-cell>
          <table:table-cell table:style-name="ce48" office:value-type="string" calcext:value-type="string">
            <text:p>COL-5</text:p>
          </table:table-cell>
          <table:table-cell table:style-name="ce48" office:value-type="string" calcext:value-type="string">
            <text:p>Description COL-5</text:p>
          </table:table-cell>
          <table:table-cell table:style-name="ce48" office:value-type="string" calcext:value-type="string">
            <text:p>COL-6</text:p>
          </table:table-cell>
          <table:table-cell table:style-name="ce48" office:value-type="string" calcext:value-type="string">
            <text:p>Description COL-6</text:p>
          </table:table-cell>
          <table:table-cell table:style-name="ce48" office:value-type="string" calcext:value-type="string">
            <text:p>COL-7</text:p>
          </table:table-cell>
          <table:table-cell table:style-name="ce48" office:value-type="string" calcext:value-type="string">
            <text:p>Description COL-7</text:p>
          </table:table-cell>
          <table:table-cell table:style-name="ce48" office:value-type="string" calcext:value-type="string">
            <text:p>COL-8</text:p>
          </table:table-cell>
          <table:table-cell table:style-name="ce44" office:value-type="string" calcext:value-type="string">
            <text:p>Description COL-8</text:p>
          </table:table-cell>
        </table:table-row>
        <table:table-row table:style-name="ro1">
          <table:table-cell table:formula="of:=CONCATENATE([.B2];[.D2];[.F2];[.H2];[.J2];[.L2];[.N2];[.P2])" office:value-type="string" office:string-value="7---xxxx" calcext:value-type="string">
            <text:p>7--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string" calcext:value-type="string">
            <text:p>-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];[.D3];[.F3];[.H3];[.J3];[.L3];[.N3];[.P3])" office:value-type="string" office:string-value="70--xxxx" calcext:value-type="string">
            <text:p>70-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];[.D4];[.F4];[.H4];[.J4];[.L4];[.N4];[.P4])" office:value-type="string" office:string-value="701xxxxx" calcext:value-type="string">
            <text:p>701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ventes de produits fini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];[.D5];[.F5];[.H5];[.J5];[.L5];[.N5];[.P5])" office:value-type="string" office:string-value="702xxxxx" calcext:value-type="string">
            <text:p>702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ventes de produits intermédia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];[.D6];[.F6];[.H6];[.J6];[.L6];[.N6];[.P6])" office:value-type="string" office:string-value="703xxxxx" calcext:value-type="string">
            <text:p>703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entes de produits résidue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];[.D7];[.F7];[.H7];[.J7];[.L7];[.N7];[.P7])" office:value-type="string" office:string-value="704xxxxx" calcext:value-type="string">
            <text:p>704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travaux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];[.D8];[.F8];[.H8];[.J8];[.L8];[.N8];[.P8])" office:value-type="string" office:string-value="705xxxxx" calcext:value-type="string">
            <text:p>705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étud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];[.D9];[.F9];[.H9];[.J9];[.L9];[.N9];[.P9])" office:value-type="string" office:string-value="706xxxxx" calcext:value-type="string">
            <text:p>706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estation de servi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];[.D10];[.F10];[.H10];[.J10];[.L10];[.N10];[.P10])" office:value-type="string" office:string-value="707xxxxx" calcext:value-type="string">
            <text:p>707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ventes de marchandis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];[.D11];[.F11];[.H11];[.J11];[.L11];[.N11];[.P11])" office:value-type="string" office:string-value="708-xxxx" calcext:value-type="string">
            <text:p>708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roduits des activités annex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2];[.D12];[.F12];[.H12];[.J12];[.L12];[.N12];[.P12])" office:value-type="string" office:string-value="7081xxxx" calcext:value-type="string">
            <text:p>708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Produits des activités annex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des services exploités dans l’intérêt du personnel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3];[.D13];[.F13];[.H13];[.J13];[.L13];[.N13];[.P13])" office:value-type="string" office:string-value="7082xxxx" calcext:value-type="string">
            <text:p>7082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53"/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mmissions et courtag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4];[.D14];[.F14];[.H14];[.J14];[.L14];[.N14];[.P14])" office:value-type="string" office:string-value="7083xxxx" calcext:value-type="string">
            <text:p>7083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53"/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locations diverses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5];[.D15];[.F15];[.H15];[.J15];[.L15];[.N15];[.P15])" office:value-type="string" office:string-value="7084xxxx" calcext:value-type="string">
            <text:p>7084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53"/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mise à disposition de personnel facturé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6];[.D16];[.F16];[.H16];[.J16];[.L16];[.N16];[.P16])" office:value-type="string" office:string-value="7085xxxx" calcext:value-type="string">
            <text:p>7085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53"/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ports et frais accessoires facturé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7];[.D17];[.F17];[.H17];[.J17];[.L17];[.N17];[.P17])" office:value-type="string" office:string-value="7086xxxx" calcext:value-type="string">
            <text:p>7086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49"/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bonis sur reprises d’emballages consigné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8];[.D18];[.F18];[.H18];[.J18];[.L18];[.N18];[.P18])" office:value-type="string" office:string-value="7087xxxx" calcext:value-type="string">
            <text:p>7087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49"/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bonifications obtenues des clients et primes sur vent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9];[.D19];[.F19];[.H19];[.J19];[.L19];[.N19];[.P19])" office:value-type="string" office:string-value="7088xxxx" calcext:value-type="string">
            <text:p>7088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8" calcext:value-type="float">
            <text:p>8</text:p>
          </table:table-cell>
          <table:table-cell table:style-name="ce49"/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produits d’activités annexes (cession d’approvisionnements )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0];[.D20];[.F20];[.H20];[.J20];[.L20];[.N20];[.P20])" office:value-type="string" office:string-value="709-xxxx" calcext:value-type="string">
            <text:p>709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abais, remises et ristournes accordé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1];[.D21];[.F21];[.H21];[.J21];[.L21];[.N21];[.P21])" office:value-type="string" office:string-value="7091xxxx" calcext:value-type="string">
            <text:p>709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abais, remises et ristournes accordé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abais, remises et ristournes accordés sur ventes de produits fini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2];[.D22];[.F22];[.H22];[.J22];[.L22];[.N22];[.P22])" office:value-type="string" office:string-value="7092xxxx" calcext:value-type="string">
            <text:p>7092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abais, remises et ristournes accordé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abais, remises et ristournes accordés sur ventes de produits intermédiair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3];[.D23];[.F23];[.H23];[.J23];[.L23];[.N23];[.P23])" office:value-type="string" office:string-value="7094xxxx" calcext:value-type="string">
            <text:p>7094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abais, remises et ristournes accordé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rabais, remises et ristournes accordés sur des travaux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4];[.D24];[.F24];[.H24];[.J24];[.L24];[.N24];[.P24])" office:value-type="string" office:string-value="7095xxxx" calcext:value-type="string">
            <text:p>7095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abais, remises et ristournes accordé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rabais, remise et ristournes accordés sur étud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5];[.D25];[.F25];[.H25];[.J25];[.L25];[.N25];[.P25])" office:value-type="string" office:string-value="7096xxxx" calcext:value-type="string">
            <text:p>7096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abais, remises et ristournes accordé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abais remise et ristournes accordés sur prestations de servic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6];[.D26];[.F26];[.H26];[.J26];[.L26];[.N26];[.P26])" office:value-type="string" office:string-value="7097xxxx" calcext:value-type="string">
            <text:p>7097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abais, remises et ristournes accordé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abais, remise ristournes accordés sur ventes de marchandis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7];[.D27];[.F27];[.H27];[.J27];[.L27];[.N27];[.P27])" office:value-type="string" office:string-value="7098xxxx" calcext:value-type="string">
            <text:p>7098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0" calcext:value-type="float">
            <text:p>0</text:p>
          </table:table-cell>
          <table:table-cell table:style-name="ce49" office:value-type="string" calcext:value-type="string">
            <text:p>ventes des produits fabriqués, prestations de services, marchandises </text:p>
          </table:table-cell>
          <table:table-cell table:style-name="ce51" office:value-type="float" office:value="9" calcext:value-type="float">
            <text:p>9</text:p>
          </table:table-cell>
          <table:table-cell table:style-name="ce49" office:value-type="string" calcext:value-type="string">
            <text:p>Rabais, remises et ristournes accordé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rabais, remise et ristournes accordés sur produits des activités annex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8];[.D28];[.F28];[.H28];[.J28];[.L28];[.N28];[.P28])" office:value-type="string" office:string-value="71---xxx" calcext:value-type="string">
            <text:p>71--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9];[.D29];[.F29];[.H29];[.J29];[.L29];[.N29];[.P29])" office:value-type="string" office:string-value="713--xxx" calcext:value-type="string">
            <text:p>713-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0];[.D30];[.F30];[.H30];[.J30];[.L30];[.N30];[.P30])" office:value-type="string" office:string-value="7133-xxx" calcext:value-type="string">
            <text:p>7133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s des en-cours de production de bien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1];[.D31];[.F31];[.H31];[.J31];[.L31];[.N31];[.P31])" office:value-type="string" office:string-value="71331xxx" calcext:value-type="string">
            <text:p>71331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s des en-cours de production de bien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duits en 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2];[.D32];[.F32];[.H32];[.J32];[.L32];[.N32];[.P32])" office:value-type="string" office:string-value="71335xxx" calcext:value-type="string">
            <text:p>71335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s des en-cours de production de bien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travaux en 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3];[.D33];[.F33];[.H33];[.J33];[.L33];[.N33];[.P33])" office:value-type="string" office:string-value="7134-xxx" calcext:value-type="string">
            <text:p>7134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variations des en-cours de production de servic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4];[.D34];[.F34];[.H34];[.J34];[.L34];[.N34];[.P34])" office:value-type="string" office:string-value="71341xxx" calcext:value-type="string">
            <text:p>71341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variations des en-cours de production de servic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études en 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5];[.D35];[.F35];[.H35];[.J35];[.L35];[.N35];[.P35])" office:value-type="string" office:string-value="71345xxx" calcext:value-type="string">
            <text:p>71345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variations des en-cours de production de service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prestation de service en 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6];[.D36];[.F36];[.H36];[.J36];[.L36];[.N36];[.P36])" office:value-type="string" office:string-value="7135-xxx" calcext:value-type="string">
            <text:p>7135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variation des stocks de produit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7];[.D37];[.F37];[.H37];[.J37];[.L37];[.N37];[.P37])" office:value-type="string" office:string-value="71351xxx" calcext:value-type="string">
            <text:p>71351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variation des stocks de 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produits intermédia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8];[.D38];[.F38];[.H38];[.J38];[.L38];[.N38];[.P38])" office:value-type="string" office:string-value="71355xxx" calcext:value-type="string">
            <text:p>71355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variation des stocks de 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produits fini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9];[.D39];[.F39];[.H39];[.J39];[.L39];[.N39];[.P39])" office:value-type="string" office:string-value="71358xxx" calcext:value-type="string">
            <text:p>71358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ction stockée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Variation des en-cours de production de biens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variation des stocks de 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produits résidue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0];[.D40];[.F40];[.H40];[.J40];[.L40];[.N40];[.P40])" office:value-type="string" office:string-value="72-xxxxx" calcext:value-type="string">
            <text:p>72-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<text:s/>production immobilisée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1];[.D41];[.F41];[.H41];[.J41];[.L41];[.N41];[.P41])" office:value-type="string" office:string-value="721xxxxx" calcext:value-type="string">
            <text:p>721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<text:s/>production immobilisée </text:p>
          </table:table-cell>
          <table:table-cell table:style-name="ce51" office:value-type="float" office:value="1" calcext:value-type="float">
            <text:p>1</text:p>
          </table:table-cell>
          <table:table-cell table:style-name="ce63" office:value-type="string" calcext:value-type="string">
            <text:p>production immobilisé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2];[.D42];[.F42];[.H42];[.J42];[.L42];[.N42];[.P42])" office:value-type="string" office:string-value="722xxxxx" calcext:value-type="string">
            <text:p>722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ction immobilisée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immobilisation corporell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3];[.D43];[.F43];[.H43];[.J43];[.L43];[.N43];[.P43])" office:value-type="string" office:string-value="74-xxxxx" calcext:value-type="string">
            <text:p>74-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subvention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4];[.D44];[.F44];[.H44];[.J44];[.L44];[.N44];[.P44])" office:value-type="string" office:string-value="741xxxxx" calcext:value-type="string">
            <text:p>741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subvention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subvention d’exploitation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5];[.D45];[.F45];[.H45];[.J45];[.L45];[.N45];[.P45])" office:value-type="string" office:string-value="742xxxxx" calcext:value-type="string">
            <text:p>742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subvention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subvention d’équilibr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6];[.D46];[.F46];[.H46];[.J46];[.L46];[.N46];[.P46])" office:value-type="string" office:string-value="747xxxxx" calcext:value-type="string">
            <text:p>747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subvention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Quote-part des subventions d’investissement virée au résultat de l’exercic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7];[.D47];[.F47];[.H47];[.J47];[.L47];[.N47];[.P47])" office:value-type="string" office:string-value="75--xxxx" calcext:value-type="string">
            <text:p>75-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8];[.D48];[.F48];[.H48];[.J48];[.L48];[.N48];[.P48])" office:value-type="string" office:string-value="751-xxxx" calcext:value-type="string">
            <text:p>751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redevances pour concession brevets, licences marque, procédés, logiciels, droits et valeurs similaire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9];[.D49];[.F49];[.H49];[.J49];[.L49];[.N49];[.P49])" office:value-type="string" office:string-value="7511xxxx" calcext:value-type="string">
            <text:p>751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redevances pour concession brevets, licences marque, procédés, logiciels, droits et valeurs similaire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devance pour concessions brevet licence marque procédés logiciel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0];[.D50];[.F50];[.H50];[.J50];[.L50];[.N50];[.P50])" office:value-type="string" office:string-value="7516xxxx" calcext:value-type="string">
            <text:p>7516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redevances pour concession brevets, licences marque, procédés, logiciels, droits et valeurs similaire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droits d’auteur et de valeurs reproduction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1];[.D51];[.F51];[.H51];[.J51];[.L51];[.N51];[.P51])" office:value-type="string" office:string-value="7518xxxx" calcext:value-type="string">
            <text:p>7518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redevances pour concession brevets, licences marque, procédés, logiciels, droits et valeurs similaire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droits et valeurs similai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2];[.D52];[.F52];[.H52];[.J52];[.L52];[.N52];[.P52])" office:value-type="string" office:string-value="752xxxxx" calcext:value-type="string">
            <text:p>752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revenus des immeubles non affectés à des activités professionn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3];[.D53];[.F53];[.H53];[.J53];[.L53];[.N53];[.P53])" office:value-type="string" office:string-value="753xxxxx" calcext:value-type="string">
            <text:p>753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rémunérations de l’activité des administrateurs et des géra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4];[.D54];[.F54];[.H54];[.J54];[.L54];[.N54];[.P54])" office:value-type="string" office:string-value="754xxxxx" calcext:value-type="string">
            <text:p>754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ristournes perçues des coopératives provenant des excéd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5];[.D55];[.F55];[.H55];[.J55];[.L55];[.N55];[.P55])" office:value-type="string" office:string-value="755-xxxx" calcext:value-type="string">
            <text:p>755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Quote-part de résultat sur opérations faites en commun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6];[.D56];[.F56];[.H56];[.J56];[.L56];[.N56];[.P56])" office:value-type="string" office:string-value="7551xxxx" calcext:value-type="string">
            <text:p>755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Quote-part de résultat sur opérations faites en commun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Quote-part de perte transférée comptabilité du gérant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7];[.D57];[.F57];[.H57];[.J57];[.L57];[.N57];[.P57])" office:value-type="string" office:string-value="7555xxxx" calcext:value-type="string">
            <text:p>7555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Quote-part de résultat sur opérations faites en commun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Quote-part de bénéfice attribuée comptabilité des associés non géran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8];[.D58];[.F58];[.H58];[.J58];[.L58];[.N58];[.P58])" office:value-type="string" office:string-value="756xxxxx" calcext:value-type="string">
            <text:p>756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grains de change sur créances et dettes commercial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9];[.D59];[.F59];[.H59];[.J59];[.L59];[.N59];[.P59])" office:value-type="string" office:string-value="757xxxxx" calcext:value-type="string">
            <text:p>757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produits des cessions d’immobilisations incorporelles et corporell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0];[.D60];[.F60];[.H60];[.J60];[.L60];[.N60];[.P60])" office:value-type="string" office:string-value="758-xxxx" calcext:value-type="string">
            <text:p>758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1];[.D61];[.F61];[.H61];[.J61];[.L61];[.N61];[.P61])" office:value-type="string" office:string-value="7581xxxx" calcext:value-type="string">
            <text:p>758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édits et pénalités perçus sur achats et vent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2];[.D62];[.F62];[.H62];[.J62];[.L62];[.N62];[.P62])" office:value-type="string" office:string-value="7582xxxx" calcext:value-type="string">
            <text:p>7582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libéralités reçu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3];[.D63];[.F63];[.H63];[.J63];[.L63];[.N63];[.P63])" office:value-type="string" office:string-value="7583xxxx" calcext:value-type="string">
            <text:p>7583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rentrées sur créances amorti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4];[.D64];[.F64];[.H64];[.J64];[.L64];[.N64];[.P64])" office:value-type="string" office:string-value="7584xxx" calcext:value-type="string">
            <text:p>7584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dégrèvements d’impôts autres qu’impôts sur les bénéfic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/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5];[.D65];[.F65];[.H65];[.J65];[.L65];[.N65];[.P65])" office:value-type="string" office:string-value="7585xxxx" calcext:value-type="string">
            <text:p>7585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bonis provenant de clauses d’indexation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6];[.D66];[.F66];[.H66];[.J66];[.L66];[.N66];[.P66])" office:value-type="string" office:string-value="7586xxxx" calcext:value-type="string">
            <text:p>7586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lo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7];[.D67];[.F67];[.H67];[.J67];[.L67];[.N67];[.P67])" office:value-type="string" office:string-value="7587xxxx" calcext:value-type="string">
            <text:p>7587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float" office:value="7" calcext:value-type="float">
            <text:p>7</text:p>
          </table:table-cell>
          <table:table-cell table:style-name="ce49" office:value-type="string" calcext:value-type="string">
            <text:p>indemnités d’assuranc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8];[.D68];[.F68];[.H68];[.J68];[.L68];[.N68];[.P68])" office:value-type="string" office:string-value="7588xxxx" calcext:value-type="string">
            <text:p>7588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<text:s/>autres produits de gestion courante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indemnités et autres 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opérations de constitutions ou liquidations des fiduci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9];[.D69];[.F69];[.H69];[.J69];[.L69];[.N69];[.P69])" office:value-type="string" office:string-value="76--xxxx" calcext:value-type="string">
            <text:p>76-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0];[.D70];[.F70];[.H70];[.J70];[.L70];[.N70];[.P70])" office:value-type="string" office:string-value="761-xxxx" calcext:value-type="string">
            <text:p>761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de participat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1];[.D71];[.F71];[.H71];[.J71];[.L71];[.N71];[.P71])" office:value-type="string" office:string-value="7611xxxx" calcext:value-type="string">
            <text:p>761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de participat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venus des titres de participa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2];[.D72];[.F72];[.H72];[.J72];[.L72];[.N72];[.P72])" office:value-type="string" office:string-value="7612xxxx" calcext:value-type="string">
            <text:p>7612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de participation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its de fiducie résultat de la périod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3];[.D73];[.F73];[.H73];[.J73];[.L73];[.N73];[.P73])" office:value-type="string" office:string-value="7616xxxx" calcext:value-type="string">
            <text:p>7616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de participat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venus sur autres formes de participa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4];[.D74];[.F74];[.H74];[.J74];[.L74];[.N74];[.P74])" office:value-type="string" office:string-value="7617xxxx" calcext:value-type="string">
            <text:p>7617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de participat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venus des créances rattachées à des participa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5];[.D75];[.F75];[.H75];[.J75];[.L75];[.N75];[.P75])" office:value-type="string" office:string-value="762-xxxx" calcext:value-type="string">
            <text:p>762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its des autres immobilisations financièr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6];[.D76];[.F76];[.H76];[.J76];[.L76];[.N76];[.P76])" office:value-type="string" office:string-value="7621xxxx" calcext:value-type="string">
            <text:p>762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its des autres immobilisations financièr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venus des titres des immobilisati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7];[.D77];[.F77];[.H77];[.J77];[.L77];[.N77];[.P77])" office:value-type="string" office:string-value="7626xxxx" calcext:value-type="string">
            <text:p>7626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its des autres immobilisations financière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venus des prêt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8];[.D78];[.F78];[.H78];[.J78];[.L78];[.N78];[.P78])" office:value-type="string" office:string-value="7627xxxx" calcext:value-type="string">
            <text:p>7627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its des autres immobilisations financière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venus des créances immobilisé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9];[.D79];[.F79];[.H79];[.J79];[.L79];[.N79];[.P79])" office:value-type="string" office:string-value="763-xxxx" calcext:value-type="string">
            <text:p>763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revenus des autres créance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0];[.D80];[.F80];[.H80];[.J80];[.L80];[.N80];[.P80])" office:value-type="string" office:string-value="7631xxxx" calcext:value-type="string">
            <text:p>763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revenus des autres créance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venus des créances commercial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1];[.D81];[.F81];[.H81];[.J81];[.L81];[.N81];[.P81])" office:value-type="string" office:string-value="7638xxxx" calcext:value-type="string">
            <text:p>7638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revenus des autres créance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revenus des créances divers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2];[.D82];[.F82];[.H82];[.J82];[.L82];[.N82];[.P82])" office:value-type="string" office:string-value="764xxxxx" calcext:value-type="string">
            <text:p>764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revenu des valeurs immobilières de plac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3];[.D83];[.F83];[.H83];[.J83];[.L83];[.N83];[.P83])" office:value-type="string" office:string-value="765xxxxx" calcext:value-type="string">
            <text:p>765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escomptes obten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4];[.D84];[.F84];[.H84];[.J84];[.L84];[.N84];[.P84])" office:value-type="string" office:string-value="766xxxxx" calcext:value-type="string">
            <text:p>766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gains de change financie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5];[.D85];[.F85];[.H85];[.J85];[.L85];[.N85];[.P85])" office:value-type="string" office:string-value="767-xxxx" calcext:value-type="string">
            <text:p>767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sur cession d’éléments financie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6];[.D86];[.F86];[.H86];[.J86];[.L86];[.N86];[.P86])" office:value-type="string" office:string-value="7671xxxx" calcext:value-type="string">
            <text:p>7671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sur cession d’éléments financier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produits des cessions d’immobilisations financiè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7];[.D87];[.F87];[.H87];[.J87];[.L87];[.N87];[.P87])" office:value-type="string" office:string-value="7672xxxx" calcext:value-type="string">
            <text:p>7672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sur cession d’élément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produits nets sur cessions de titres immobilisés de l’activité de portefeuille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8];[.D88];[.F88];[.H88];[.J88];[.L88];[.N88];[.P88])" office:value-type="string" office:string-value="7673xxxx" calcext:value-type="string">
            <text:p>7673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sur cession d’éléments financ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produits nets sur cessions de valeurs mobilières de placement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9];[.D89];[.F89];[.H89];[.J89];[.L89];[.N89];[.P89])" office:value-type="string" office:string-value="7674xxxx" calcext:value-type="string">
            <text:p>7674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sur cession d’éléments financiers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produits nets sur cessions de jeton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0];[.D90];[.F90];[.H90];[.J90];[.L90];[.N90];[.P90])" office:value-type="string" office:string-value="768-xxxx" calcext:value-type="string">
            <text:p>768-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produits financier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1];[.D91];[.F91];[.H91];[.J91];[.L91];[.N91];[.P91])" office:value-type="string" office:string-value="7683xxxx" calcext:value-type="string">
            <text:p>7683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produits financier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produits financiers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<text:s/>bonis provenant du rachat par l’entreprise d’actions et d’obligations émises par elle-meme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2];[.D92];[.F92];[.H92];[.J92];[.L92];[.N92];[.P92])" office:value-type="string" office:string-value="77-xxxxx" calcext:value-type="string">
            <text:p>77-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exceptionnel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3];[.D93];[.F93];[.H93];[.J93];[.L93];[.N93];[.P93])" office:value-type="string" office:string-value="772xxxxx" calcext:value-type="string">
            <text:p>772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exceptionnel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mpte de disposition des entités pour enregistrés en cours d’exercices les produits sur exercices antérieur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4];[.D94];[.F94];[.H94];[.J94];[.L94];[.N94];[.P94])" office:value-type="string" office:string-value="778xxxxx" calcext:value-type="string">
            <text:p>778x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produits exceptionnels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produits exceptionnel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5];[.D95];[.F95];[.H95];[.J95];[.L95];[.N95];[.P95])" office:value-type="string" office:string-value="78---xxx" calcext:value-type="string">
            <text:p>78--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6];[.D96];[.F96];[.H96];[.J96];[.L96];[.N96];[.P96])" office:value-type="string" office:string-value="781--xxx" calcext:value-type="string">
            <text:p>781-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7];[.D97];[.F97];[.H97];[.J97];[.L97];[.N97];[.P97])" office:value-type="string" office:string-value="7811-xxx" calcext:value-type="string">
            <text:p>7811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s sur amortissement des immobilisation corporelle et incorporelle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8];[.D98];[.F98];[.H98];[.J98];[.L98];[.N98];[.P98])" office:value-type="string" office:string-value="78111xxx" calcext:value-type="string">
            <text:p>78111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s sur amortissement des immobilisation corporelle et incorporelles 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immobilisations incorpor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9];[.D99];[.F99];[.H99];[.J99];[.L99];[.N99];[.P99])" office:value-type="string" office:string-value="78112xxx" calcext:value-type="string">
            <text:p>78112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s sur amortissement des immobilisation corporelle et incorporelles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immobilisation corpor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0];[.D100];[.F100];[.H100];[.J100];[.L100];[.N100];[.P100])" office:value-type="string" office:string-value="7815xxxx" calcext:value-type="string">
            <text:p>7815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reprise sur provisions d’exploitation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1];[.D101];[.F101];[.H101];[.J101];[.L101];[.N101];[.P101])" office:value-type="string" office:string-value="7816-xxx" calcext:value-type="string">
            <text:p>7816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 sur dépréciations des immobilisations incorporelles et corporelles <text:s/>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2];[.D102];[.F102];[.H102];[.J102];[.L102];[.N102];[.P102])" office:value-type="string" office:string-value="78161xxx" calcext:value-type="string">
            <text:p>78161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 sur dépréciations des immobilisations incorporelles et corporelles <text:s/>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immobilisations incorpor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3];[.D103];[.F103];[.H103];[.J103];[.L103];[.N103];[.P103])" office:value-type="string" office:string-value="78162xxx" calcext:value-type="string">
            <text:p>78162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 sur dépréciations des immobilisations incorporelles et corporelles <text:s/>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immobilisation corporell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4];[.D104];[.F104];[.H104];[.J104];[.L104];[.N104];[.P104])" office:value-type="string" office:string-value="7817-xxx" calcext:value-type="string">
            <text:p>7817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des actifs circula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5];[.D105];[.F105];[.H105];[.J105];[.L105];[.N105];[.P105])" office:value-type="string" office:string-value="78173xxx" calcext:value-type="string">
            <text:p>78173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des actifs circulants </text:p>
          </table:table-cell>
          <table:table-cell table:style-name="ce51" office:value-type="float" office:value="3" calcext:value-type="float">
            <text:p>3</text:p>
          </table:table-cell>
          <table:table-cell table:style-name="ce49" office:value-type="string" calcext:value-type="string">
            <text:p>stock et en-cour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6];[.D106];[.F106];[.H106];[.J106];[.L106];[.N106];[.P106])" office:value-type="string" office:string-value="78174xxx" calcext:value-type="string">
            <text:p>78174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reprise sur amortissement, dépréciation et provisions (à inscrire dans les produits d’exploitation)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des actifs circulants </text:p>
          </table:table-cell>
          <table:table-cell table:style-name="ce51" office:value-type="float" office:value="4" calcext:value-type="float">
            <text:p>4</text:p>
          </table:table-cell>
          <table:table-cell table:style-name="ce49" office:value-type="string" calcext:value-type="string">
            <text:p>créanc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7];[.D107];[.F107];[.H107];[.J107];[.L107];[.N107];[.P107])" office:value-type="string" office:string-value="786--xxx" calcext:value-type="string">
            <text:p>786-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s sur dépréciations et provisions (à inscrire dans les produits financiers)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8];[.D108];[.F108];[.H108];[.J108];[.L108];[.N108];[.P108])" office:value-type="string" office:string-value="7865xxxx" calcext:value-type="string">
            <text:p>7865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s sur dépréciations et provisions (à inscrire dans les produits financiers)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reprise sur provisions financièr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9];[.D109];[.F109];[.H109];[.J109];[.L109];[.N109];[.P109])" office:value-type="string" office:string-value="7866-xxx" calcext:value-type="string">
            <text:p>7866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s sur dépréciations et provisions (à inscrire dans les produits financiers)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s sur dépréciations des éléments financiers 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0];[.D110];[.F110];[.H110];[.J110];[.L110];[.N110];[.P110])" office:value-type="string" office:string-value="78662xxx" calcext:value-type="string">
            <text:p>78662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s sur dépréciations et provisions (à inscrire dans les produits financiers)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s sur dépréciations des éléments financiers </text:p>
          </table:table-cell>
          <table:table-cell table:style-name="ce51" office:value-type="float" office:value="2" calcext:value-type="float">
            <text:p>2</text:p>
          </table:table-cell>
          <table:table-cell table:style-name="ce49" office:value-type="string" calcext:value-type="string">
            <text:p>immobilisations financiè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1];[.D111];[.F111];[.H111];[.J111];[.L111];[.N111];[.P111])" office:value-type="string" office:string-value="78665xxx" calcext:value-type="string">
            <text:p>78665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s sur dépréciations et provisions (à inscrire dans les produits financiers)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prises sur dépréciations des éléments financiers 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valeurs mobilières de placement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2];[.D112];[.F112];[.H112];[.J112];[.L112];[.N112];[.P112])" office:value-type="string" office:string-value="787--xxx" calcext:value-type="string">
            <text:p>787-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et provisions ( a inscrire dans les produits exceptionnels)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3];[.D113];[.F113];[.H113];[.J113];[.L113];[.N113];[.P113])" office:value-type="string" office:string-value="7872-xxx" calcext:value-type="string">
            <text:p>7872-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et provisions ( a inscrire dans les produits exceptionnels)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eprise sur provisions réglementées (immobilisations)</text:p>
          </table:table-cell>
          <table:table-cell table:style-name="ce51" office:value-type="string" calcext:value-type="string">
            <text:p>-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4];[.D114];[.F114];[.H114];[.J114];[.L114];[.N114];[.P114])" office:value-type="string" office:string-value="78725xxx" calcext:value-type="string">
            <text:p>78725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et provisions ( a inscrire dans les produits exceptionnels)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reprise sur provisions réglementées (immobilisations)</text:p>
          </table:table-cell>
          <table:table-cell table:style-name="ce51" office:value-type="float" office:value="5" calcext:value-type="float">
            <text:p>5</text:p>
          </table:table-cell>
          <table:table-cell table:style-name="ce49" office:value-type="string" calcext:value-type="string">
            <text:p>amortissements dérogatoir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5];[.D115];[.F115];[.H115];[.J115];[.L115];[.N115];[.P115])" office:value-type="string" office:string-value="7873xxxx" calcext:value-type="string">
            <text:p>7873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et provisions ( a inscrire dans les produits exceptionnels) </text:p>
          </table:table-cell>
          <table:table-cell table:style-name="ce51" office:value-type="float" office:value="3" calcext:value-type="float">
            <text:p>3</text:p>
          </table:table-cell>
          <table:table-cell table:style-name="ce53" office:value-type="string" calcext:value-type="string">
            <text:p>reprise sur provisions réglementées (stock)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6];[.D116];[.F116];[.H116];[.J116];[.L116];[.N116];[.P116])" office:value-type="string" office:string-value="7874xxxx" calcext:value-type="string">
            <text:p>7874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et provisions ( a inscrire dans les produits exceptionnels)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reprises sur autres provisions réglementé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7];[.D117];[.F117];[.H117];[.J117];[.L117];[.N117];[.P117])" office:value-type="string" office:string-value="7875xxxx" calcext:value-type="string">
            <text:p>7875xxxx</text:p>
          </table:table-cell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Produits </text:p>
          </table:table-cell>
          <table:table-cell table:style-name="ce51" office:value-type="float" office:value="8" calcext:value-type="float">
            <text:p>8</text:p>
          </table:table-cell>
          <table:table-cell table:style-name="ce49" office:value-type="string" calcext:value-type="string">
            <text:p>reprises sur amortissements dépréciations et provisions </text:p>
          </table:table-cell>
          <table:table-cell table:style-name="ce51" office:value-type="float" office:value="7" calcext:value-type="float">
            <text:p>7</text:p>
          </table:table-cell>
          <table:table-cell table:style-name="ce53" office:value-type="string" calcext:value-type="string">
            <text:p>reprise sur dépréciations et provisions ( a inscrire dans les produits exceptionnels)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reprises sur provisions exceptionnelles </text:p>
          </table:table-cell>
          <table:table-cell table:style-name="ce51" office:value-type="string" calcext:value-type="string">
            <text:p>x</text:p>
          </table:table-cell>
          <table:table-cell table:style-name="ce49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8];[.D118];[.F118];[.H118];[.J118];[.L118];[.N118];[.P118])" office:value-type="string" office:string-value="7876xxxx" calcext:value-type="string">
            <text:p>7876xxxx</text:p>
          </table:table-cell>
          <table:table-cell table:style-name="ce46" office:value-type="float" office:value="7" calcext:value-type="float">
            <text:p>7</text:p>
          </table:table-cell>
          <table:table-cell table:style-name="ce50" office:value-type="string" calcext:value-type="string">
            <text:p>Produits </text:p>
          </table:table-cell>
          <table:table-cell table:style-name="ce52" office:value-type="float" office:value="8" calcext:value-type="float">
            <text:p>8</text:p>
          </table:table-cell>
          <table:table-cell table:style-name="ce50" office:value-type="string" calcext:value-type="string">
            <text:p>reprises sur amortissements dépréciations et provisions 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string" calcext:value-type="string">
            <text:p>reprise sur dépréciations et provisions ( a inscrire dans les produits exceptionnels) </text:p>
          </table:table-cell>
          <table:table-cell table:style-name="ce52" office:value-type="float" office:value="6" calcext:value-type="float">
            <text:p>6</text:p>
          </table:table-cell>
          <table:table-cell table:style-name="ce57" office:value-type="string" calcext:value-type="string">
            <text:p>reprises pour dépréciations exceptionnelles </text:p>
          </table:table-cell>
          <table:table-cell table:style-name="ce52" office:value-type="string" calcext:value-type="string">
            <text:p>x</text:p>
          </table:table-cell>
          <table:table-cell table:style-name="ce50"/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</table:table-row>
        <table:table-row table:style-name="ro2" table:number-rows-repeated="10484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éciaux (8)" table:style-name="ta1">
        <table:table-column table:style-name="co43" table:default-cell-style-name="ce43"/>
        <table:table-column table:style-name="co2" table:default-cell-style-name="ce47"/>
        <table:table-column table:style-name="co11" table:default-cell-style-name="Default"/>
        <table:table-column table:style-name="co2" table:default-cell-style-name="ce47"/>
        <table:table-column table:style-name="co44" table:default-cell-style-name="Default"/>
        <table:table-column table:style-name="co2" table:default-cell-style-name="ce47"/>
        <table:table-column table:style-name="co45" table:default-cell-style-name="Default"/>
        <table:table-column table:style-name="co2" table:default-cell-style-name="ce47"/>
        <table:table-column table:style-name="co46" table:default-cell-style-name="Default"/>
        <table:table-column table:style-name="co2" table:default-cell-style-name="ce47"/>
        <table:table-column table:style-name="co47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column table:style-name="co2" table:default-cell-style-name="ce47"/>
        <table:table-column table:style-name="co15" table:default-cell-style-name="Default"/>
        <table:table-row table:style-name="ro1">
          <table:table-cell table:style-name="ce35" office:value-type="string" calcext:value-type="string">
            <text:p>N°Compte</text:p>
          </table:table-cell>
          <table:table-cell table:style-name="ce44" office:value-type="string" calcext:value-type="string">
            <text:p>COL-1</text:p>
          </table:table-cell>
          <table:table-cell table:style-name="ce48" table:formula="of:=CONCATENATE(&quot;Description&quot;;&quot; &quot;;[.B1])" office:value-type="string" office:string-value="Description COL-1" calcext:value-type="string">
            <text:p>Description COL-1</text:p>
          </table:table-cell>
          <table:table-cell table:style-name="ce48" office:value-type="string" calcext:value-type="string">
            <text:p>COL-2</text:p>
          </table:table-cell>
          <table:table-cell table:style-name="ce48" table:formula="of:=CONCATENATE(&quot;Description&quot;;&quot; &quot;;[.D1])" office:value-type="string" office:string-value="Description COL-2" calcext:value-type="string">
            <text:p>Description COL-2</text:p>
          </table:table-cell>
          <table:table-cell table:style-name="ce48" office:value-type="string" calcext:value-type="string">
            <text:p>COL-3</text:p>
          </table:table-cell>
          <table:table-cell table:style-name="ce48" office:value-type="string" calcext:value-type="string">
            <text:p>Description COL-3</text:p>
          </table:table-cell>
          <table:table-cell table:style-name="ce48" office:value-type="string" calcext:value-type="string">
            <text:p>COL-4</text:p>
          </table:table-cell>
          <table:table-cell table:style-name="ce48" office:value-type="string" calcext:value-type="string">
            <text:p>Description COL-4</text:p>
          </table:table-cell>
          <table:table-cell table:style-name="ce48" office:value-type="string" calcext:value-type="string">
            <text:p>COL-5</text:p>
          </table:table-cell>
          <table:table-cell table:style-name="ce48" office:value-type="string" calcext:value-type="string">
            <text:p>Description COL-5</text:p>
          </table:table-cell>
          <table:table-cell table:style-name="ce48" office:value-type="string" calcext:value-type="string">
            <text:p>COL-6</text:p>
          </table:table-cell>
          <table:table-cell table:style-name="ce48" office:value-type="string" calcext:value-type="string">
            <text:p>Description COL-6</text:p>
          </table:table-cell>
          <table:table-cell table:style-name="ce48" office:value-type="string" calcext:value-type="string">
            <text:p>COL-7</text:p>
          </table:table-cell>
          <table:table-cell table:style-name="ce48" office:value-type="string" calcext:value-type="string">
            <text:p>Description COL-7</text:p>
          </table:table-cell>
          <table:table-cell table:style-name="ce48" office:value-type="string" calcext:value-type="string">
            <text:p>COL-8</text:p>
          </table:table-cell>
          <table:table-cell table:style-name="ce44" office:value-type="string" calcext:value-type="string">
            <text:p>Description COL-8</text:p>
          </table:table-cell>
        </table:table-row>
        <table:table-row table:style-name="ro1">
          <table:table-cell table:formula="of:=CONCATENATE([.B2];[.D2];[.F2];[.H2];[.J2];[.L2];[.N2];[.P2])" office:value-type="string" office:string-value="8----xxx" calcext:value-type="string">
            <text:p>8----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3];[.D3];[.F3];[.H3];[.J3];[.L3];[.N3];[.P3])" office:value-type="string" office:string-value="80---xxx" calcext:value-type="string">
            <text:p>80---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4];[.D4];[.F4];[.H4];[.J4];[.L4];[.N4];[.P4])" office:value-type="string" office:string-value="801--xxx" calcext:value-type="string">
            <text:p>801--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ngagements données par l’entité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5];[.D5];[.F5];[.H5];[.J5];[.L5];[.N5];[.P5])" office:value-type="string" office:string-value="8011xxxx" calcext:value-type="string">
            <text:p>8011xxxx</text:p>
          </table:table-cell>
          <table:table-cell table:style-name="ce45" office:value-type="float" office:value="8" calcext:value-type="float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ngagements données par l’entité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vals, cautions, garantie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6];[.D6];[.F6];[.H6];[.J6];[.L6];[.N6];[.P6])" office:value-type="string" office:string-value="8014xxxx" calcext:value-type="string">
            <text:p>8014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ngagements données par l’entité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effets circulant sous l’endos de l’entité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7];[.D7];[.F7];[.H7];[.J7];[.L7];[.N7];[.P7])" office:value-type="string" office:string-value="8016-xxx" calcext:value-type="string">
            <text:p>8016-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ngagements données par l’entité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devances crédit-bail restant à courir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8];[.D8];[.F8];[.H8];[.J8];[.L8];[.N8];[.P8])" office:value-type="string" office:string-value="80161xxx" calcext:value-type="string">
            <text:p>80161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ngagements données par l’entité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devances crédit-bail restant à courir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rédit-bail mobili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9];[.D9];[.F9];[.H9];[.J9];[.L9];[.N9];[.P9])" office:value-type="string" office:string-value="80165xxx" calcext:value-type="string">
            <text:p>80165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ngagements données par l’entité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redevances crédit-bail restant à courir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rédit-bail immobili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0];[.D10];[.F10];[.H10];[.J10];[.L10];[.N10];[.P10])" office:value-type="string" office:string-value="8018xxxx" calcext:value-type="string">
            <text:p>8018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engagements données par l’entité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engagements donné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1];[.D11];[.F11];[.H11];[.J11];[.L11];[.N11];[.P11])" office:value-type="string" office:string-value="802--xxx" calcext:value-type="string">
            <text:p>802--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engagements reçus par l’entité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2];[.D12];[.F12];[.H12];[.J12];[.L12];[.N12];[.P12])" office:value-type="string" office:string-value="8021xxxx" calcext:value-type="string">
            <text:p>8021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engagements reçus par l’entité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avals, cautions garanti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3];[.D13];[.F13];[.H13];[.J13];[.L13];[.N13];[.P13])" office:value-type="string" office:string-value="8024xxxx" calcext:value-type="string">
            <text:p>8024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engagements reçus par l’entité </text:p>
          </table:table-cell>
          <table:table-cell table:style-name="ce51" office:value-type="float" office:value="4" calcext:value-type="float">
            <text:p>4</text:p>
          </table:table-cell>
          <table:table-cell table:style-name="ce53" office:value-type="string" calcext:value-type="string">
            <text:p>créances escomptes non échues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4];[.D14];[.F14];[.H14];[.J14];[.L14];[.N14];[.P14])" office:value-type="string" office:string-value="8026-xxx" calcext:value-type="string">
            <text:p>8026-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engagements reçus par l’entité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ngagements reçus pour utilisation en crédit-bail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5];[.D15];[.F15];[.H15];[.J15];[.L15];[.N15];[.P15])" office:value-type="string" office:string-value="80261xxx" calcext:value-type="string">
            <text:p>80261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engagements reçus par l’entité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ngagements reçus pour utilisation en crédit-bail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rédit-bail mobili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6];[.D16];[.F16];[.H16];[.J16];[.L16];[.N16];[.P16])" office:value-type="string" office:string-value="80265xxx" calcext:value-type="string">
            <text:p>80265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engagements reçus par l’entité 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>
            <text:p>engagements reçus pour utilisation en crédit-bail 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string" calcext:value-type="string">
            <text:p>crédit-bail immobilier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7];[.D17];[.F17];[.H17];[.J17];[.L17];[.N17];[.P17])" office:value-type="string" office:string-value="8028xxxx" calcext:value-type="string">
            <text:p>8028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engagements reçus par l’entité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autres engagements reçus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8];[.D18];[.F18];[.H18];[.J18];[.L18];[.N18];[.P18])" office:value-type="string" office:string-value="809-xxxx" calcext:value-type="string">
            <text:p>809-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ontrepartie des engagements 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19];[.D19];[.F19];[.H19];[.J19];[.L19];[.N19];[.P19])" office:value-type="string" office:string-value="8091xxxx" calcext:value-type="string">
            <text:p>8091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ontrepartie des engagements 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string" calcext:value-type="string">
            <text:p>contrepartie 801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0];[.D20];[.F20];[.H20];[.J20];[.L20];[.N20];[.P20])" office:value-type="string" office:string-value="8092xxxx" calcext:value-type="string">
            <text:p>8092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engagements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contrepartie des engagements </text:p>
          </table:table-cell>
          <table:table-cell table:style-name="ce51" office:value-type="float" office:value="2" calcext:value-type="float">
            <text:p>2</text:p>
          </table:table-cell>
          <table:table-cell table:style-name="ce53" office:value-type="string" calcext:value-type="string">
            <text:p>contrepartie 802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1];[.D21];[.F21];[.H21];[.J21];[.L21];[.N21];[.P21])" office:value-type="string" office:string-value="88xxxxxx" calcext:value-type="string">
            <text:p>88xx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8" calcext:value-type="float">
            <text:p>8</text:p>
          </table:table-cell>
          <table:table-cell table:style-name="ce53" office:value-type="string" calcext:value-type="string">
            <text:p>résultat en instance d’affectation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2];[.D22];[.F22];[.H22];[.J22];[.L22];[.N22];[.P22])" office:value-type="string" office:string-value="89-xxxxx" calcext:value-type="string">
            <text:p>89-x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bilan</text:p>
          </table:table-cell>
          <table:table-cell table:style-name="ce51" office:value-type="string" calcext:value-type="string">
            <text:p>-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3];[.D23];[.F23];[.H23];[.J23];[.L23];[.N23];[.P23])" office:value-type="string" office:string-value="890xxxxx" calcext:value-type="string">
            <text:p>890xxxxx</text:p>
          </table:table-cell>
          <table:table-cell table:style-name="ce45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string" calcext:value-type="string">
            <text:p>bilan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bilan d’ouverture </text:p>
          </table:table-cell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  <table:table-cell table:style-name="ce51" office:value-type="string" calcext:value-type="string">
            <text:p>x</text:p>
          </table:table-cell>
          <table:table-cell table:style-name="ce53"/>
        </table:table-row>
        <table:table-row table:style-name="ro1">
          <table:table-cell table:formula="of:=CONCATENATE([.B24];[.D24];[.F24];[.H24];[.J24];[.L24];[.N24];[.P24])" office:value-type="string" office:string-value="891xxxxx" calcext:value-type="string">
            <text:p>891xxxxx</text:p>
          </table:table-cell>
          <table:table-cell table:style-name="ce46" office:value-type="string" calcext:value-type="string">
            <text:p>8</text:p>
          </table:table-cell>
          <table:table-cell table:style-name="ce57" office:value-type="string" calcext:value-type="string">
            <text:p>comptes spéciaux </text:p>
          </table:table-cell>
          <table:table-cell table:style-name="ce52" office:value-type="float" office:value="9" calcext:value-type="float">
            <text:p>9</text:p>
          </table:table-cell>
          <table:table-cell table:style-name="ce53" office:value-type="string" calcext:value-type="string">
            <text:p>bilan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string" calcext:value-type="string">
            <text:p>bilan de clôture </text:p>
          </table:table-cell>
          <table:table-cell table:style-name="ce51" office:value-type="string" calcext:value-type="string">
            <text:p>x</text:p>
          </table:table-cell>
          <table:table-cell table:style-name="ce57"/>
          <table:table-cell table:style-name="ce52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  <table:table-cell table:style-name="ce51" office:value-type="string" calcext:value-type="string">
            <text:p>x</text:p>
          </table:table-cell>
          <table:table-cell table:style-name="ce57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>
      <style:table-cell-properties fo:background-color="#fed4bb">
        <loext:background-complex-color loext:theme-type="accent3" loext:color-type="theme">
          <loext:transformation loext:type="lummod" loext:value="2000"/>
          <loext:transformation loext:type="lumoff" loext:value="8000"/>
        </loext:background-complex-color>
      </style:table-cell-properties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6:34:13.0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09:56:48.919000000</meta:creation-date>
    <dc:date>2025-05-12T11:54:14.543647000</dc:date>
    <meta:editing-duration>P7DT15H52M49S</meta:editing-duration>
    <meta:editing-cycles>50</meta:editing-cycles>
    <meta:generator>LibreOffice/24.8.6.2$Windows_X86_64 LibreOffice_project/6d98ba145e9a8a39fc57bcc76981d1fb1316c60c</meta:generator>
    <meta:document-statistic meta:table-count="8" meta:cell-count="10923" meta:object-count="0"/>
  </office:meta>
</office:document-meta>
</file>